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35.05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5.53mm"/>
    </style:style>
    <style:style style:name="co21" style:family="table-column">
      <style:table-column-properties fo:break-before="auto" style:column-width="6.35mm"/>
    </style:style>
    <style:style style:name="co22" style:family="table-column">
      <style:table-column-properties fo:break-before="auto" style:column-width="10.3mm"/>
    </style:style>
    <style:style style:name="co23" style:family="table-column">
      <style:table-column-properties fo:break-before="auto" style:column-width="16.62mm"/>
    </style:style>
    <style:style style:name="co24" style:family="table-column">
      <style:table-column-properties fo:break-before="auto" style:column-width="29.49mm"/>
    </style:style>
    <style:style style:name="co25" style:family="table-column">
      <style:table-column-properties fo:break-before="auto" style:column-width="14.55mm"/>
    </style:style>
    <style:style style:name="co26" style:family="table-column">
      <style:table-column-properties fo:break-before="auto" style:column-width="33.95mm"/>
    </style:style>
    <style:style style:name="co27" style:family="table-column">
      <style:table-column-properties fo:break-before="auto" style:column-width="11.8mm"/>
    </style:style>
    <style:style style:name="co28" style:family="table-column">
      <style:table-column-properties fo:break-before="auto" style:column-width="44.24mm"/>
    </style:style>
    <style:style style:name="co29" style:family="table-column">
      <style:table-column-properties fo:break-before="auto" style:column-width="31.52mm"/>
    </style:style>
    <style:style style:name="co30" style:family="table-column">
      <style:table-column-properties fo:break-before="auto" style:column-width="15.15mm"/>
    </style:style>
    <style:style style:name="co31" style:family="table-column">
      <style:table-column-properties fo:break-before="auto" style:column-width="13.93mm"/>
    </style:style>
    <style:style style:name="co32" style:family="table-column">
      <style:table-column-properties fo:break-before="auto" style:column-width="9.38mm"/>
    </style:style>
    <style:style style:name="co33" style:family="table-column">
      <style:table-column-properties fo:break-before="auto" style:column-width="22.63mm"/>
    </style:style>
    <style:style style:name="co34" style:family="table-column">
      <style:table-column-properties fo:break-before="auto" style:column-width="23.34mm"/>
    </style:style>
    <style:style style:name="co35" style:family="table-column">
      <style:table-column-properties fo:break-before="auto" style:column-width="11.22mm"/>
    </style:style>
    <style:style style:name="co36" style:family="table-column">
      <style:table-column-properties fo:break-before="auto" style:column-width="11.06mm"/>
    </style:style>
    <style:style style:name="co37" style:family="table-column">
      <style:table-column-properties fo:break-before="auto" style:column-width="15.17mm"/>
    </style:style>
    <style:style style:name="co38" style:family="table-column">
      <style:table-column-properties fo:break-before="auto" style:column-width="83.38mm"/>
    </style:style>
    <style:style style:name="co39" style:family="table-column">
      <style:table-column-properties fo:break-before="auto" style:column-width="16.05mm"/>
    </style:style>
    <style:style style:name="co40" style:family="table-column">
      <style:table-column-properties fo:break-before="auto" style:column-width="20.41mm"/>
    </style:style>
    <style:style style:name="co41" style:family="table-column">
      <style:table-column-properties fo:break-before="auto" style:column-width="17.13mm"/>
    </style:style>
    <style:style style:name="co42" style:family="table-column">
      <style:table-column-properties fo:break-before="auto" style:column-width="35.37mm"/>
    </style:style>
    <style:style style:name="co43" style:family="table-column">
      <style:table-column-properties fo:break-before="auto" style:column-width="16.14mm"/>
    </style:style>
    <style:style style:name="co44" style:family="table-column">
      <style:table-column-properties fo:break-before="auto" style:column-width="14.52mm"/>
    </style:style>
    <style:style style:name="co45" style:family="table-column">
      <style:table-column-properties fo:break-before="auto" style:column-width="16.42mm"/>
    </style:style>
    <style:style style:name="co46" style:family="table-column">
      <style:table-column-properties fo:break-before="auto" style:column-width="21.87mm"/>
    </style:style>
    <style:style style:name="co47" style:family="table-column">
      <style:table-column-properties fo:break-before="auto" style:column-width="18.04mm"/>
    </style:style>
    <style:style style:name="co48" style:family="table-column">
      <style:table-column-properties fo:break-before="auto" style:column-width="22.28mm"/>
    </style:style>
    <style:style style:name="co49" style:family="table-column">
      <style:table-column-properties fo:break-before="auto" style:column-width="17.23mm"/>
    </style:style>
    <style:style style:name="co50" style:family="table-column">
      <style:table-column-properties fo:break-before="auto" style:column-width="20.23mm"/>
    </style:style>
    <style:style style:name="co51" style:family="table-column">
      <style:table-column-properties fo:break-before="auto" style:column-width="19.97mm"/>
    </style:style>
    <style:style style:name="co52" style:family="table-column">
      <style:table-column-properties fo:break-before="auto" style:column-width="19.42mm"/>
    </style:style>
    <style:style style:name="co53" style:family="table-column">
      <style:table-column-properties fo:break-before="auto" style:column-width="49.02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20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0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2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2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21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2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2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2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2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2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2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2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2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2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2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2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2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2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2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2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2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2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2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2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27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2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2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2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28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28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29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2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2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29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2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3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3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3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3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31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3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3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3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3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3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3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3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3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32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32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3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3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3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3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3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3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3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33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3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3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3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3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3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3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3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3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3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3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3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3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3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3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3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3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3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3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3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36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36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ext-properties fo:font-size="10.5pt" style:font-size-asian="10.5pt" style:font-size-complex="10.5pt"/>
    </style:style>
    <style:style style:name="ce28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ext-properties style:font-name="Liberation Sans" fo:font-size="11pt" style:font-size-asian="11pt" style:font-size-complex="11pt"/>
    </style:style>
    <style:style style:name="ce42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4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4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423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432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19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53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6" style:family="table-cell" style:parent-style-name="Default">
      <style:text-properties fo:font-size="10.5pt" style:font-size-asian="10.5pt" style:font-size-complex="10.5pt"/>
    </style:style>
    <style:style style:name="ce5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6"/>
    </style:style>
    <style:style style:name="ce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8"/>
    </style:style>
    <style:style style:name="ce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0"/>
    </style:style>
    <style:style style:name="ce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1"/>
    </style:style>
    <style:style style:name="ce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2"/>
    </style:style>
    <style:style style:name="ce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3"/>
    </style:style>
    <style:style style:name="ce8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C2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3"/>
    </style:style>
    <style:style style:name="ce1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8"/>
    </style:style>
    <style:style style:name="ce108" style:family="table-cell" style:parent-style-name="Default">
      <style:text-properties fo:font-size="10.5pt" style:font-size-asian="10.5pt" style:font-size-complex="10.5pt"/>
    </style:style>
    <style:style style:name="ce1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70"/>
    </style:style>
    <style:style style:name="ce120" style:family="table-cell" style:parent-style-name="Default">
      <style:text-properties fo:font-size="10.5pt" style:font-size-asian="10.5pt" style:font-size-complex="10.5pt"/>
    </style:style>
    <style:style style:name="ce121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2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2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4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4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5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1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4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8" style:family="table-cell" style:parent-style-name="Default">
      <style:text-properties fo:font-size="10.5pt" style:font-size-asian="10.5pt" style:font-size-complex="10.5pt"/>
    </style:style>
    <style:style style:name="ce159" style:family="table-cell" style:parent-style-name="Default">
      <style:text-properties fo:font-size="10.5pt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68"/>
    </style:style>
    <style:style style:name="ce161" style:family="table-cell" style:parent-style-name="Default">
      <style:text-properties fo:font-size="10.5pt" style:font-size-asian="10.5pt" style:font-size-complex="10.5pt"/>
    </style:style>
    <style:style style:name="ce1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70"/>
    </style:style>
    <style:style style:name="ce163" style:family="table-cell" style:parent-style-name="Default">
      <style:text-properties fo:font-size="10.5pt" style:font-size-asian="10.5pt" style:font-size-complex="10.5pt"/>
    </style:style>
    <style:style style:name="ce1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22"/>
    </style:style>
    <style:style style:name="ce1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68"/>
    </style:style>
    <style:style style:name="ce1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70"/>
    </style:style>
    <style:style style:name="ce1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68"/>
    </style:style>
    <style:style style:name="ce1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70"/>
    </style:style>
    <style:style style:name="ce170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G72"/>
    </style:style>
    <style:style style:name="ce35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23"/>
    </style:style>
    <style:style style:name="ce1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0"/>
    </style:style>
    <style:style style:name="ce1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1"/>
    </style:style>
    <style:style style:name="ce18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82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I26"/>
    </style:style>
    <style:style style:name="ce1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K26"/>
    </style:style>
    <style:style style:name="ce37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2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1-1'.M12"/>
    </style:style>
    <style:style style:name="ce19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M26"/>
    </style:style>
    <style:style style:name="ce197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M72"/>
    </style:style>
    <style:style style:name="ce198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2]=rzeczownik)" style:apply-style-name="Безымянный2" style:base-cell-address="'falshCardA1-1'.B2"/>
    </style:style>
    <style:style style:name="ce199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72]=rzeczownik)" style:apply-style-name="Безымянный2" style:base-cell-address="'falshCardA1-1'.G72"/>
    </style:style>
    <style:style style:name="ce40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>
      <style:text-properties fo:font-size="10.5pt" style:font-size-asian="10.5pt" style:font-size-complex="10.5pt"/>
    </style:style>
    <style:style style:name="ce2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O22"/>
    </style:style>
    <style:style style:name="ce20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41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42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4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43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4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4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4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4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4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4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4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4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4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4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4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4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44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4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4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4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4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4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4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4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4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4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4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4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4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4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4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46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4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4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4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4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4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46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47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4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4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4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4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47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4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4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47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47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48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48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48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4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4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48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48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4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48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48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49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49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4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49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49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4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4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4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49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4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50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50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5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5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50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50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50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50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50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51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1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1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6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B2"/>
    </style:style>
    <style:style style:name="ce369" style:family="table-cell" style:parent-style-name="Default">
      <style:text-properties fo:font-size="10.5pt" style:font-size-asian="10.5pt" style:font-size-complex="10.5pt"/>
    </style:style>
    <style:style style:name="ce37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7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D2"/>
    </style:style>
    <style:style style:name="ce380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81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E2"/>
    </style:style>
    <style:style style:name="ce522" style:family="table-cell" style:parent-style-name="Default">
      <style:text-properties fo:font-size="10.5pt" style:font-size-asian="10.5pt" style:font-size-complex="10.5pt"/>
      <style:map style:condition="is-true-formula([$'falshCardA1-1'.$D4]=rzeczownik)" style:apply-style-name="Безымянный2" style:base-cell-address="'falshCardA2-2'.D3"/>
    </style:style>
    <style:style style:name="ce382" style:family="table-cell" style:parent-style-name="Default">
      <style:text-properties fo:font-size="10.5pt" style:font-size-asian="10.5pt" style:font-size-complex="10.5pt"/>
    </style:style>
    <style:style style:name="ce383" style:family="table-cell" style:parent-style-name="Default">
      <style:text-properties fo:font-size="10.5pt" style:font-size-asian="10.5pt" style:font-size-complex="10.5pt"/>
    </style:style>
    <style:style style:name="ce384" style:family="table-cell" style:parent-style-name="Default">
      <style:text-properties fo:font-size="10.5pt" style:font-size-asian="10.5pt" style:font-size-complex="10.5pt"/>
    </style:style>
    <style:style style:name="ce385" style:family="table-cell" style:parent-style-name="Default">
      <style:text-properties fo:font-size="10.5pt" style:font-size-asian="10.5pt" style:font-size-complex="10.5pt"/>
    </style:style>
    <style:style style:name="ce3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3"/>
    </style:style>
    <style:style style:name="ce38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5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390" style:family="table-cell" style:parent-style-name="Default">
      <style:text-properties fo:font-size="10.5pt" style:font-size-asian="10.5pt" style:font-size-complex="10.5pt"/>
    </style:style>
    <style:style style:name="ce3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4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53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B2"/>
    </style:style>
    <style:style style:name="ce40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C2"/>
    </style:style>
    <style:style style:name="ce40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5" style:family="table-cell" style:parent-style-name="Default">
      <style:text-properties fo:font-size="10.5pt" style:font-size-asian="10.5pt" style:font-size-complex="10.5pt"/>
    </style:style>
    <style:style style:name="ce40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54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10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551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12" style:family="table-cell" style:parent-style-name="Default" style:data-style-name="N99">
      <style:text-properties fo:font-size="12pt" style:font-size-asian="12pt" style:font-size-complex="12pt"/>
    </style:style>
    <style:style style:name="ce413" style:family="table-cell" style:parent-style-name="Default">
      <style:text-properties fo:font-size="12pt" style:font-size-asian="12pt" style:font-size-complex="12pt"/>
    </style:style>
    <style:style style:name="ce554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5" style:family="table-cell" style:parent-style-name="Default">
      <style:table-cell-properties fo:border="none"/>
      <style:text-properties fo:font-size="12pt" fo:language="ru" fo:country="RU" style:font-size-asian="12pt" style:font-size-complex="12pt"/>
    </style:style>
    <style:style style:name="ce556" style:family="table-cell" style:parent-style-name="Default">
      <style:text-properties style:font-name="Liberation Sans" fo:font-size="11pt" style:font-size-asian="11pt" style:font-size-complex="11pt"/>
    </style:style>
    <style:style style:name="ce557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8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5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64" style:family="table-cell" style:parent-style-name="Default">
      <style:table-cell-properties fo:border="none"/>
      <style:text-properties fo:font-size="13pt" style:font-size-asian="13pt" style:font-size-complex="13pt"/>
    </style:style>
    <style:style style:name="ce565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566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56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H$12:$Lista.$H$20])" table:allow-empty-cell="true" table:display-list="unsorted" table:base-cell-address="Liczebniki.B2">
          <table:error-message table:message-type="stop" table:display="true"/>
        </table:content-validation>
        <table:content-validation table:name="val2" table:condition="of:cell-content-is-in-list([$Lista.$J$12:$Lista.$J$20])" table:allow-empty-cell="true" table:display-list="unsorted" table:base-cell-address="'falshCardA2-1'.D2">
          <table:error-message table:message-type="stop" table:display="true"/>
        </table:content-validation>
        <table:content-validation table:name="val3" table:condition="of:cell-content-is-in-list([$Lista.$C$3:$Lista.$C$9])" table:allow-empty-cell="true" table:display-list="unsorted" table:base-cell-address="'falshCardA1-1'.I2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'falshCardA2-1'.I25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'falshCardA2-1'.I64">
          <table:error-message table:message-type="stop" table:display="true"/>
        </table:content-validation>
      </table:content-validations>
      <table:table table:name="falshCardA1-1" table:style-name="ta1">
        <office:forms form:automatic-focus="false" form:apply-design-mode="false"/>
        <table:table-column table:style-name="co30" table:default-cell-style-name="ce253"/>
        <table:table-column table:style-name="co31" table:default-cell-style-name="ce253"/>
        <table:table-column table:style-name="co32" table:default-cell-style-name="ce253"/>
        <table:table-column table:style-name="co33" table:default-cell-style-name="ce253"/>
        <table:table-column table:style-name="co32" table:default-cell-style-name="ce253"/>
        <table:table-column table:style-name="co5" table:default-cell-style-name="ce253"/>
        <table:table-column table:style-name="co32" table:default-cell-style-name="ce253"/>
        <table:table-column table:style-name="co34" table:default-cell-style-name="ce253"/>
        <table:table-column table:style-name="co35" table:default-cell-style-name="ce253"/>
        <table:table-column table:style-name="co5" table:default-cell-style-name="ce253"/>
        <table:table-column table:style-name="co36" table:default-cell-style-name="ce253"/>
        <table:table-column table:style-name="co5" table:default-cell-style-name="ce253"/>
        <table:table-column table:style-name="co37" table:default-cell-style-name="ce253"/>
        <table:table-column table:style-name="co5" table:default-cell-style-name="ce253"/>
        <table:table-column table:style-name="co38" table:default-cell-style-name="ce253"/>
        <table:table-column table:style-name="co5" table:number-columns-repeated="1009" table:default-cell-style-name="ce253"/>
        <table:table-row table:style-name="ro1">
          <table:table-cell table:style-name="ce190" office:value-type="string" calcext:value-type="string">
            <text:p>L1_level</text:p>
          </table:table-cell>
          <table:table-cell table:style-name="ce190" office:value-type="string" calcext:value-type="string">
            <text:p>L1_title</text:p>
          </table:table-cell>
          <table:table-cell table:style-name="ce190" office:value-type="string" calcext:value-type="string">
            <text:p>L1_ident</text:p>
          </table:table-cell>
          <table:table-cell table:style-name="ce190" office:value-type="string" calcext:value-type="string">
            <text:p>L1_type</text:p>
          </table:table-cell>
          <table:table-cell table:style-name="ce190" office:value-type="string" calcext:value-type="string">
            <text:p>L1_single</text:p>
          </table:table-cell>
          <table:table-cell table:style-name="ce190" office:value-type="string" calcext:value-type="string">
            <text:p>L1_word</text:p>
          </table:table-cell>
          <table:table-cell table:style-name="ce190" office:value-type="string" calcext:value-type="string">
            <text:p>L1_plural</text:p>
          </table:table-cell>
          <table:table-cell table:style-name="ce358" office:value-type="string" calcext:value-type="string">
            <text:p>L1_aword</text:p>
          </table:table-cell>
          <table:table-cell table:style-name="ce190" office:value-type="string" calcext:value-type="string">
            <text:p>L1_p1desc</text:p>
          </table:table-cell>
          <table:table-cell table:style-name="ce190" office:value-type="string" calcext:value-type="string">
            <text:p>L1_p1word</text:p>
          </table:table-cell>
          <table:table-cell table:style-name="ce190" office:value-type="string" calcext:value-type="string">
            <text:p>L1_p2desc</text:p>
          </table:table-cell>
          <table:table-cell table:style-name="ce190" office:value-type="string" calcext:value-type="string">
            <text:p>L1_p2word</text:p>
          </table:table-cell>
          <table:table-cell table:style-name="ce379" office:value-type="string" calcext:value-type="string">
            <text:p>L1_p3desc</text:p>
          </table:table-cell>
          <table:table-cell table:style-name="ce379" office:value-type="string" calcext:value-type="string">
            <text:p>L1_p3word</text:p>
          </table:table-cell>
          <table:table-cell table:style-name="ce409" office:value-type="string" calcext:value-type="string">
            <text:p>L1_example</text:p>
          </table:table-cell>
          <table:table-cell table:style-name="ce204" office:value-type="string" calcext:value-type="string">
            <text:p>L1_counter</text:p>
          </table:table-cell>
          <table:table-cell table:style-name="ce418"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5" table:content-validation-name="val1" office:value-type="string" calcext:value-type="string">
            <text:p>Ogólne </text:p>
          </table:table-cell>
          <table:table-cell table:style-name="ce85" table:content-validation-name="val1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Ogród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ogrody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ogrodu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ogrodzie</text:p>
          </table:table-cell>
          <table:table-cell table:style-name="ce56" office:value-type="string" calcext:value-type="string">
            <text:p>Narz</text:p>
          </table:table-cell>
          <table:table-cell table:style-name="ce56" office:value-type="string" calcext:value-type="string">
            <text:p>ogrodem</text:p>
          </table:table-cell>
          <table:table-cell table:style-name="ce57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ад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ад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саду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саду</text:p>
          </table:table-cell>
          <table:table-cell table:style-name="ce56" table:number-columns-repeated="2"/>
          <table:table-cell table:style-name="ce5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ążka</text:p>
          </table:table-cell>
          <table:table-cell table:style-name="ce56" office:value-type="string" calcext:value-type="string">
            <text:p>l.z.</text:p>
          </table:table-cell>
          <table:table-cell table:style-name="ce56" office:value-type="string" calcext:value-type="string">
            <text:p>książk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ążk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ążce</text:p>
          </table:table-cell>
          <table:table-cell table:style-name="ce56" table:number-columns-repeated="2"/>
          <table:table-cell table:style-name="ce5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ж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Книга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книге</text:p>
          </table:table-cell>
          <table:table-cell table:style-name="ce56" table:number-columns-repeated="2"/>
          <table:table-cell table:style-name="ce5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Społeczność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społecznośc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społecznośc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społeczności</text:p>
          </table:table-cell>
          <table:table-cell table:style-name="ce56" table:number-columns-repeated="2"/>
          <table:table-cell table:style-name="ce57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ообщество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ообщества</text:p>
          </table:table-cell>
          <table:table-cell table:style-name="ce56" office:value-type="string" calcext:value-type="string">
            <text:p>Рд.</text:p>
          </table:table-cell>
          <table:table-cell table:style-name="ce56"/>
          <table:table-cell table:style-name="ce56" office:value-type="string" calcext:value-type="string">
            <text:p>Пр.</text:p>
          </table:table-cell>
          <table:table-cell table:style-name="ce56" table:number-columns-repeated="3"/>
          <table:table-cell table:style-name="ce57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ężyc <text:s/>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księżyce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ężyca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ężycu</text:p>
          </table:table-cell>
          <table:table-cell table:style-name="ce56" table:number-columns-repeated="2"/>
          <table:table-cell table:style-name="ce57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Месяц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месяц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месяца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месяце</text:p>
          </table:table-cell>
          <table:table-cell table:style-name="ce56" table:number-columns-repeated="2"/>
          <table:table-cell table:style-name="ce5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przyimek</text:p>
          </table:table-cell>
          <table:table-cell table:style-name="ce56"/>
          <table:table-cell table:style-name="ce56" office:value-type="string" calcext:value-type="string">
            <text:p>Według</text:p>
          </table:table-cell>
          <table:table-cell table:style-name="ce56" office:value-type="string" calcext:value-type="string">
            <text:p>Syn</text:p>
          </table:table-cell>
          <table:table-cell table:style-name="ce56" office:value-type="string" calcext:value-type="string">
            <text:p>zgodnie z</text:p>
          </table:table-cell>
          <table:table-cell table:style-name="ce56" table:number-columns-repeated="6"/>
          <table:table-cell table:style-name="ce201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/>
          <table:table-cell table:style-name="ce123" table:content-validation-name="val2" office:value-type="string" calcext:value-type="string">
            <text:p>предлог</text:p>
          </table:table-cell>
          <table:table-cell table:style-name="ce56"/>
          <table:table-cell table:style-name="ce56" office:value-type="string" calcext:value-type="string">
            <text:p>Согласно</text:p>
          </table:table-cell>
          <table:table-cell table:style-name="ce56" office:value-type="string" calcext:value-type="string">
            <text:p>Вар</text:p>
          </table:table-cell>
          <table:table-cell table:style-name="ce56" office:value-type="string" calcext:value-type="string">
            <text:p>по мнению</text:p>
          </table:table-cell>
          <table:table-cell table:style-name="ce56" table:number-columns-repeated="6"/>
          <table:table-cell table:style-name="ce201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dkn</text:p>
          </table:table-cell>
          <table:table-cell table:style-name="ce122" table:content-validation-name="val1" office:value-type="string" calcext:value-type="string">
            <text:p>czasownik </text:p>
          </table:table-cell>
          <table:table-cell table:style-name="ce57"/>
          <table:table-cell table:style-name="ce57" office:value-type="string" calcext:value-type="string">
            <text:p>Uruchomić</text:p>
          </table:table-cell>
          <table:table-cell table:style-name="ce57" office:value-type="string" calcext:value-type="string">
            <text:p>Ja</text:p>
          </table:table-cell>
          <table:table-cell table:style-name="ce57" office:value-type="string" calcext:value-type="string">
            <text:p>uruchomię</text:p>
          </table:table-cell>
          <table:table-cell table:style-name="ce57" office:value-type="string" calcext:value-type="string">
            <text:p>Ty</text:p>
          </table:table-cell>
          <table:table-cell table:style-name="ce57" office:value-type="string" calcext:value-type="string">
            <text:p>uruchomiesz</text:p>
          </table:table-cell>
          <table:table-cell table:style-name="ce57" office:value-type="string" calcext:value-type="string">
            <text:p>Ja (prze)</text:p>
          </table:table-cell>
          <table:table-cell table:style-name="ce57" office:value-type="string" calcext:value-type="string">
            <text:p>uruchomiłem</text:p>
          </table:table-cell>
          <table:table-cell table:style-name="ce192" office:value-type="string" calcext:value-type="string">
            <text:p>Ty (tr)</text:p>
          </table:table-cell>
          <table:table-cell table:style-name="ce198" office:value-type="string" calcext:value-type="string">
            <text:p>uruchom!</text:p>
          </table:table-cell>
          <table:table-cell table:style-name="ce57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глагол</text:p>
          </table:table-cell>
          <table:table-cell table:style-name="ce57"/>
          <table:table-cell table:style-name="ce57" office:value-type="string" calcext:value-type="string">
            <text:p>Запустит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каю</text:p>
          </table:table-cell>
          <table:table-cell table:style-name="ce57" office:value-type="string" calcext:value-type="string">
            <text:p>Ты</text:p>
          </table:table-cell>
          <table:table-cell table:style-name="ce57" office:value-type="string" calcext:value-type="string">
            <text:p>запускаеш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тил</text:p>
          </table:table-cell>
          <table:table-cell table:style-name="ce57"/>
          <table:table-cell table:style-name="ce57" office:value-type="string" calcext:value-type="string">
            <text:p>запусти!</text:p>
          </table:table-cell>
          <table:table-cell table:style-name="ce57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 </text:p>
          </table:table-cell>
          <table:table-cell table:style-name="ce57" office:value-type="string" calcext:value-type="string">
            <text:p>l.p.</text:p>
          </table:table-cell>
          <table:table-cell table:style-name="ce57" office:value-type="string" calcext:value-type="string">
            <text:p>Błąd</text:p>
          </table:table-cell>
          <table:table-cell table:style-name="ce57" office:value-type="string" calcext:value-type="string">
            <text:p>l.m.</text:p>
          </table:table-cell>
          <table:table-cell table:style-name="ce57" office:value-type="string" calcext:value-type="string">
            <text:p>błędy</text:p>
          </table:table-cell>
          <table:table-cell table:style-name="ce57" table:number-columns-repeated="6"/>
          <table:table-cell table:style-name="ce57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158" office:value-type="string" calcext:value-type="string">
            <text:p>ед.ч.</text:p>
          </table:table-cell>
          <table:table-cell table:style-name="ce57" office:value-type="string" calcext:value-type="string">
            <text:p>Ошибка</text:p>
          </table:table-cell>
          <table:table-cell table:style-name="ce57" office:value-type="string" calcext:value-type="string">
            <text:p>мн.ч</text:p>
          </table:table-cell>
          <table:table-cell table:style-name="ce57" office:value-type="string" calcext:value-type="string">
            <text:p>ошибки</text:p>
          </table:table-cell>
          <table:table-cell table:style-name="ce57" table:number-columns-repeated="6"/>
          <table:table-cell table:style-name="ce57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Zachow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zachowania</text:p>
          </table:table-cell>
          <table:table-cell table:style-name="ce58" table:number-columns-repeated="2"/>
          <table:table-cell table:style-name="ce183" table:content-validation-name="val3" office:value-type="string" calcext:value-type="string">
            <text:p>Msc</text:p>
          </table:table-cell>
          <table:table-cell table:style-name="ce58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вед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ведения</text:p>
          </table:table-cell>
          <table:table-cell table:style-name="ce58" table:number-columns-repeated="2"/>
          <table:table-cell table:style-name="ce183" table:content-validation-name="val3"/>
          <table:table-cell table:style-name="ce58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i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inia</text:p>
          </table:table-cell>
          <table:table-cell table:style-name="ce58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Мн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мнения</text:p>
          </table:table-cell>
          <table:table-cell table:style-name="ce58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ęt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ętania</text:p>
          </table:table-cell>
          <table:table-cell table:style-name="ce58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Одержимост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одержимости</text:p>
          </table:table-cell>
          <table:table-cell table:style-name="ce58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164" office:value-type="string" calcext:value-type="string">
            <text:p>Bezczel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bezczelności</text:p>
          </table:table-cell>
          <table:table-cell table:style-name="ce58" table:number-columns-repeated="6"/>
          <table:table-cell table:style-name="ce202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6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Наглость</text:p>
          </table:table-cell>
          <table:table-cell table:style-name="ce58" office:value-type="string" calcext:value-type="string">
            <text:p>мн.ч</text:p>
          </table:table-cell>
          <table:table-cell table:style-name="ce174" office:value-type="string" calcext:value-type="string">
            <text:p>наглости</text:p>
          </table:table-cell>
          <table:table-cell table:style-name="ce58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Czyn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czyny</text:p>
          </table:table-cell>
          <table:table-cell table:style-name="ce58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ей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ействия</text:p>
          </table:table-cell>
          <table:table-cell table:style-name="ce58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łamstwa</text:p>
          </table:table-cell>
          <table:table-cell table:style-name="ce182" table:content-validation-name="val4" office:value-type="string" calcext:value-type="string">
            <text:p>Dop</text:p>
          </table:table-cell>
          <table:table-cell table:style-name="ce58" office:value-type="string" calcext:value-type="string">
            <text:p>kłamstwa</text:p>
          </table:table-cell>
          <table:table-cell table:style-name="ce185" table:content-validation-name="val4" office:value-type="string" calcext:value-type="string">
            <text:p>Narz</text:p>
          </table:table-cell>
          <table:table-cell table:style-name="ce58" office:value-type="string" calcext:value-type="string">
            <text:p>kłamstwem</text:p>
          </table:table-cell>
          <table:table-cell table:style-name="ce195" table:content-validation-name="val4" office:value-type="string" calcext:value-type="string">
            <text:p>Bier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рань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ny</text:p>
          </table:table-cell>
          <table:table-cell table:style-name="ce58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емья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емьи</text:p>
          </table:table-cell>
          <table:table-cell table:style-name="ce58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ce</text:p>
          </table:table-cell>
          <table:table-cell table:style-name="ce58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Родител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родители</text:p>
          </table:table-cell>
          <table:table-cell table:style-name="ce58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eń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eństwo</text:p>
          </table:table-cell>
          <table:table-cell table:style-name="ce58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ратья сестры</text:p>
          </table:table-cell>
          <table:table-cell table:style-name="ce58" office:value-type="string" calcext:value-type="string">
            <text:p>мн.ч</text:p>
          </table:table-cell>
          <table:table-cell table:style-name="ce58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lisz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lisze</text:p>
          </table:table-cell>
          <table:table-cell table:style-name="ce58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Фотоплен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фотопленки</text:p>
          </table:table-cell>
          <table:table-cell table:style-name="ce58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Эффек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эффекты</text:p>
          </table:table-cell>
          <table:table-cell table:style-name="ce58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ar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arunki</text:p>
          </table:table-cell>
          <table:table-cell table:style-name="ce58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Усло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условия</text:p>
          </table:table-cell>
          <table:table-cell table:style-name="ce58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ebieg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ebiegi</text:p>
          </table:table-cell>
          <table:table-cell table:style-name="ce58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цесс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цессы</text:p>
          </table:table-cell>
          <table:table-cell table:style-name="ce58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ydarz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ydarzenia</text:p>
          </table:table-cell>
          <table:table-cell table:style-name="ce58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обы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обытия</text:p>
          </table:table-cell>
          <table:table-cell table:style-name="ce58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bojęt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bojętność</text:p>
          </table:table-cell>
          <table:table-cell table:style-name="ce58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езразлич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безразличия</text:p>
          </table:table-cell>
          <table:table-cell table:style-name="ce58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Ustawi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ustawienia</text:p>
          </table:table-cell>
          <table:table-cell table:style-name="ce58" table:number-columns-repeated="6"/>
          <table:table-cell table:style-name="ce58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араметр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араметры</text:p>
          </table:table-cell>
          <table:table-cell table:style-name="ce58" table:number-columns-repeated="6"/>
          <table:table-cell table:style-name="ce58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Domysł 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domysły </text:p>
          </table:table-cell>
          <table:table-cell table:style-name="ce58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огад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огадки</text:p>
          </table:table-cell>
          <table:table-cell table:style-name="ce58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dom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domki</text:p>
          </table:table-cell>
          <table:table-cell table:style-name="ce58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звищ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звища</text:p>
          </table:table-cell>
          <table:table-cell table:style-name="ce58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Gałąź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gałęzie</text:p>
          </table:table-cell>
          <table:table-cell table:style-name="ce58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ет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ветки</text:p>
          </table:table-cell>
          <table:table-cell table:style-name="ce58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ciowie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ciowcy</text:p>
          </table:table-cell>
          <table:table-cell table:style-name="ce58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м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ис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сты</text:p>
          </table:table-cell>
          <table:table-cell table:style-name="ce58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ć</text:p>
          </table:table-cell>
          <table:table-cell table:style-name="ce58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czy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czyny</text:p>
          </table:table-cell>
          <table:table-cell table:style-name="ce58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ичин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ичины</text:p>
          </table:table-cell>
          <table:table-cell table:style-name="ce58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tos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tosunki</text:p>
          </table:table-cell>
          <table:table-cell table:style-name="ce58" table:number-columns-repeated="6"/>
          <table:table-cell table:style-name="ce58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 отнош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7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лед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ледствия</text:p>
          </table:table-cell>
          <table:table-cell table:style-name="ce58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n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ojęc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Dop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Msc</text:p>
          </table:table-cell>
          <table:table-cell table:style-name="ce58" office:value-type="string" calcext:value-type="string">
            <text:p>pojęciu</text:p>
          </table:table-cell>
          <table:table-cell table:style-name="ce58" table:number-columns-repeated="2"/>
          <table:table-cell table:style-name="ce58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ня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Род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Пре</text:p>
          </table:table-cell>
          <table:table-cell table:style-name="ce58" office:value-type="string" calcext:value-type="string">
            <text:p>понятии</text:p>
          </table:table-cell>
          <table:table-cell table:style-name="ce58" table:number-columns-repeated="2"/>
          <table:table-cell table:style-name="ce58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3" office:value-type="string" calcext:value-type="string">
            <text:p>A1</text:p>
          </table:table-cell>
          <table:table-cell table:style-name="ce59" office:value-type="string" calcext:value-type="string">
            <text:p>Ogólne </text:p>
          </table:table-cell>
          <table:table-cell table:style-name="ce58"/>
          <table:table-cell table:style-name="ce145" table:content-validation-name="val1" office:value-type="string" calcext:value-type="string">
            <text:p>spójnik</text:p>
          </table:table-cell>
          <table:table-cell table:style-name="ce58"/>
          <table:table-cell table:style-name="ce58" office:value-type="string" calcext:value-type="string">
            <text:p>Ponieważ</text:p>
          </table:table-cell>
          <table:table-cell table:style-name="ce58" table:number-columns-repeated="8"/>
          <table:table-cell table:style-name="ce58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" office:value-type="string" calcext:value-type="string">
            <text:p>A1</text:p>
          </table:table-cell>
          <table:table-cell table:style-name="ce59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оюз</text:p>
          </table:table-cell>
          <table:table-cell table:style-name="ce58"/>
          <table:table-cell table:style-name="ce58" office:value-type="string" calcext:value-type="string">
            <text:p>Потому что</text:p>
          </table:table-cell>
          <table:table-cell table:style-name="ce58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A1</text:p>
          </table:table-cell>
          <table:table-cell table:style-name="ce60" office:value-type="string" calcext:value-type="string">
            <text:p>Ogólne </text:p>
          </table:table-cell>
          <table:table-cell table:style-name="ce103" office:value-type="string" calcext:value-type="string">
            <text:p>r.m.</text:p>
          </table:table-cell>
          <table:table-cell table:style-name="ce150" table:content-validation-name="val1" office:value-type="string" calcext:value-type="string">
            <text:p>rzeczownik</text:p>
          </table:table-cell>
          <table:table-cell table:style-name="ce160" office:value-type="string" calcext:value-type="string">
            <text:p>l.p.</text:p>
          </table:table-cell>
          <table:table-cell table:style-name="ce165" table:formula="of:=[Slowki.C35]" office:value-type="string" office:string-value="Parawan" calcext:value-type="string">
            <text:p>Parawan</text:p>
          </table:table-cell>
          <table:table-cell table:style-name="ce167" office:value-type="string" calcext:value-type="string">
            <text:p>l.m.</text:p>
          </table:table-cell>
          <table:table-cell table:style-name="ce58" office:value-type="string" calcext:value-type="string">
            <text:p>parawany</text:p>
          </table:table-cell>
          <table:table-cell table:style-name="ce58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A1</text:p>
          </table:table-cell>
          <table:table-cell table:style-name="ce71" office:value-type="string" calcext:value-type="string">
            <text:p>Обшее </text:p>
          </table:table-cell>
          <table:table-cell table:style-name="ce108" office:value-type="string" calcext:value-type="string">
            <text:p>ж.р.</text:p>
          </table:table-cell>
          <table:table-cell table:style-name="ce151" table:content-validation-name="val2" office:value-type="string" calcext:value-type="string">
            <text:p>существительное</text:p>
          </table:table-cell>
          <table:table-cell table:style-name="ce161" office:value-type="string" calcext:value-type="string">
            <text:p>ед.ч.</text:p>
          </table:table-cell>
          <table:table-cell table:style-name="ce165" table:formula="of:=[Slowki.D35]" office:value-type="string" office:string-value="Ширма" calcext:value-type="string">
            <text:p>Ширма</text:p>
          </table:table-cell>
          <table:table-cell table:style-name="ce167" office:value-type="string" calcext:value-type="string">
            <text:p>мн.ч</text:p>
          </table:table-cell>
          <table:table-cell table:style-name="ce58" office:value-type="string" calcext:value-type="string">
            <text:p>ширмы</text:p>
          </table:table-cell>
          <table:table-cell table:style-name="ce58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8" office:value-type="string" calcext:value-type="string">
            <text:p>A1</text:p>
          </table:table-cell>
          <table:table-cell table:style-name="ce72" office:value-type="string" calcext:value-type="string">
            <text:p>Ogólne </text:p>
          </table:table-cell>
          <table:table-cell table:style-name="ce113" office:value-type="string" calcext:value-type="string">
            <text:p>r.n.</text:p>
          </table:table-cell>
          <table:table-cell table:style-name="ce154" table:content-validation-name="val1" office:value-type="string" calcext:value-type="string">
            <text:p>rzeczownik</text:p>
          </table:table-cell>
          <table:table-cell table:style-name="ce162" office:value-type="string" calcext:value-type="string">
            <text:p>l.p.</text:p>
          </table:table-cell>
          <table:table-cell table:style-name="ce166" office:value-type="string" calcext:value-type="string">
            <text:p>Uczucie</text:p>
          </table:table-cell>
          <table:table-cell table:style-name="ce168" office:value-type="string" calcext:value-type="string">
            <text:p>l.m.</text:p>
          </table:table-cell>
          <table:table-cell table:style-name="ce176" office:value-type="string" calcext:value-type="string">
            <text:p>uczucia</text:p>
          </table:table-cell>
          <table:table-cell table:style-name="ce58" table:number-columns-repeated="6"/>
          <table:table-cell table:style-name="ce58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120" office:value-type="string" calcext:value-type="string">
            <text:p>с.р.</text:p>
          </table:table-cell>
          <table:table-cell table:style-name="ce155" table:content-validation-name="val2" office:value-type="string" calcext:value-type="string">
            <text:p>существительное</text:p>
          </table:table-cell>
          <table:table-cell table:style-name="ce163" office:value-type="string" calcext:value-type="string">
            <text:p>ед.ч.</text:p>
          </table:table-cell>
          <table:table-cell table:style-name="ce58" office:value-type="string" calcext:value-type="string">
            <text:p>Чувство</text:p>
          </table:table-cell>
          <table:table-cell table:style-name="ce168" office:value-type="string" calcext:value-type="string">
            <text:p>мн.ч</text:p>
          </table:table-cell>
          <table:table-cell table:style-name="ce177" office:value-type="string" calcext:value-type="string">
            <text:p>чувства</text:p>
          </table:table-cell>
          <table:table-cell table:style-name="ce58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121" office:value-type="string" calcext:value-type="string">
            <text:p>ndk</text:p>
          </table:table-cell>
          <table:table-cell table:style-name="ce156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zastanawiać</text:p>
          </table:table-cell>
          <table:table-cell table:style-name="ce170" office:value-type="string" calcext:value-type="string">
            <text:p>Ja</text:p>
          </table:table-cell>
          <table:table-cell table:style-name="ce170" office:value-type="string" calcext:value-type="string">
            <text:p>zastanawiam</text:p>
          </table:table-cell>
          <table:table-cell table:style-name="ce170" office:value-type="string" calcext:value-type="string">
            <text:p>Ty</text:p>
          </table:table-cell>
          <table:table-cell table:style-name="ce170" office:value-type="string" calcext:value-type="string">
            <text:p>zastanawiaія</text:p>
          </table:table-cell>
          <table:table-cell table:style-name="ce170" office:value-type="string" calcext:value-type="string">
            <text:p>Ja (prze)</text:p>
          </table:table-cell>
          <table:table-cell table:style-name="ce170" office:value-type="string" calcext:value-type="string">
            <text:p>zastanawiałem</text:p>
          </table:table-cell>
          <table:table-cell table:style-name="ce197" office:value-type="string" calcext:value-type="string">
            <text:p>Ty (tr)</text:p>
          </table:table-cell>
          <table:table-cell table:style-name="ce199" office:value-type="string" calcext:value-type="string">
            <text:p>zastanawiaj!</text:p>
          </table:table-cell>
          <table:table-cell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A1</text:p>
          </table:table-cell>
          <table:table-cell table:style-name="ce84" office:value-type="string" calcext:value-type="string">
            <text:p>Обшее </text:p>
          </table:table-cell>
          <table:table-cell table:style-name="ce121"/>
          <table:table-cell table:style-name="ce157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задумыват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ываюсь</text:p>
          </table:table-cell>
          <table:table-cell table:style-name="ce170" office:value-type="string" calcext:value-type="string">
            <text:p>Ты</text:p>
          </table:table-cell>
          <table:table-cell table:style-name="ce170" office:value-type="string" calcext:value-type="string">
            <text:p>задумываеш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ал</text:p>
          </table:table-cell>
          <table:table-cell table:style-name="ce170"/>
          <table:table-cell table:style-name="ce170" office:value-type="string" calcext:value-type="string">
            <text:p>задумай!</text:p>
          </table:table-cell>
          <table:table-cell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1-1'.I1:'falshCardA1-1'.L1 'falshCardA1-1'.I3:'falshCardA1-1'.N3 'falshCardA1-1'.A6:'falshCardA1-1'.A11 'falshCardA1-1'.J2:'falshCardA1-1'.N2 'falshCardA1-1'.I5:'falshCardA1-1'.N5 'falshCardA1-1'.J4:'falshCardA1-1'.N4 'falshCardA1-1'.I7:'falshCardA1-1'.N7 'falshCardA1-1'.J6:'falshCardA1-1'.N6 'falshCardA1-1'.I9:'falshCardA1-1'.N11 'falshCardA1-1'.E2:'falshCardA1-1'.H11 'falshCardA1-1'.J8:'falshCardA1-1'.N8 'falshCardA1-1'.B3:'falshCardA1-1'.C11 'falshCardA1-1'.A1:'falshCardA1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:'falshCardA1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:'falshCardA1-1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6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2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8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4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8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4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8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4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8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4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0:'falshCardA1-1'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15:'falshCardA1-1'.E15 'falshCardA1-1'.E17:'falshCardA1-1'.E17 'falshCardA1-1'.E19:'falshCardA1-1'.E19 'falshCardA1-1'.E21:'falshCardA1-1'.E21 'falshCardA1-1'.E23:'falshCardA1-1'.E23 'falshCardA1-1'.E25:'falshCardA1-1'.E25 'falshCardA1-1'.E27:'falshCardA1-1'.E27 'falshCardA1-1'.E29:'falshCardA1-1'.E29 'falshCardA1-1'.E31:'falshCardA1-1'.E31 'falshCardA1-1'.E33:'falshCardA1-1'.E33 'falshCardA1-1'.E35:'falshCardA1-1'.E35 'falshCardA1-1'.E37:'falshCardA1-1'.E37 'falshCardA1-1'.E39:'falshCardA1-1'.E39 'falshCardA1-1'.E41:'falshCardA1-1'.E41 'falshCardA1-1'.E43:'falshCardA1-1'.E43 'falshCardA1-1'.E45:'falshCardA1-1'.E45 'falshCardA1-1'.E47:'falshCardA1-1'.E47 'falshCardA1-1'.E49:'falshCardA1-1'.E49 'falshCardA1-1'.E51:'falshCardA1-1'.E51 'falshCardA1-1'.E53:'falshCardA1-1'.E53 'falshCardA1-1'.E55:'falshCardA1-1'.E55 'falshCardA1-1'.E57:'falshCardA1-1'.E57 'falshCardA1-1'.E59:'falshCardA1-1'.E59 'falshCardA1-1'.E61:'falshCardA1-1'.E61 'falshCardA1-1'.E63:'falshCardA1-1'.E63 'falshCardA1-1'.E65:'falshCardA1-1'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D2:'falshCardA1-1'.O2 'falshCardA1-1'.B3:'falshCardA1-1'.O11 'falshCardA1-1'.B13:'falshCardA1-1'.O15 'falshCardA1-1'.B12:'falshCardA1-1'.L12 'falshCardA1-1'.N12:'falshCardA1-1'.O1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3:'falshCardA1-1'.B65 'falshCardA1-1'.C64:'falshCardA1-1'.C67 'falshCardA1-1'.D23:'falshCardA1-1'.G23 'falshCardA1-1'.C22:'falshCardA1-1'.E22 'falshCardA1-1'.G22:'falshCardA1-1'.N22 'falshCardA1-1'.O24:'falshCardA1-1'.O37 'falshCardA1-1'.O39:'falshCardA1-1'.O67 'falshCardA1-1'.C24:'falshCardA1-1'.C62 'falshCardA1-1'.O70:'falshCardA1-1'.O70 'falshCardA1-1'.B69:'falshCardA1-1'.B69 'falshCardA1-1'.O71:'falshCardA1-1'.O71 'falshCardA1-1'.F71:'falshCardA1-1'.F71 'falshCardA1-1'.C3:'falshCardA1-1'.O11 'falshCardA1-1'.D2:'falshCardA1-1'.O2 'falshCardA1-1'.H68:'falshCardA1-1'.O69 'falshCardA1-1'.D24:'falshCardA1-1'.N25 'falshCardA1-1'.I23:'falshCardA1-1'.O23 'falshCardA1-1'.I70:'falshCardA1-1'.N71 'falshCardA1-1'.C13:'falshCardA1-1'.O21 'falshCardA1-1'.C12:'falshCardA1-1'.L12 'falshCardA1-1'.N12:'falshCardA1-1'.O12 'falshCardA1-1'.D27:'falshCardA1-1'.N67 'falshCardA1-1'.D26:'falshCardA1-1'.H26 'falshCardA1-1'.N26:'falshCardA1-1'.N26 'falshCardA1-1'.J26:'falshCardA1-1'.J26 'falshCardA1-1'.L26:'falshCardA1-1'.L26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C2:'falshCardA1-1'.C2">
            <calcext:condition calcext:apply-style-name="Безымянный2" calcext:value="formula-is([$'falshCardA1-1'.$D2]=rzeczownik)" calcext:base-cell-address="'falshCardA1-1'.C2"/>
          </calcext:conditional-format>
          <calcext:conditional-format calcext:target-range-address="'falshCardA1-1'.C2:'falshCardA1-1'.C2">
            <calcext:condition calcext:apply-style-name="Безымянный2" calcext:value="=&quot;rzeczownik&quot;" calcext:base-cell-address="'falshCardA1-1'.C2"/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6:'falshCardA1-1'.B67">
            <calcext:condition calcext:apply-style-name="Безымянный2" calcext:value="=&quot;rzeczownik&quot;" calcext:base-cell-address="'falshCardA1-1'.B66"/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8:'falshCardA1-1'.B69">
            <calcext:condition calcext:apply-style-name="Безымянный2" calcext:value="=&quot;rzeczownik&quot;" calcext:base-cell-address="'falshCardA1-1'.B68"/>
          </calcext:conditional-format>
          <calcext:conditional-format calcext:target-range-address="'falshCardA1-1'.C68:'falshCardA1-1'.C68">
            <calcext:condition calcext:apply-style-name="Безымянный2" calcext:value="=&quot;rzeczownik&quot;" calcext:base-cell-address="'falshCardA1-1'.C68"/>
          </calcext:conditional-format>
          <calcext:conditional-format calcext:target-range-address="'falshCardA1-1'.C69:'falshCardA1-1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69:'falshCardA1-1'.C69">
            <calcext:condition calcext:apply-style-name="Безымянный2" calcext:value="formula-is([$'falshCardA1-1'.$D69]=rzeczownik)" calcext:base-cell-address="'falshCardA1-1'.C69"/>
          </calcext:conditional-format>
          <calcext:conditional-format calcext:target-range-address="'falshCardA1-1'.C69:'falshCardA1-1'.C69">
            <calcext:condition calcext:apply-style-name="Безымянный2" calcext:value="=&quot;rzeczownik&quot;" calcext:base-cell-address="'falshCardA1-1'.C69"/>
          </calcext:conditional-format>
          <calcext:conditional-format calcext:target-range-address="'falshCardA1-1'.E69:'falshCardA1-1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68:'falshCardA1-1'.E69">
            <calcext:condition calcext:apply-style-name="Безымянный2" calcext:value="=&quot;rzeczownik&quot;" calcext:base-cell-address="'falshCardA1-1'.E68"/>
          </calcext:conditional-format>
          <calcext:conditional-format calcext:target-range-address="'falshCardA1-1'.F68:'falshCardA1-1'.F69">
            <calcext:condition calcext:apply-style-name="Безымянный2" calcext:value="=&quot;rzeczownik&quot;" calcext:base-cell-address="'falshCardA1-1'.F68"/>
          </calcext:conditional-format>
          <calcext:conditional-format calcext:target-range-address="'falshCardA1-1'.D68:'falshCardA1-1'.D69">
            <calcext:condition calcext:apply-style-name="Безымянный2" calcext:value="=&quot;rzeczownik&quot;" calcext:base-cell-address="'falshCardA1-1'.D68"/>
          </calcext:conditional-format>
          <calcext:conditional-format calcext:target-range-address="'falshCardA1-1'.G68:'falshCardA1-1'.G69">
            <calcext:condition calcext:apply-style-name="Безымянный2" calcext:value="=&quot;rzeczownik&quot;" calcext:base-cell-address="'falshCardA1-1'.G68"/>
          </calcext:conditional-format>
          <calcext:conditional-format calcext:target-range-address="'falshCardA1-1'.H23:'falshCardA1-1'.H23">
            <calcext:condition calcext:apply-style-name="Безымянный2" calcext:value="=&quot;rzeczownik&quot;" calcext:base-cell-address="'falshCardA1-1'.H23"/>
          </calcext:conditional-format>
          <calcext:conditional-format calcext:target-range-address="'falshCardA1-1'.C23:'falshCardA1-1'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23:'falshCardA1-1'.C23">
            <calcext:condition calcext:apply-style-name="Безымянный2" calcext:value="formula-is([$'falshCardA1-1'.$D23]=rzeczownik)" calcext:base-cell-address="'falshCardA1-1'.C23"/>
          </calcext:conditional-format>
          <calcext:conditional-format calcext:target-range-address="'falshCardA1-1'.C23:'falshCardA1-1'.C23">
            <calcext:condition calcext:apply-style-name="Безымянный2" calcext:value="=&quot;rzeczownik&quot;" calcext:base-cell-address="'falshCardA1-1'.C23"/>
          </calcext:conditional-format>
          <calcext:conditional-format calcext:target-range-address="'falshCardA1-1'.F22:'falshCardA1-1'.F22">
            <calcext:condition calcext:apply-style-name="Безымянный2" calcext:value="=&quot;rzeczownik&quot;" calcext:base-cell-address="'falshCardA1-1'.F22"/>
          </calcext:conditional-format>
          <calcext:conditional-format calcext:target-range-address="'falshCardA1-1'.O22:'falshCardA1-1'.O22">
            <calcext:condition calcext:apply-style-name="Безымянный2" calcext:value="=&quot;rzeczownik&quot;" calcext:base-cell-address="'falshCardA1-1'.O22"/>
          </calcext:conditional-format>
          <calcext:conditional-format calcext:target-range-address="'falshCardA1-1'.C63:'falshCardA1-1'.C63">
            <calcext:condition calcext:apply-style-name="Безымянный2" calcext:value="=&quot;rzeczownik&quot;" calcext:base-cell-address="'falshCardA1-1'.C63"/>
          </calcext:conditional-format>
          <calcext:conditional-format calcext:target-range-address="'falshCardA1-1'.F70:'falshCardA1-1'.F70">
            <calcext:condition calcext:apply-style-name="Безымянный2" calcext:value="=&quot;rzeczownik&quot;" calcext:base-cell-address="'falshCardA1-1'.F70"/>
          </calcext:conditional-format>
          <calcext:conditional-format calcext:target-range-address="'falshCardA1-1'.B71:'falshCardA1-1'.B71">
            <calcext:condition calcext:apply-style-name="Безымянный2" calcext:value="=&quot;rzeczownik&quot;" calcext:base-cell-address="'falshCardA1-1'.B71"/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0:'falshCardA1-1'.B71">
            <calcext:condition calcext:apply-style-name="Безымянный2" calcext:value="=&quot;rzeczownik&quot;" calcext:base-cell-address="'falshCardA1-1'.B70"/>
          </calcext:conditional-format>
          <calcext:conditional-format calcext:target-range-address="'falshCardA1-1'.C70:'falshCardA1-1'.C70">
            <calcext:condition calcext:apply-style-name="Безымянный2" calcext:value="=&quot;rzeczownik&quot;" calcext:base-cell-address="'falshCardA1-1'.C70"/>
          </calcext:conditional-format>
          <calcext:conditional-format calcext:target-range-address="'falshCardA1-1'.C71:'falshCardA1-1'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71:'falshCardA1-1'.C71">
            <calcext:condition calcext:apply-style-name="Безымянный2" calcext:value="formula-is([$'falshCardA1-1'.$D71]=rzeczownik)" calcext:base-cell-address="'falshCardA1-1'.C71"/>
          </calcext:conditional-format>
          <calcext:conditional-format calcext:target-range-address="'falshCardA1-1'.C71:'falshCardA1-1'.C71">
            <calcext:condition calcext:apply-style-name="Безымянный2" calcext:value="=&quot;rzeczownik&quot;" calcext:base-cell-address="'falshCardA1-1'.C71"/>
          </calcext:conditional-format>
          <calcext:conditional-format calcext:target-range-address="'falshCardA1-1'.E71:'falshCardA1-1'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70:'falshCardA1-1'.E71">
            <calcext:condition calcext:apply-style-name="Безымянный2" calcext:value="=&quot;rzeczownik&quot;" calcext:base-cell-address="'falshCardA1-1'.E70"/>
          </calcext:conditional-format>
          <calcext:conditional-format calcext:target-range-address="'falshCardA1-1'.D70:'falshCardA1-1'.D71">
            <calcext:condition calcext:apply-style-name="Безымянный2" calcext:value="=&quot;rzeczownik&quot;" calcext:base-cell-address="'falshCardA1-1'.D70"/>
          </calcext:conditional-format>
          <calcext:conditional-format calcext:target-range-address="'falshCardA1-1'.H71:'falshCardA1-1'.H71">
            <calcext:condition calcext:apply-style-name="Безымянный2" calcext:value="=&quot;rzeczownik&quot;" calcext:base-cell-address="'falshCardA1-1'.H71"/>
          </calcext:conditional-format>
          <calcext:conditional-format calcext:target-range-address="'falshCardA1-1'.H70:'falshCardA1-1'.H70">
            <calcext:condition calcext:apply-style-name="Безымянный2" calcext:value="=&quot;rzeczownik&quot;" calcext:base-cell-address="'falshCardA1-1'.H70"/>
          </calcext:conditional-format>
          <calcext:conditional-format calcext:target-range-address="'falshCardA1-1'.G70:'falshCardA1-1'.G71">
            <calcext:condition calcext:apply-style-name="Безымянный2" calcext:value="=&quot;rzeczownik&quot;" calcext:base-cell-address="'falshCardA1-1'.G70"/>
          </calcext:conditional-format>
          <calcext:conditional-format calcext:target-range-address="'falshCardA1-1'.H1:'falshCardA1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:'falshCardA1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2:'falshCardA1-1'.M12">
            <calcext:condition calcext:apply-style-name="Безымянный2" calcext:value="formula-is([$'falshCardA1-1'.$D12]=rzeczownik)" calcext:base-cell-address="'falshCardA1-1'.M12"/>
          </calcext:conditional-format>
          <calcext:conditional-format calcext:target-range-address="'falshCardA1-1'.M12:'falshCardA1-1'.M12">
            <calcext:condition calcext:apply-style-name="Безымянный2" calcext:value="=&quot;rzeczownik&quot;" calcext:base-cell-address="'falshCardA1-1'.M12"/>
          </calcext:conditional-format>
          <calcext:conditional-format calcext:target-range-address="'falshCardA1-1'.I26:'falshCardA1-1'.I26">
            <calcext:condition calcext:apply-style-name="Безымянный2" calcext:value="formula-is([$'falshCardA1-1'.$D26]=rzeczownik)" calcext:base-cell-address="'falshCardA1-1'.I26"/>
          </calcext:conditional-format>
          <calcext:conditional-format calcext:target-range-address="'falshCardA1-1'.I26:'falshCardA1-1'.I26">
            <calcext:condition calcext:apply-style-name="Безымянный2" calcext:value="=&quot;rzeczownik&quot;" calcext:base-cell-address="'falshCardA1-1'.I26"/>
          </calcext:conditional-format>
          <calcext:conditional-format calcext:target-range-address="'falshCardA1-1'.K26:'falshCardA1-1'.K26">
            <calcext:condition calcext:apply-style-name="Безымянный2" calcext:value="formula-is([$'falshCardA1-1'.$D26]=rzeczownik)" calcext:base-cell-address="'falshCardA1-1'.K26"/>
          </calcext:conditional-format>
          <calcext:conditional-format calcext:target-range-address="'falshCardA1-1'.K26:'falshCardA1-1'.K26">
            <calcext:condition calcext:apply-style-name="Безымянный2" calcext:value="=&quot;rzeczownik&quot;" calcext:base-cell-address="'falshCardA1-1'.K26"/>
          </calcext:conditional-format>
          <calcext:conditional-format calcext:target-range-address="'falshCardA1-1'.M26:'falshCardA1-1'.M26">
            <calcext:condition calcext:apply-style-name="Безымянный2" calcext:value="formula-is([$'falshCardA1-1'.$D26]=rzeczownik)" calcext:base-cell-address="'falshCardA1-1'.M26"/>
          </calcext:conditional-format>
          <calcext:conditional-format calcext:target-range-address="'falshCardA1-1'.M26:'falshCardA1-1'.M26">
            <calcext:condition calcext:apply-style-name="Безымянный2" calcext:value="=&quot;rzeczownik&quot;" calcext:base-cell-address="'falshCardA1-1'.M26"/>
          </calcext:conditional-format>
          <calcext:conditional-format calcext:target-range-address="'falshCardA1-1'.B73:'falshCardA1-1'.B73">
            <calcext:condition calcext:apply-style-name="Безымянный2" calcext:value="=&quot;rzeczownik&quot;" calcext:base-cell-address="'falshCardA1-1'.B73"/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2:'falshCardA1-1'.B73">
            <calcext:condition calcext:apply-style-name="Безымянный2" calcext:value="=&quot;rzeczownik&quot;" calcext:base-cell-address="'falshCardA1-1'.B72"/>
          </calcext:conditional-format>
          <calcext:conditional-format calcext:target-range-address="'falshCardA1-1'.C72:'falshCardA1-1'.D73">
            <calcext:condition calcext:apply-style-name="Безымянный2" calcext:value="formula-is([$'falshCardA1-1'.$D72]=rzeczownik)" calcext:base-cell-address="'falshCardA1-1'.C72"/>
          </calcext:conditional-format>
          <calcext:conditional-format calcext:target-range-address="'falshCardA1-1'.C72:'falshCardA1-1'.D73">
            <calcext:condition calcext:apply-style-name="Безымянный2" calcext:value="=&quot;rzeczownik&quot;" calcext:base-cell-address="'falshCardA1-1'.C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formula-is([$'falshCardA1-1'.$D72]=rzeczownik)" calcext:base-cell-address="'falshCardA1-1'.G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=&quot;rzeczownik&quot;" calcext:base-cell-address="'falshCardA1-1'.G72"/>
          </calcext:conditional-format>
          <calcext:conditional-format calcext:target-range-address="'falshCardA1-1'.M72:'falshCardA1-1'.M72">
            <calcext:condition calcext:apply-style-name="Безымянный2" calcext:value="formula-is([$'falshCardA1-1'.$D72]=rzeczownik)" calcext:base-cell-address="'falshCardA1-1'.M72"/>
          </calcext:conditional-format>
          <calcext:conditional-format calcext:target-range-address="'falshCardA1-1'.M72:'falshCardA1-1'.M72">
            <calcext:condition calcext:apply-style-name="Безымянный2" calcext:value="=&quot;rzeczownik&quot;" calcext:base-cell-address="'falshCardA1-1'.M72"/>
          </calcext:conditional-format>
          <calcext:conditional-format calcext:target-range-address="'falshCardA1-1'.P1:'falshCardA1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1" table:style-name="ta1">
        <office:forms form:automatic-focus="false" form:apply-design-mode="false"/>
        <table:table-column table:style-name="co5" table:number-columns-repeated="2" table:default-cell-style-name="ce47"/>
        <table:table-column table:style-name="co11" table:default-cell-style-name="ce47"/>
        <table:table-column table:style-name="co5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number-columns-repeated="2" table:default-cell-style-name="ce47"/>
        <table:table-column table:style-name="co15" table:number-columns-repeated="6" table:default-cell-style-name="ce47"/>
        <table:table-column table:style-name="co16" table:default-cell-style-name="ce47"/>
        <table:table-column table:style-name="co5" table:number-columns-repeated="1009" table:default-cell-style-name="ce47"/>
        <table:table-row table:style-name="ro1">
          <table:table-cell table:style-name="ce206" office:value-type="string" calcext:value-type="string">
            <text:p>L1_level</text:p>
          </table:table-cell>
          <table:table-cell table:style-name="ce206" office:value-type="string" calcext:value-type="string">
            <text:p>L1_title</text:p>
          </table:table-cell>
          <table:table-cell table:style-name="ce206" office:value-type="string" calcext:value-type="string">
            <text:p>L1_ident</text:p>
          </table:table-cell>
          <table:table-cell table:style-name="ce206" office:value-type="string" calcext:value-type="string">
            <text:p>L1_type</text:p>
          </table:table-cell>
          <table:table-cell table:style-name="ce206" office:value-type="string" calcext:value-type="string">
            <text:p>L1_single</text:p>
          </table:table-cell>
          <table:table-cell table:style-name="ce206" office:value-type="string" calcext:value-type="string">
            <text:p>L1_word</text:p>
          </table:table-cell>
          <table:table-cell table:style-name="ce206" office:value-type="string" calcext:value-type="string">
            <text:p>L1_plural</text:p>
          </table:table-cell>
          <table:table-cell table:style-name="ce360" office:value-type="string" calcext:value-type="string">
            <text:p>L1_aword</text:p>
          </table:table-cell>
          <table:table-cell table:style-name="ce206" office:value-type="string" calcext:value-type="string">
            <text:p>L1_p1desc</text:p>
          </table:table-cell>
          <table:table-cell table:style-name="ce206" office:value-type="string" calcext:value-type="string">
            <text:p>L1_p1word</text:p>
          </table:table-cell>
          <table:table-cell table:style-name="ce206" office:value-type="string" calcext:value-type="string">
            <text:p>L1_p2desc</text:p>
          </table:table-cell>
          <table:table-cell table:style-name="ce206" office:value-type="string" calcext:value-type="string">
            <text:p>L1_p2word</text:p>
          </table:table-cell>
          <table:table-cell table:style-name="ce362" office:value-type="string" calcext:value-type="string">
            <text:p>L1_p3desc</text:p>
          </table:table-cell>
          <table:table-cell table:style-name="ce362" office:value-type="string" calcext:value-type="string">
            <text:p>L1_p3word</text:p>
          </table:table-cell>
          <table:table-cell table:style-name="ce363" office:value-type="string" calcext:value-type="string">
            <text:p>L1_example</text:p>
          </table:table-cell>
          <table:table-cell table:style-name="ce364" office:value-type="string" calcext:value-type="string">
            <text:p>L1_counter</text:p>
          </table:table-cell>
          <table:table-cell table:style-name="ce205"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wada</text:p>
          </table:table-cell>
          <table:table-cell table:style-name="ce359" office:value-type="string" calcext:value-type="string">
            <text:p>zły</text:p>
          </table:table-cell>
          <table:table-cell table:style-name="ce213"/>
          <table:table-cell table:style-name="ce213" office:value-type="string" calcext:value-type="string">
            <text:p>zlość</text:p>
          </table:table-cell>
          <table:table-cell table:style-name="ce213"/>
          <table:table-cell table:style-name="ce213" office:value-type="string" calcext:value-type="string">
            <text:p>zła pogoda</text:p>
          </table:table-cell>
          <table:table-cell table:style-name="ce213"/>
          <table:table-cell table:style-name="ce213" office:value-type="string" calcext:value-type="string">
            <text:p>zła wróżba</text:p>
          </table:table-cell>
          <table:table-cell table:style-name="ce213" table:number-columns-repeated="2"/>
          <table:table-cell table:style-name="ce213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 table:style-name="ce213"/>
          <table:table-cell table:style-name="ce214" office:value-type="string" calcext:value-type="string">
            <text:p>прилагательное</text:p>
          </table:table-cell>
          <table:table-cell table:style-name="ce215" office:value-type="string" calcext:value-type="string">
            <text:p>недостаток</text:p>
          </table:table-cell>
          <table:table-cell table:style-name="ce359" office:value-type="string" calcext:value-type="string">
            <text:p>плохой</text:p>
          </table:table-cell>
          <table:table-cell table:style-name="ce213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zaleta</text:p>
          </table:table-cell>
          <table:table-cell table:style-name="ce359" office:value-type="string" calcext:value-type="string">
            <text:p>dobry</text:p>
          </table:table-cell>
          <table:table-cell table:style-name="ce213"/>
          <table:table-cell table:style-name="ce361" office:value-type="string" calcext:value-type="string">
            <text:p>dobro</text:p>
          </table:table-cell>
          <table:table-cell table:style-name="ce213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6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6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7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7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9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9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0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20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1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21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6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2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8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7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6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9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0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0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4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5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5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6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6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7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7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8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2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4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5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7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3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3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4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4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5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5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9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4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5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7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8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9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2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2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0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10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2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3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4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6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7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8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9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0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1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2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3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4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5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6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7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8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28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9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0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1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2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4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5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6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7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37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8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38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0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1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4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5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45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6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7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47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8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1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2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2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3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4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4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5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6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7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table:style-name="ce210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7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1'.G2:'falshCardA2-1'.O3 'falshCardA2-1'.C2:'falshCardA2-1'.C4 'falshCardA2-1'.G4:'falshCardA2-1'.G4 'falshCardA2-1'.I4:'falshCardA2-1'.O4">
            <calcext:condition calcext:apply-style-name="Безымянный2" calcext:value="=&quot;rzeczownik&quot;" calcext:base-cell-address="'falshCardA2-1'.C2"/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B2:'falshCardA2-1'.B2 'falshCardA2-1'.B4:'falshCardA2-1'.B4 'falshCardA2-1'.B6:'falshCardA2-1'.B6 'falshCardA2-1'.B8:'falshCardA2-1'.B8 'falshCardA2-1'.B10:'falshCardA2-1'.B10 'falshCardA2-1'.B12:'falshCardA2-1'.B12 'falshCardA2-1'.B14:'falshCardA2-1'.B14 'falshCardA2-1'.B16:'falshCardA2-1'.B16 'falshCardA2-1'.B18:'falshCardA2-1'.B18 'falshCardA2-1'.B20:'falshCardA2-1'.B20 'falshCardA2-1'.B22:'falshCardA2-1'.B22 'falshCardA2-1'.B24:'falshCardA2-1'.B24 'falshCardA2-1'.B26:'falshCardA2-1'.B26 'falshCardA2-1'.B28:'falshCardA2-1'.B28 'falshCardA2-1'.B30:'falshCardA2-1'.B30 'falshCardA2-1'.B32:'falshCardA2-1'.B32 'falshCardA2-1'.B34:'falshCardA2-1'.B34 'falshCardA2-1'.B36:'falshCardA2-1'.B36 'falshCardA2-1'.B38:'falshCardA2-1'.B38 'falshCardA2-1'.B40:'falshCardA2-1'.B40 'falshCardA2-1'.B42:'falshCardA2-1'.B42 'falshCardA2-1'.B44:'falshCardA2-1'.B44 'falshCardA2-1'.B46:'falshCardA2-1'.B46 'falshCardA2-1'.B48:'falshCardA2-1'.B48 'falshCardA2-1'.B50:'falshCardA2-1'.B50 'falshCardA2-1'.B52:'falshCardA2-1'.B52 'falshCardA2-1'.B54:'falshCardA2-1'.B54 'falshCardA2-1'.B56:'falshCardA2-1'.B56 'falshCardA2-1'.B58:'falshCardA2-1'.B58 'falshCardA2-1'.B60:'falshCardA2-1'.B60 'falshCardA2-1'.B62:'falshCardA2-1'.B62 'falshCardA2-1'.B64:'falshCardA2-1'.B64 'falshCardA2-1'.B66:'falshCardA2-1'.B66 'falshCardA2-1'.B68:'falshCardA2-1'.B68 'falshCardA2-1'.B70:'falshCardA2-1'.B70 'falshCardA2-1'.B72:'falshCardA2-1'.B72 'falshCardA2-1'.B74:'falshCardA2-1'.B74 'falshCardA2-1'.B76:'falshCardA2-1'.B76 'falshCardA2-1'.B78:'falshCardA2-1'.B78 'falshCardA2-1'.B80:'falshCardA2-1'.B80 'falshCardA2-1'.B82:'falshCardA2-1'.B82 'falshCardA2-1'.B84:'falshCardA2-1'.B84 'falshCardA2-1'.B86:'falshCardA2-1'.B86 'falshCardA2-1'.B88:'falshCardA2-1'.B88 'falshCardA2-1'.B90:'falshCardA2-1'.B90 'falshCardA2-1'.B92:'falshCardA2-1'.B92 'falshCardA2-1'.B94:'falshCardA2-1'.B94 'falshCardA2-1'.B96:'falshCardA2-1'.B96 'falshCardA2-1'.B98:'falshCardA2-1'.B98 'falshCardA2-1'.B100:'falshCardA2-1'.B100 'falshCardA2-1'.B102:'falshCardA2-1'.B102 'falshCardA2-1'.B104:'falshCardA2-1'.B104 'falshCardA2-1'.B106:'falshCardA2-1'.B106 'falshCardA2-1'.B108:'falshCardA2-1'.B108 'falshCardA2-1'.B110:'falshCardA2-1'.B110 'falshCardA2-1'.B112:'falshCardA2-1'.B112 'falshCardA2-1'.B114:'falshCardA2-1'.B114 'falshCardA2-1'.B116:'falshCardA2-1'.B116 'falshCardA2-1'.B118:'falshCardA2-1'.B118 'falshCardA2-1'.B120:'falshCardA2-1'.B120 'falshCardA2-1'.B122:'falshCardA2-1'.B122 'falshCardA2-1'.B124:'falshCardA2-1'.B124 'falshCardA2-1'.B126:'falshCardA2-1'.B126 'falshCardA2-1'.B128:'falshCardA2-1'.B128 'falshCardA2-1'.B130:'falshCardA2-1'.B130 'falshCardA2-1'.B132:'falshCardA2-1'.B132 'falshCardA2-1'.B134:'falshCardA2-1'.B134 'falshCardA2-1'.B136:'falshCardA2-1'.B136 'falshCardA2-1'.B138:'falshCardA2-1'.B138 'falshCardA2-1'.B140:'falshCardA2-1'.B140 'falshCardA2-1'.B142:'falshCardA2-1'.B142 'falshCardA2-1'.B144:'falshCardA2-1'.B144 'falshCardA2-1'.B146:'falshCardA2-1'.B146">
            <calcext:condition calcext:apply-style-name="Безымянный2" calcext:value="=&quot;rzeczownik&quot;" calcext:base-cell-address="'falshCardA2-1'.B2"/>
          </calcext:conditional-format>
          <calcext:conditional-format calcext:target-range-address="'falshCardA2-1'.B3:'falshCardA2-1'.B3 'falshCardA2-1'.B5:'falshCardA2-1'.B5 'falshCardA2-1'.B7:'falshCardA2-1'.B7 'falshCardA2-1'.B9:'falshCardA2-1'.B9 'falshCardA2-1'.B11:'falshCardA2-1'.B11 'falshCardA2-1'.B13:'falshCardA2-1'.B13 'falshCardA2-1'.B15:'falshCardA2-1'.B15 'falshCardA2-1'.B17:'falshCardA2-1'.B17 'falshCardA2-1'.B19:'falshCardA2-1'.B19 'falshCardA2-1'.B21:'falshCardA2-1'.B21 'falshCardA2-1'.B23:'falshCardA2-1'.B23 'falshCardA2-1'.B25:'falshCardA2-1'.B25 'falshCardA2-1'.B27:'falshCardA2-1'.B27 'falshCardA2-1'.B29:'falshCardA2-1'.B29 'falshCardA2-1'.B31:'falshCardA2-1'.B31 'falshCardA2-1'.B33:'falshCardA2-1'.B33 'falshCardA2-1'.B35:'falshCardA2-1'.B35 'falshCardA2-1'.B37:'falshCardA2-1'.B37 'falshCardA2-1'.B39:'falshCardA2-1'.B39 'falshCardA2-1'.B41:'falshCardA2-1'.B41 'falshCardA2-1'.B43:'falshCardA2-1'.B43 'falshCardA2-1'.B45:'falshCardA2-1'.B45 'falshCardA2-1'.B47:'falshCardA2-1'.B47 'falshCardA2-1'.B49:'falshCardA2-1'.B49 'falshCardA2-1'.B51:'falshCardA2-1'.B51 'falshCardA2-1'.B53:'falshCardA2-1'.B53 'falshCardA2-1'.B55:'falshCardA2-1'.B55 'falshCardA2-1'.B57:'falshCardA2-1'.B57 'falshCardA2-1'.B59:'falshCardA2-1'.B59 'falshCardA2-1'.B61:'falshCardA2-1'.B61 'falshCardA2-1'.B63:'falshCardA2-1'.B63 'falshCardA2-1'.B65:'falshCardA2-1'.B65 'falshCardA2-1'.B67:'falshCardA2-1'.B67 'falshCardA2-1'.B69:'falshCardA2-1'.B69 'falshCardA2-1'.B71:'falshCardA2-1'.B71 'falshCardA2-1'.B73:'falshCardA2-1'.B73 'falshCardA2-1'.B75:'falshCardA2-1'.B75 'falshCardA2-1'.B77:'falshCardA2-1'.B77 'falshCardA2-1'.B79:'falshCardA2-1'.B79 'falshCardA2-1'.B81:'falshCardA2-1'.B81 'falshCardA2-1'.B83:'falshCardA2-1'.B83 'falshCardA2-1'.B85:'falshCardA2-1'.B85 'falshCardA2-1'.B87:'falshCardA2-1'.B87 'falshCardA2-1'.B89:'falshCardA2-1'.B89 'falshCardA2-1'.B91:'falshCardA2-1'.B91 'falshCardA2-1'.B93:'falshCardA2-1'.B93 'falshCardA2-1'.B95:'falshCardA2-1'.B95 'falshCardA2-1'.B97:'falshCardA2-1'.B97 'falshCardA2-1'.B99:'falshCardA2-1'.B99 'falshCardA2-1'.B101:'falshCardA2-1'.B101 'falshCardA2-1'.B103:'falshCardA2-1'.B103 'falshCardA2-1'.B105:'falshCardA2-1'.B105 'falshCardA2-1'.B107:'falshCardA2-1'.B107 'falshCardA2-1'.B109:'falshCardA2-1'.B109 'falshCardA2-1'.B111:'falshCardA2-1'.B111 'falshCardA2-1'.B113:'falshCardA2-1'.B113 'falshCardA2-1'.B115:'falshCardA2-1'.B115 'falshCardA2-1'.B117:'falshCardA2-1'.B117 'falshCardA2-1'.B119:'falshCardA2-1'.B119 'falshCardA2-1'.B121:'falshCardA2-1'.B121 'falshCardA2-1'.B123:'falshCardA2-1'.B123 'falshCardA2-1'.B125:'falshCardA2-1'.B125 'falshCardA2-1'.B127:'falshCardA2-1'.B127 'falshCardA2-1'.B129:'falshCardA2-1'.B129 'falshCardA2-1'.B131:'falshCardA2-1'.B131 'falshCardA2-1'.B133:'falshCardA2-1'.B133 'falshCardA2-1'.B135:'falshCardA2-1'.B135 'falshCardA2-1'.B137:'falshCardA2-1'.B137 'falshCardA2-1'.B139:'falshCardA2-1'.B139 'falshCardA2-1'.B141:'falshCardA2-1'.B141 'falshCardA2-1'.B143:'falshCardA2-1'.B143 'falshCardA2-1'.B145:'falshCardA2-1'.B145 'falshCardA2-1'.B147:'falshCardA2-1'.B147">
            <calcext:condition calcext:apply-style-name="Безымянный2" calcext:value="=&quot;rzeczownik&quot;" calcext:base-cell-address="'falshCardA2-1'.B3"/>
          </calcext:conditional-format>
          <calcext:conditional-format calcext:target-range-address="'falshCardA2-1'.I1:'falshCardA2-1'.L1 'falshCardA2-1'.A1:'falshCardA2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O1:'falshCardA2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H1:'falshCardA2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M1:'falshCardA2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F2:'falshCardA2-1'.F4">
            <calcext:condition calcext:apply-style-name="Безымянный2" calcext:value="=&quot;rzeczownik&quot;" calcext:base-cell-address="'falshCardA2-1'.F2"/>
          </calcext:conditional-format>
          <calcext:conditional-format calcext:target-range-address="'falshCardA2-1'.E2:'falshCardA2-1'.E4">
            <calcext:condition calcext:apply-style-name="Безымянный2" calcext:value="=&quot;rzeczownik&quot;" calcext:base-cell-address="'falshCardA2-1'.E2"/>
          </calcext:conditional-format>
          <calcext:conditional-format calcext:target-range-address="'falshCardA2-1'.E16:'falshCardA2-1'.E16">
            <calcext:condition calcext:apply-style-name="Безымянный2" calcext:value="=&quot;rzeczownik&quot;" calcext:base-cell-address="'falshCardA2-1'.E16"/>
          </calcext:conditional-format>
          <calcext:conditional-format calcext:target-range-address="'falshCardA2-1'.E18:'falshCardA2-1'.E18">
            <calcext:condition calcext:apply-style-name="Безымянный2" calcext:value="=&quot;rzeczownik&quot;" calcext:base-cell-address="'falshCardA2-1'.E18"/>
          </calcext:conditional-format>
          <calcext:conditional-format calcext:target-range-address="'falshCardA2-1'.E20:'falshCardA2-1'.E20">
            <calcext:condition calcext:apply-style-name="Безымянный2" calcext:value="=&quot;rzeczownik&quot;" calcext:base-cell-address="'falshCardA2-1'.E20"/>
          </calcext:conditional-format>
          <calcext:conditional-format calcext:target-range-address="'falshCardA2-1'.E144:'falshCardA2-1'.E144">
            <calcext:condition calcext:apply-style-name="Безымянный2" calcext:value="=&quot;rzeczownik&quot;" calcext:base-cell-address="'falshCardA2-1'.E144"/>
          </calcext:conditional-format>
          <calcext:conditional-format calcext:target-range-address="'falshCardA2-1'.E142:'falshCardA2-1'.E142">
            <calcext:condition calcext:apply-style-name="Безымянный2" calcext:value="=&quot;rzeczownik&quot;" calcext:base-cell-address="'falshCardA2-1'.E142"/>
          </calcext:conditional-format>
          <calcext:conditional-format calcext:target-range-address="'falshCardA2-1'.E138:'falshCardA2-1'.E138">
            <calcext:condition calcext:apply-style-name="Безымянный2" calcext:value="=&quot;rzeczownik&quot;" calcext:base-cell-address="'falshCardA2-1'.E138"/>
          </calcext:conditional-format>
          <calcext:conditional-format calcext:target-range-address="'falshCardA2-1'.E134:'falshCardA2-1'.E134">
            <calcext:condition calcext:apply-style-name="Безымянный2" calcext:value="=&quot;rzeczownik&quot;" calcext:base-cell-address="'falshCardA2-1'.E134"/>
          </calcext:conditional-format>
          <calcext:conditional-format calcext:target-range-address="'falshCardA2-1'.E132:'falshCardA2-1'.E132">
            <calcext:condition calcext:apply-style-name="Безымянный2" calcext:value="=&quot;rzeczownik&quot;" calcext:base-cell-address="'falshCardA2-1'.E132"/>
          </calcext:conditional-format>
          <calcext:conditional-format calcext:target-range-address="'falshCardA2-1'.E128:'falshCardA2-1'.E128">
            <calcext:condition calcext:apply-style-name="Безымянный2" calcext:value="=&quot;rzeczownik&quot;" calcext:base-cell-address="'falshCardA2-1'.E128"/>
          </calcext:conditional-format>
          <calcext:conditional-format calcext:target-range-address="'falshCardA2-1'.E124:'falshCardA2-1'.E124">
            <calcext:condition calcext:apply-style-name="Безымянный2" calcext:value="=&quot;rzeczownik&quot;" calcext:base-cell-address="'falshCardA2-1'.E124"/>
          </calcext:conditional-format>
          <calcext:conditional-format calcext:target-range-address="'falshCardA2-1'.E122:'falshCardA2-1'.E122">
            <calcext:condition calcext:apply-style-name="Безымянный2" calcext:value="=&quot;rzeczownik&quot;" calcext:base-cell-address="'falshCardA2-1'.E122"/>
          </calcext:conditional-format>
          <calcext:conditional-format calcext:target-range-address="'falshCardA2-1'.E120:'falshCardA2-1'.E120">
            <calcext:condition calcext:apply-style-name="Безымянный2" calcext:value="=&quot;rzeczownik&quot;" calcext:base-cell-address="'falshCardA2-1'.E120"/>
          </calcext:conditional-format>
          <calcext:conditional-format calcext:target-range-address="'falshCardA2-1'.E114:'falshCardA2-1'.E114">
            <calcext:condition calcext:apply-style-name="Безымянный2" calcext:value="=&quot;rzeczownik&quot;" calcext:base-cell-address="'falshCardA2-1'.E114"/>
          </calcext:conditional-format>
          <calcext:conditional-format calcext:target-range-address="'falshCardA2-1'.E112:'falshCardA2-1'.E112">
            <calcext:condition calcext:apply-style-name="Безымянный2" calcext:value="=&quot;rzeczownik&quot;" calcext:base-cell-address="'falshCardA2-1'.E112"/>
          </calcext:conditional-format>
          <calcext:conditional-format calcext:target-range-address="'falshCardA2-1'.E110:'falshCardA2-1'.E110">
            <calcext:condition calcext:apply-style-name="Безымянный2" calcext:value="=&quot;rzeczownik&quot;" calcext:base-cell-address="'falshCardA2-1'.E110"/>
          </calcext:conditional-format>
          <calcext:conditional-format calcext:target-range-address="'falshCardA2-1'.E108:'falshCardA2-1'.E108">
            <calcext:condition calcext:apply-style-name="Безымянный2" calcext:value="=&quot;rzeczownik&quot;" calcext:base-cell-address="'falshCardA2-1'.E108"/>
          </calcext:conditional-format>
          <calcext:conditional-format calcext:target-range-address="'falshCardA2-1'.E106:'falshCardA2-1'.E106">
            <calcext:condition calcext:apply-style-name="Безымянный2" calcext:value="=&quot;rzeczownik&quot;" calcext:base-cell-address="'falshCardA2-1'.E106"/>
          </calcext:conditional-format>
          <calcext:conditional-format calcext:target-range-address="'falshCardA2-1'.E104:'falshCardA2-1'.E104">
            <calcext:condition calcext:apply-style-name="Безымянный2" calcext:value="=&quot;rzeczownik&quot;" calcext:base-cell-address="'falshCardA2-1'.E104"/>
          </calcext:conditional-format>
          <calcext:conditional-format calcext:target-range-address="'falshCardA2-1'.E102:'falshCardA2-1'.E102">
            <calcext:condition calcext:apply-style-name="Безымянный2" calcext:value="=&quot;rzeczownik&quot;" calcext:base-cell-address="'falshCardA2-1'.E102"/>
          </calcext:conditional-format>
          <calcext:conditional-format calcext:target-range-address="'falshCardA2-1'.E98:'falshCardA2-1'.E98">
            <calcext:condition calcext:apply-style-name="Безымянный2" calcext:value="=&quot;rzeczownik&quot;" calcext:base-cell-address="'falshCardA2-1'.E98"/>
          </calcext:conditional-format>
          <calcext:conditional-format calcext:target-range-address="'falshCardA2-1'.E96:'falshCardA2-1'.E96">
            <calcext:condition calcext:apply-style-name="Безымянный2" calcext:value="=&quot;rzeczownik&quot;" calcext:base-cell-address="'falshCardA2-1'.E96"/>
          </calcext:conditional-format>
          <calcext:conditional-format calcext:target-range-address="'falshCardA2-1'.E94:'falshCardA2-1'.E94">
            <calcext:condition calcext:apply-style-name="Безымянный2" calcext:value="=&quot;rzeczownik&quot;" calcext:base-cell-address="'falshCardA2-1'.E94"/>
          </calcext:conditional-format>
          <calcext:conditional-format calcext:target-range-address="'falshCardA2-1'.E92:'falshCardA2-1'.E92">
            <calcext:condition calcext:apply-style-name="Безымянный2" calcext:value="=&quot;rzeczownik&quot;" calcext:base-cell-address="'falshCardA2-1'.E92"/>
          </calcext:conditional-format>
          <calcext:conditional-format calcext:target-range-address="'falshCardA2-1'.E90:'falshCardA2-1'.E90">
            <calcext:condition calcext:apply-style-name="Безымянный2" calcext:value="=&quot;rzeczownik&quot;" calcext:base-cell-address="'falshCardA2-1'.E90"/>
          </calcext:conditional-format>
          <calcext:conditional-format calcext:target-range-address="'falshCardA2-1'.E88:'falshCardA2-1'.E88">
            <calcext:condition calcext:apply-style-name="Безымянный2" calcext:value="=&quot;rzeczownik&quot;" calcext:base-cell-address="'falshCardA2-1'.E88"/>
          </calcext:conditional-format>
          <calcext:conditional-format calcext:target-range-address="'falshCardA2-1'.E86:'falshCardA2-1'.E86">
            <calcext:condition calcext:apply-style-name="Безымянный2" calcext:value="=&quot;rzeczownik&quot;" calcext:base-cell-address="'falshCardA2-1'.E86"/>
          </calcext:conditional-format>
          <calcext:conditional-format calcext:target-range-address="'falshCardA2-1'.E84:'falshCardA2-1'.E84">
            <calcext:condition calcext:apply-style-name="Безымянный2" calcext:value="=&quot;rzeczownik&quot;" calcext:base-cell-address="'falshCardA2-1'.E84"/>
          </calcext:conditional-format>
          <calcext:conditional-format calcext:target-range-address="'falshCardA2-1'.E82:'falshCardA2-1'.E82">
            <calcext:condition calcext:apply-style-name="Безымянный2" calcext:value="=&quot;rzeczownik&quot;" calcext:base-cell-address="'falshCardA2-1'.E82"/>
          </calcext:conditional-format>
          <calcext:conditional-format calcext:target-range-address="'falshCardA2-1'.E80:'falshCardA2-1'.E80">
            <calcext:condition calcext:apply-style-name="Безымянный2" calcext:value="=&quot;rzeczownik&quot;" calcext:base-cell-address="'falshCardA2-1'.E80"/>
          </calcext:conditional-format>
          <calcext:conditional-format calcext:target-range-address="'falshCardA2-1'.E78:'falshCardA2-1'.E78">
            <calcext:condition calcext:apply-style-name="Безымянный2" calcext:value="=&quot;rzeczownik&quot;" calcext:base-cell-address="'falshCardA2-1'.E78"/>
          </calcext:conditional-format>
          <calcext:conditional-format calcext:target-range-address="'falshCardA2-1'.E76:'falshCardA2-1'.E76">
            <calcext:condition calcext:apply-style-name="Безымянный2" calcext:value="=&quot;rzeczownik&quot;" calcext:base-cell-address="'falshCardA2-1'.E76"/>
          </calcext:conditional-format>
          <calcext:conditional-format calcext:target-range-address="'falshCardA2-1'.E74:'falshCardA2-1'.E74">
            <calcext:condition calcext:apply-style-name="Безымянный2" calcext:value="=&quot;rzeczownik&quot;" calcext:base-cell-address="'falshCardA2-1'.E74"/>
          </calcext:conditional-format>
          <calcext:conditional-format calcext:target-range-address="'falshCardA2-1'.E72:'falshCardA2-1'.E72">
            <calcext:condition calcext:apply-style-name="Безымянный2" calcext:value="=&quot;rzeczownik&quot;" calcext:base-cell-address="'falshCardA2-1'.E72"/>
          </calcext:conditional-format>
          <calcext:conditional-format calcext:target-range-address="'falshCardA2-1'.E70:'falshCardA2-1'.E70">
            <calcext:condition calcext:apply-style-name="Безымянный2" calcext:value="=&quot;rzeczownik&quot;" calcext:base-cell-address="'falshCardA2-1'.E70"/>
          </calcext:conditional-format>
          <calcext:conditional-format calcext:target-range-address="'falshCardA2-1'.E64:'falshCardA2-1'.E64">
            <calcext:condition calcext:apply-style-name="Безымянный2" calcext:value="=&quot;rzeczownik&quot;" calcext:base-cell-address="'falshCardA2-1'.E64"/>
          </calcext:conditional-format>
          <calcext:conditional-format calcext:target-range-address="'falshCardA2-1'.E62:'falshCardA2-1'.E62">
            <calcext:condition calcext:apply-style-name="Безымянный2" calcext:value="=&quot;rzeczownik&quot;" calcext:base-cell-address="'falshCardA2-1'.E62"/>
          </calcext:conditional-format>
          <calcext:conditional-format calcext:target-range-address="'falshCardA2-1'.E60:'falshCardA2-1'.E60">
            <calcext:condition calcext:apply-style-name="Безымянный2" calcext:value="=&quot;rzeczownik&quot;" calcext:base-cell-address="'falshCardA2-1'.E60"/>
          </calcext:conditional-format>
          <calcext:conditional-format calcext:target-range-address="'falshCardA2-1'.E58:'falshCardA2-1'.E58">
            <calcext:condition calcext:apply-style-name="Безымянный2" calcext:value="=&quot;rzeczownik&quot;" calcext:base-cell-address="'falshCardA2-1'.E58"/>
          </calcext:conditional-format>
          <calcext:conditional-format calcext:target-range-address="'falshCardA2-1'.E56:'falshCardA2-1'.E56">
            <calcext:condition calcext:apply-style-name="Безымянный2" calcext:value="=&quot;rzeczownik&quot;" calcext:base-cell-address="'falshCardA2-1'.E56"/>
          </calcext:conditional-format>
          <calcext:conditional-format calcext:target-range-address="'falshCardA2-1'.E54:'falshCardA2-1'.E54">
            <calcext:condition calcext:apply-style-name="Безымянный2" calcext:value="=&quot;rzeczownik&quot;" calcext:base-cell-address="'falshCardA2-1'.E54"/>
          </calcext:conditional-format>
          <calcext:conditional-format calcext:target-range-address="'falshCardA2-1'.E46:'falshCardA2-1'.E46">
            <calcext:condition calcext:apply-style-name="Безымянный2" calcext:value="=&quot;rzeczownik&quot;" calcext:base-cell-address="'falshCardA2-1'.E46"/>
          </calcext:conditional-format>
          <calcext:conditional-format calcext:target-range-address="'falshCardA2-1'.E44:'falshCardA2-1'.E44">
            <calcext:condition calcext:apply-style-name="Безымянный2" calcext:value="=&quot;rzeczownik&quot;" calcext:base-cell-address="'falshCardA2-1'.E44"/>
          </calcext:conditional-format>
          <calcext:conditional-format calcext:target-range-address="'falshCardA2-1'.E42:'falshCardA2-1'.E42">
            <calcext:condition calcext:apply-style-name="Безымянный2" calcext:value="=&quot;rzeczownik&quot;" calcext:base-cell-address="'falshCardA2-1'.E42"/>
          </calcext:conditional-format>
          <calcext:conditional-format calcext:target-range-address="'falshCardA2-1'.E40:'falshCardA2-1'.E40">
            <calcext:condition calcext:apply-style-name="Безымянный2" calcext:value="=&quot;rzeczownik&quot;" calcext:base-cell-address="'falshCardA2-1'.E40"/>
          </calcext:conditional-format>
          <calcext:conditional-format calcext:target-range-address="'falshCardA2-1'.E38:'falshCardA2-1'.E38">
            <calcext:condition calcext:apply-style-name="Безымянный2" calcext:value="=&quot;rzeczownik&quot;" calcext:base-cell-address="'falshCardA2-1'.E38"/>
          </calcext:conditional-format>
          <calcext:conditional-format calcext:target-range-address="'falshCardA2-1'.E30:'falshCardA2-1'.E30">
            <calcext:condition calcext:apply-style-name="Безымянный2" calcext:value="=&quot;rzeczownik&quot;" calcext:base-cell-address="'falshCardA2-1'.E30"/>
          </calcext:conditional-format>
          <calcext:conditional-format calcext:target-range-address="'falshCardA2-1'.E26:'falshCardA2-1'.E26">
            <calcext:condition calcext:apply-style-name="Безымянный2" calcext:value="=&quot;rzeczownik&quot;" calcext:base-cell-address="'falshCardA2-1'.E26"/>
          </calcext:conditional-format>
          <calcext:conditional-format calcext:target-range-address="'falshCardA2-1'.E24:'falshCardA2-1'.E24">
            <calcext:condition calcext:apply-style-name="Безымянный2" calcext:value="=&quot;rzeczownik&quot;" calcext:base-cell-address="'falshCardA2-1'.E24"/>
          </calcext:conditional-format>
          <calcext:conditional-format calcext:target-range-address="'falshCardA2-1'.E22:'falshCardA2-1'.E22">
            <calcext:condition calcext:apply-style-name="Безымянный2" calcext:value="=&quot;rzeczownik&quot;" calcext:base-cell-address="'falshCardA2-1'.E22"/>
          </calcext:conditional-format>
          <calcext:conditional-format calcext:target-range-address="'falshCardA2-1'.E146:'falshCardA2-1'.E147">
            <calcext:condition calcext:apply-style-name="Безымянный2" calcext:value="=&quot;rzeczownik&quot;" calcext:base-cell-address="'falshCardA2-1'.E146"/>
          </calcext:conditional-format>
          <calcext:conditional-format calcext:target-range-address="'falshCardA2-1'.E140:'falshCardA2-1'.E141">
            <calcext:condition calcext:apply-style-name="Безымянный2" calcext:value="=&quot;rzeczownik&quot;" calcext:base-cell-address="'falshCardA2-1'.E140"/>
          </calcext:conditional-format>
          <calcext:conditional-format calcext:target-range-address="'falshCardA2-1'.E136:'falshCardA2-1'.E137">
            <calcext:condition calcext:apply-style-name="Безымянный2" calcext:value="=&quot;rzeczownik&quot;" calcext:base-cell-address="'falshCardA2-1'.E136"/>
          </calcext:conditional-format>
          <calcext:conditional-format calcext:target-range-address="'falshCardA2-1'.E130:'falshCardA2-1'.E131">
            <calcext:condition calcext:apply-style-name="Безымянный2" calcext:value="=&quot;rzeczownik&quot;" calcext:base-cell-address="'falshCardA2-1'.E130"/>
          </calcext:conditional-format>
          <calcext:conditional-format calcext:target-range-address="'falshCardA2-1'.E126:'falshCardA2-1'.E127">
            <calcext:condition calcext:apply-style-name="Безымянный2" calcext:value="=&quot;rzeczownik&quot;" calcext:base-cell-address="'falshCardA2-1'.E126"/>
          </calcext:conditional-format>
          <calcext:conditional-format calcext:target-range-address="'falshCardA2-1'.E116:'falshCardA2-1'.E117">
            <calcext:condition calcext:apply-style-name="Безымянный2" calcext:value="=&quot;rzeczownik&quot;" calcext:base-cell-address="'falshCardA2-1'.E116"/>
          </calcext:conditional-format>
          <calcext:conditional-format calcext:target-range-address="'falshCardA2-1'.E118:'falshCardA2-1'.E119">
            <calcext:condition calcext:apply-style-name="Безымянный2" calcext:value="=&quot;rzeczownik&quot;" calcext:base-cell-address="'falshCardA2-1'.E118"/>
          </calcext:conditional-format>
          <calcext:conditional-format calcext:target-range-address="'falshCardA2-1'.E100:'falshCardA2-1'.E101">
            <calcext:condition calcext:apply-style-name="Безымянный2" calcext:value="=&quot;rzeczownik&quot;" calcext:base-cell-address="'falshCardA2-1'.E100"/>
          </calcext:conditional-format>
          <calcext:conditional-format calcext:target-range-address="'falshCardA2-1'.E66:'falshCardA2-1'.E67">
            <calcext:condition calcext:apply-style-name="Безымянный2" calcext:value="=&quot;rzeczownik&quot;" calcext:base-cell-address="'falshCardA2-1'.E66"/>
          </calcext:conditional-format>
          <calcext:conditional-format calcext:target-range-address="'falshCardA2-1'.E68:'falshCardA2-1'.E69">
            <calcext:condition calcext:apply-style-name="Безымянный2" calcext:value="=&quot;rzeczownik&quot;" calcext:base-cell-address="'falshCardA2-1'.E68"/>
          </calcext:conditional-format>
          <calcext:conditional-format calcext:target-range-address="'falshCardA2-1'.E48:'falshCardA2-1'.E49">
            <calcext:condition calcext:apply-style-name="Безымянный2" calcext:value="=&quot;rzeczownik&quot;" calcext:base-cell-address="'falshCardA2-1'.E48"/>
          </calcext:conditional-format>
          <calcext:conditional-format calcext:target-range-address="'falshCardA2-1'.E50:'falshCardA2-1'.E51">
            <calcext:condition calcext:apply-style-name="Безымянный2" calcext:value="=&quot;rzeczownik&quot;" calcext:base-cell-address="'falshCardA2-1'.E50"/>
          </calcext:conditional-format>
          <calcext:conditional-format calcext:target-range-address="'falshCardA2-1'.E52:'falshCardA2-1'.E53">
            <calcext:condition calcext:apply-style-name="Безымянный2" calcext:value="=&quot;rzeczownik&quot;" calcext:base-cell-address="'falshCardA2-1'.E52"/>
          </calcext:conditional-format>
          <calcext:conditional-format calcext:target-range-address="'falshCardA2-1'.E32:'falshCardA2-1'.E33">
            <calcext:condition calcext:apply-style-name="Безымянный2" calcext:value="=&quot;rzeczownik&quot;" calcext:base-cell-address="'falshCardA2-1'.E32"/>
          </calcext:conditional-format>
          <calcext:conditional-format calcext:target-range-address="'falshCardA2-1'.E34:'falshCardA2-1'.E35">
            <calcext:condition calcext:apply-style-name="Безымянный2" calcext:value="=&quot;rzeczownik&quot;" calcext:base-cell-address="'falshCardA2-1'.E34"/>
          </calcext:conditional-format>
          <calcext:conditional-format calcext:target-range-address="'falshCardA2-1'.E36:'falshCardA2-1'.E37">
            <calcext:condition calcext:apply-style-name="Безымянный2" calcext:value="=&quot;rzeczownik&quot;" calcext:base-cell-address="'falshCardA2-1'.E36"/>
          </calcext:conditional-format>
          <calcext:conditional-format calcext:target-range-address="'falshCardA2-1'.E28:'falshCardA2-1'.E29">
            <calcext:condition calcext:apply-style-name="Безымянный2" calcext:value="=&quot;rzeczownik&quot;" calcext:base-cell-address="'falshCardA2-1'.E28"/>
          </calcext:conditional-format>
          <calcext:conditional-format calcext:target-range-address="'falshCardA2-1'.E6:'falshCardA2-1'.E7">
            <calcext:condition calcext:apply-style-name="Безымянный2" calcext:value="=&quot;rzeczownik&quot;" calcext:base-cell-address="'falshCardA2-1'.E6"/>
          </calcext:conditional-format>
          <calcext:conditional-format calcext:target-range-address="'falshCardA2-1'.E8:'falshCardA2-1'.E9">
            <calcext:condition calcext:apply-style-name="Безымянный2" calcext:value="=&quot;rzeczownik&quot;" calcext:base-cell-address="'falshCardA2-1'.E8"/>
          </calcext:conditional-format>
          <calcext:conditional-format calcext:target-range-address="'falshCardA2-1'.E10:'falshCardA2-1'.E11">
            <calcext:condition calcext:apply-style-name="Безымянный2" calcext:value="=&quot;rzeczownik&quot;" calcext:base-cell-address="'falshCardA2-1'.E10"/>
          </calcext:conditional-format>
          <calcext:conditional-format calcext:target-range-address="'falshCardA2-1'.E12:'falshCardA2-1'.E13">
            <calcext:condition calcext:apply-style-name="Безымянный2" calcext:value="=&quot;rzeczownik&quot;" calcext:base-cell-address="'falshCardA2-1'.E12"/>
          </calcext:conditional-format>
          <calcext:conditional-format calcext:target-range-address="'falshCardA2-1'.E14:'falshCardA2-1'.E15">
            <calcext:condition calcext:apply-style-name="Безымянный2" calcext:value="=&quot;rzeczownik&quot;" calcext:base-cell-address="'falshCardA2-1'.E14"/>
          </calcext:conditional-format>
          <calcext:conditional-format calcext:target-range-address="'falshCardA2-1'.H4:'falshCardA2-1'.H4">
            <calcext:condition calcext:apply-style-name="Безымянный2" calcext:value="=&quot;rzeczownik&quot;" calcext:base-cell-address="'falshCardA2-1'.H4"/>
          </calcext:conditional-format>
          <calcext:conditional-format calcext:target-range-address="'falshCardA2-1'.P1:'falshCardA2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2" table:style-name="ta1">
        <office:forms form:automatic-focus="false" form:apply-design-mode="false"/>
        <table:table-column table:style-name="co5" table:number-columns-repeated="2" table:default-cell-style-name="ce253"/>
        <table:table-column table:style-name="co11" table:default-cell-style-name="ce253"/>
        <table:table-column table:style-name="co5" table:default-cell-style-name="ce253"/>
        <table:table-column table:style-name="co12" table:default-cell-style-name="ce253"/>
        <table:table-column table:style-name="co13" table:default-cell-style-name="ce253"/>
        <table:table-column table:style-name="co14" table:number-columns-repeated="2" table:default-cell-style-name="ce253"/>
        <table:table-column table:style-name="co39" table:number-columns-repeated="6" table:default-cell-style-name="ce253"/>
        <table:table-column table:style-name="co16" table:default-cell-style-name="ce253"/>
        <table:table-column table:style-name="co5" table:number-columns-repeated="1009" table:default-cell-style-name="ce253"/>
        <table:table-row table:style-name="ro1">
          <table:table-cell table:style-name="ce365" office:value-type="string" calcext:value-type="string">
            <text:p>L1_level</text:p>
          </table:table-cell>
          <table:table-cell table:style-name="ce365" office:value-type="string" calcext:value-type="string">
            <text:p>L1_title</text:p>
          </table:table-cell>
          <table:table-cell table:style-name="ce365" office:value-type="string" calcext:value-type="string">
            <text:p>L1_ident</text:p>
          </table:table-cell>
          <table:table-cell table:style-name="ce365" office:value-type="string" calcext:value-type="string">
            <text:p>L1_type</text:p>
          </table:table-cell>
          <table:table-cell table:style-name="ce365" office:value-type="string" calcext:value-type="string">
            <text:p>L1_single</text:p>
          </table:table-cell>
          <table:table-cell table:style-name="ce365" office:value-type="string" calcext:value-type="string">
            <text:p>L1_word</text:p>
          </table:table-cell>
          <table:table-cell table:style-name="ce365" office:value-type="string" calcext:value-type="string">
            <text:p>L1_plural</text:p>
          </table:table-cell>
          <table:table-cell table:style-name="ce386" office:value-type="string" calcext:value-type="string">
            <text:p>L1_aword</text:p>
          </table:table-cell>
          <table:table-cell table:style-name="ce365" office:value-type="string" calcext:value-type="string">
            <text:p>L1_p1desc</text:p>
          </table:table-cell>
          <table:table-cell table:style-name="ce365" office:value-type="string" calcext:value-type="string">
            <text:p>L1_p1word</text:p>
          </table:table-cell>
          <table:table-cell table:style-name="ce365" office:value-type="string" calcext:value-type="string">
            <text:p>L1_p2desc</text:p>
          </table:table-cell>
          <table:table-cell table:style-name="ce365" office:value-type="string" calcext:value-type="string">
            <text:p>L1_p2word</text:p>
          </table:table-cell>
          <table:table-cell table:style-name="ce391" office:value-type="string" calcext:value-type="string">
            <text:p>L1_p3desc</text:p>
          </table:table-cell>
          <table:table-cell table:style-name="ce391" office:value-type="string" calcext:value-type="string">
            <text:p>L1_p3word</text:p>
          </table:table-cell>
          <table:table-cell table:style-name="ce392" office:value-type="string" calcext:value-type="string">
            <text:p>L1_example</text:p>
          </table:table-cell>
          <table:table-cell table:style-name="ce535" office:value-type="string" calcext:value-type="string">
            <text:p>L1_counter</text:p>
          </table:table-cell>
          <table:table-cell table:style-name="ce418" table:number-columns-repeated="1008"/>
        </table:table-row>
        <table:table-row table:style-name="ro2">
          <table:table-cell table:style-name="ce514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table:style-name="ce382" office:value-type="string" calcext:value-type="string">
            <text:p>złuda</text:p>
          </table:table-cell>
          <table:table-cell table:style-name="ce384" office:value-type="string" calcext:value-type="string">
            <text:p>l.m.</text:p>
          </table:table-cell>
          <table:table-cell office:value-type="string" calcext:value-type="string">
            <text:p>złudy</text:p>
          </table:table-cell>
          <table:table-cell table:style-name="ce388" table:content-validation-name="val3" office:value-type="string" calcext:value-type="string">
            <text:p>Dop</text:p>
          </table:table-cell>
          <table:table-cell table:style-name="ce390" office:value-type="string" calcext:value-type="string">
            <text:p>złudy</text:p>
          </table:table-cell>
          <table:table-cell table:style-name="ce390" office:value-type="string" calcext:value-type="string">
            <text:p>Ms.</text:p>
          </table:table-cell>
          <table:table-cell table:style-name="ce390" office:value-type="string" calcext:value-type="string">
            <text:p>złudzie</text:p>
          </table:table-cell>
          <table:table-cell table:style-name="ce390" office:value-type="string" calcext:value-type="string">
            <text:p>Narz</text:p>
          </table:table-cell>
          <table:table-cell table:style-name="ce390" office:value-type="string" calcext:value-type="string">
            <text:p>złudą</text:p>
          </table:table-cell>
          <table:table-cell table:style-name="ce394" office:value-type="string" calcext:value-type="string">
            <text:p>Platon argumentuje, że między sztuką a złudą nie istnieją żadne związki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67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table:style-name="ce383" office:value-type="string" calcext:value-type="string">
            <text:p>обман</text:p>
          </table:table-cell>
          <table:table-cell table:style-name="ce385" office:value-type="string" calcext:value-type="string">
            <text:p>мн.ч</text:p>
          </table:table-cell>
          <table:table-cell table:style-name="ce387" office:value-type="string" calcext:value-type="string">
            <text:p>обманы</text:p>
          </table:table-cell>
          <table:table-cell table:style-name="ce530" table:number-columns-repeated="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2-2'.I3:'falshCardA2-2'.O3">
            <calcext:condition calcext:apply-style-name="Безымянный2" calcext:value="=&quot;rzeczownik&quot;" calcext:base-cell-address="'falshCardA2-2'.I3"/>
          </calcext:conditional-format>
          <calcext:conditional-format calcext:target-range-address="'falshCardA2-2'.A3:'falshCardA2-2'.A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:'falshCardA2-2'.A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1:'falshCardA2-2'.L1 'falshCardA2-2'.A1:'falshCardA2-2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O1:'falshCardA2-2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1:'falshCardA2-2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1:'falshCardA2-2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P1:'falshCardA2-2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3:'falshCardA2-2'.F3 'falshCardA2-2'.D3:'falshCardA2-2'.D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:'falshCardA2-2'.F3">
            <calcext:condition calcext:apply-style-name="Безымянный2" calcext:value="formula-is([$'falshCardA1-1'.$D4]=rzeczownik)" calcext:base-cell-address="'falshCardA2-2'.D3"/>
          </calcext:conditional-format>
          <calcext:conditional-format calcext:target-range-address="'falshCardA2-2'.D3:'falshCardA2-2'.F3">
            <calcext:condition calcext:apply-style-name="Безымянный2" calcext:value="=&quot;rzeczownik&quot;" calcext:base-cell-address="'falshCardA2-2'.D3"/>
          </calcext:conditional-format>
          <calcext:conditional-format calcext:target-range-address="'falshCardA2-2'.A2:'falshCardA2-2'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2:'falshCardA2-2'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:'falshCardA2-2'.F2">
            <calcext:condition calcext:apply-style-name="Безымянный2" calcext:value="formula-is([$'falshCardA1-1'.$D3]=rzeczownik)" calcext:base-cell-address="'falshCardA2-2'.E2"/>
          </calcext:conditional-format>
          <calcext:conditional-format calcext:target-range-address="'falshCardA2-2'.E2:'falshCardA2-2'.F2">
            <calcext:condition calcext:apply-style-name="Безымянный2" calcext:value="=&quot;rzeczownik&quot;" calcext:base-cell-address="'falshCardA2-2'.E2"/>
          </calcext:conditional-format>
          <calcext:conditional-format calcext:target-range-address="'falshCardA2-2'.D2:'falshCardA2-2'.D2">
            <calcext:condition calcext:apply-style-name="Безымянный2" calcext:value="formula-is([$'falshCardA1-1'.$D3]=rzeczownik)" calcext:base-cell-address="'falshCardA2-2'.D2"/>
          </calcext:conditional-format>
          <calcext:conditional-format calcext:target-range-address="'falshCardA2-2'.D2:'falshCardA2-2'.D2">
            <calcext:condition calcext:apply-style-name="Безымянный2" calcext:value="=&quot;rzeczownik&quot;" calcext:base-cell-address="'falshCardA2-2'.D2"/>
          </calcext:conditional-format>
          <calcext:conditional-format calcext:target-range-address="'falshCardA2-2'.B2:'falshCardA2-2'.B2">
            <calcext:condition calcext:apply-style-name="Безымянный2" calcext:value="formula-is([$'falshCardA1-1'.$D3]=rzeczownik)" calcext:base-cell-address="'falshCardA2-2'.B2"/>
          </calcext:conditional-format>
          <calcext:conditional-format calcext:target-range-address="'falshCardA2-2'.B2:'falshCardA2-2'.B2">
            <calcext:condition calcext:apply-style-name="Безымянный2" calcext:value="=&quot;rzeczownik&quot;" calcext:base-cell-address="'falshCardA2-2'.B2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G2:'falshCardA2-2'.G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2:'falshCardA2-2'.G2">
            <calcext:condition calcext:apply-style-name="Безымянный2" calcext:value="formula-is([$'falshCardA1-1'.$D3]=rzeczownik)" calcext:base-cell-address="'falshCardA2-2'.G2"/>
          </calcext:conditional-format>
          <calcext:conditional-format calcext:target-range-address="'falshCardA2-2'.G2:'falshCardA2-2'.G2">
            <calcext:condition calcext:apply-style-name="Безымянный2" calcext:value="=&quot;rzeczownik&quot;" calcext:base-cell-address="'falshCardA2-2'.G2"/>
          </calcext:conditional-format>
          <calcext:conditional-format calcext:target-range-address="'falshCardA2-2'.G3:'falshCardA2-2'.G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3:'falshCardA2-2'.G3">
            <calcext:condition calcext:apply-style-name="Безымянный2" calcext:value="formula-is([$'falshCardA1-1'.$D4]=rzeczownik)" calcext:base-cell-address="'falshCardA2-2'.G3"/>
          </calcext:conditional-format>
          <calcext:conditional-format calcext:target-range-address="'falshCardA2-2'.G3:'falshCardA2-2'.G3">
            <calcext:condition calcext:apply-style-name="Безымянный2" calcext:value="=&quot;rzeczownik&quot;" calcext:base-cell-address="'falshCardA2-2'.G3"/>
          </calcext:conditional-format>
          <calcext:conditional-format calcext:target-range-address="'falshCardA2-2'.B3:'falshCardA2-2'.B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:'falshCardA2-2'.B3">
            <calcext:condition calcext:apply-style-name="Безымянный2" calcext:value="formula-is([$'falshCardA1-1'.$D4]=rzeczownik)" calcext:base-cell-address="'falshCardA2-2'.B3"/>
          </calcext:conditional-format>
          <calcext:conditional-format calcext:target-range-address="'falshCardA2-2'.B3:'falshCardA2-2'.B3">
            <calcext:condition calcext:apply-style-name="Безымянный2" calcext:value="=&quot;rzeczownik&quot;" calcext:base-cell-address="'falshCardA2-2'.B3"/>
          </calcext:conditional-format>
          <calcext:conditional-format calcext:target-range-address="'falshCardA2-2'.J2:'falshCardA2-2'.N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2:'falshCardA2-2'.O2">
            <calcext:condition calcext:apply-style-name="Безымянный2" calcext:value="formula-is([$'falshCardA1-1'.$D3]=rzeczownik)" calcext:base-cell-address="'falshCardA2-2'.I2"/>
          </calcext:conditional-format>
          <calcext:conditional-format calcext:target-range-address="'falshCardA2-2'.I2:'falshCardA2-2'.O2">
            <calcext:condition calcext:apply-style-name="Безымянный2" calcext:value="=&quot;rzeczownik&quot;" calcext:base-cell-address="'falshCardA2-2'.I2"/>
          </calcext:conditional-format>
        </calcext:conditional-formats>
      </table:table>
      <table:table table:name="Liczebniki" table:style-name="ta1">
        <office:forms form:automatic-focus="false" form:apply-design-mode="false"/>
        <table:table-column table:style-name="co40" table:default-cell-style-name="ce253"/>
        <table:table-column table:style-name="co5" table:number-columns-repeated="1023" table:default-cell-style-name="ce253"/>
        <table:table-row table:style-name="ro1">
          <table:table-cell table:style-name="ce1" office:value-type="string" calcext:value-type="string">
            <text:p>L1_level</text:p>
          </table:table-cell>
          <table:table-cell table:style-name="ce1" office:value-type="string" calcext:value-type="string">
            <text:p>L1_title</text:p>
          </table:table-cell>
          <table:table-cell table:style-name="ce1" office:value-type="string" calcext:value-type="string">
            <text:p>L1_ident</text:p>
          </table:table-cell>
          <table:table-cell table:style-name="ce1" office:value-type="string" calcext:value-type="string">
            <text:p>L1_type</text:p>
          </table:table-cell>
          <table:table-cell table:style-name="ce1" office:value-type="string" calcext:value-type="string">
            <text:p>L1_single</text:p>
          </table:table-cell>
          <table:table-cell table:style-name="ce1" office:value-type="string" calcext:value-type="string">
            <text:p>L1_word</text:p>
          </table:table-cell>
          <table:table-cell table:style-name="ce1" office:value-type="string" calcext:value-type="string">
            <text:p>L1_plural</text:p>
          </table:table-cell>
          <table:table-cell table:style-name="ce406" office:value-type="string" calcext:value-type="string">
            <text:p>L1_aword</text:p>
          </table:table-cell>
          <table:table-cell table:style-name="ce1" office:value-type="string" calcext:value-type="string">
            <text:p>L1_p1desc</text:p>
          </table:table-cell>
          <table:table-cell table:style-name="ce1" office:value-type="string" calcext:value-type="string">
            <text:p>L1_p1word</text:p>
          </table:table-cell>
          <table:table-cell table:style-name="ce1" office:value-type="string" calcext:value-type="string">
            <text:p>L1_p2desc</text:p>
          </table:table-cell>
          <table:table-cell table:style-name="ce1" office:value-type="string" calcext:value-type="string">
            <text:p>L1_p2word</text:p>
          </table:table-cell>
          <table:table-cell table:style-name="ce548" office:value-type="string" calcext:value-type="string">
            <text:p>L1_p3desc</text:p>
          </table:table-cell>
          <table:table-cell table:style-name="ce548" office:value-type="string" calcext:value-type="string">
            <text:p>L1_p3word</text:p>
          </table:table-cell>
          <table:table-cell table:style-name="ce200" office:value-type="string" calcext:value-type="string">
            <text:p>L1_example</text:p>
          </table:table-cell>
          <table:table-cell table:style-name="ce418" table:number-columns-repeated="1009"/>
        </table:table-row>
        <table:table-row table:style-name="ro2">
          <table:table-cell table:style-name="ce397" office:value-type="string" calcext:value-type="string">
            <text:p>A1</text:p>
          </table:table-cell>
          <table:table-cell table:style-name="ce402" table:content-validation-name="val1" office:value-type="string" calcext:value-type="string">
            <text:p>Ogólne </text:p>
          </table:table-cell>
          <table:table-cell table:style-name="ce403" table:content-validation-name="val1" office:value-type="string" calcext:value-type="string">
            <text:p>r.m.</text:p>
          </table:table-cell>
          <table:table-cell table:style-name="ce404" table:content-validation-name="val1" office:value-type="string" calcext:value-type="string">
            <text:p>rzeczownik</text:p>
          </table:table-cell>
          <table:table-cell table:style-name="ce405" office:value-type="string" calcext:value-type="string">
            <text:p>l.p.</text:p>
          </table:table-cell>
          <table:table-cell table:style-name="ce405" office:value-type="string" calcext:value-type="string">
            <text:p>Ogród</text:p>
          </table:table-cell>
          <table:table-cell table:style-name="ce405" office:value-type="string" calcext:value-type="string">
            <text:p>l.m.</text:p>
          </table:table-cell>
          <table:table-cell table:style-name="ce405" office:value-type="string" calcext:value-type="string">
            <text:p>ogrody</text:p>
          </table:table-cell>
          <table:table-cell table:style-name="ce407" table:content-validation-name="val3" office:value-type="string" calcext:value-type="string">
            <text:p>Dop</text:p>
          </table:table-cell>
          <table:table-cell table:style-name="ce405" office:value-type="string" calcext:value-type="string">
            <text:p>ogrodu</text:p>
          </table:table-cell>
          <table:table-cell table:style-name="ce405" office:value-type="string" calcext:value-type="string">
            <text:p>Ms.</text:p>
          </table:table-cell>
          <table:table-cell table:style-name="ce405" office:value-type="string" calcext:value-type="string">
            <text:p>ogrodzie</text:p>
          </table:table-cell>
          <table:table-cell table:style-name="ce405" office:value-type="string" calcext:value-type="string">
            <text:p>Narz</text:p>
          </table:table-cell>
          <table:table-cell table:style-name="ce405" office:value-type="string" calcext:value-type="string">
            <text:p>ogrodem</text:p>
          </table:table-cell>
          <table:table-cell table:style-name="ce410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2">
          <table:table-cell table:style-name="ce398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2">
          <table:table-cell table:style-name="ce399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9</text:p>
          </table:table-cell>
          <table:table-cell table:number-columns-repeated="3"/>
          <table:table-cell office:value-type="string" calcext:value-type="string">
            <text:p>l.p.</text:p>
          </table:table-cell>
          <table:table-cell office:value-type="string" calcext:value-type="string">
            <text:p>tysią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4,5,6..</text:p>
          </table:table-cell>
          <table:table-cell office:value-type="string" calcext:value-type="string">
            <text:p>tysięcy</text:p>
          </table:table-cell>
          <table:table-cell table:number-columns-repeated="1012"/>
        </table:table-row>
        <table:table-row table:style-name="ro2">
          <table:table-cell table:style-name="ce401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'falshCardA1-1'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'falshCardA1-1'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'falshCardA1-1'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41" table:default-cell-style-name="ce413"/>
        <table:table-column table:style-name="co42" table:number-columns-repeated="6" table:default-cell-style-name="ce413"/>
        <table:table-column table:style-name="co5" table:number-columns-repeated="1017" table:default-cell-style-name="ce413"/>
        <table:table-row table:style-name="ro8">
          <table:table-cell table:style-name="ce551" office:value-type="string" calcext:value-type="string">
            <text:p>Есть</text:p>
          </table:table-cell>
          <table:table-cell table:style-name="ce551" office:value-type="string" calcext:value-type="string">
            <text:p>Часть речи</text:p>
          </table:table-cell>
          <table:table-cell table:style-name="ce551" office:value-type="string" calcext:value-type="string">
            <text:p>Pl</text:p>
          </table:table-cell>
          <table:table-cell table:style-name="ce551" office:value-type="string" calcext:value-type="string">
            <text:p>Ru</text:p>
          </table:table-cell>
          <table:table-cell table:number-columns-repeated="1020"/>
        </table:table-row>
        <table:table-row table:style-name="ro8">
          <table:table-cell table:style-name="ce412" table:formula="of:=IF(ISNA(VLOOKUP([.C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miotnik</text:p>
          </table:table-cell>
          <table:table-cell table:style-name="ce554" office:value-type="string" calcext:value-type="string">
            <text:p>Dumny</text:p>
          </table:table-cell>
          <table:table-cell table:style-name="ce554" office:value-type="string" calcext:value-type="string">
            <text:p>Гордый</text:p>
          </table:table-cell>
          <table:table-cell table:style-name="ce554"/>
          <table:table-cell table:number-columns-repeated="1019"/>
        </table:table-row>
        <table:table-row table:style-name="ro8">
          <table:table-cell table:style-name="ce412" table:formula="of:=IF(ISNA(VLOOKUP([.C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miotnik</text:p>
          </table:table-cell>
          <table:table-cell table:style-name="ce554" office:value-type="string" calcext:value-type="string">
            <text:p>Rozpromieniona</text:p>
          </table:table-cell>
          <table:table-cell table:style-name="ce415" office:value-type="string" calcext:value-type="string">
            <text:p>Светящаяся</text:p>
          </table:table-cell>
          <table:table-cell table:number-columns-repeated="1020"/>
        </table:table-row>
        <table:table-row table:style-name="ro8">
          <table:table-cell table:style-name="ce412" table:formula="of:=IF(ISNA(VLOOKUP([.C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miotnik</text:p>
          </table:table-cell>
          <table:table-cell table:style-name="ce554" office:value-type="string" calcext:value-type="string">
            <text:p>Rozpromieniony</text:p>
          </table:table-cell>
          <table:table-cell table:style-name="ce415" office:value-type="string" calcext:value-type="string">
            <text:p>Светящийся</text:p>
          </table:table-cell>
          <table:table-cell table:number-columns-repeated="1020"/>
        </table:table-row>
        <table:table-row table:style-name="ro8">
          <table:table-cell table:style-name="ce412" table:formula="of:=IF(ISNA(VLOOKUP([.C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miotnik</text:p>
          </table:table-cell>
          <table:table-cell table:style-name="ce554" office:value-type="string" calcext:value-type="string">
            <text:p>Przezioczysty</text:p>
          </table:table-cell>
          <table:table-cell table:style-name="ce554" office:value-type="string" calcext:value-type="string">
            <text:p>Прозрачный</text:p>
          </table:table-cell>
          <table:table-cell table:number-columns-repeated="1020"/>
        </table:table-row>
        <table:table-row table:style-name="ro8">
          <table:table-cell table:style-name="ce412" table:formula="of:=IF(ISNA(VLOOKUP([.C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miotnik</text:p>
          </table:table-cell>
          <table:table-cell table:style-name="ce554" office:value-type="string" calcext:value-type="string">
            <text:p>Opętany</text:p>
          </table:table-cell>
          <table:table-cell table:style-name="ce554" office:value-type="string" calcext:value-type="string">
            <text:p>Одержимый</text:p>
          </table:table-cell>
          <table:table-cell table:number-columns-repeated="1020"/>
        </table:table-row>
        <table:table-row table:style-name="ro8">
          <table:table-cell table:style-name="ce412" table:formula="of:=IF(ISNA(VLOOKUP([.C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miotnik</text:p>
          </table:table-cell>
          <table:table-cell table:style-name="ce554" office:value-type="string" calcext:value-type="string">
            <text:p>Stracony</text:p>
          </table:table-cell>
          <table:table-cell table:style-name="ce554" office:value-type="string" calcext:value-type="string">
            <text:p>Потеряный</text:p>
          </table:table-cell>
          <table:table-cell table:number-columns-repeated="1020"/>
        </table:table-row>
        <table:table-row table:style-name="ro8">
          <table:table-cell table:style-name="ce412" table:formula="of:=IF(ISNA(VLOOKUP([.C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miotnik</text:p>
          </table:table-cell>
          <table:table-cell table:style-name="ce554" office:value-type="string" calcext:value-type="string">
            <text:p>Zeszly</text:p>
          </table:table-cell>
          <table:table-cell table:style-name="ce554" office:value-type="string" calcext:value-type="string">
            <text:p>Прошлый</text:p>
          </table:table-cell>
          <table:table-cell table:number-columns-repeated="1020"/>
        </table:table-row>
        <table:table-row table:style-name="ro8">
          <table:table-cell table:style-name="ce412" table:formula="of:=IF(ISNA(VLOOKUP([.C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Błąd</text:p>
          </table:table-cell>
          <table:table-cell table:style-name="ce554" office:value-type="string" calcext:value-type="string">
            <text:p>Ошибка</text:p>
          </table:table-cell>
          <table:table-cell table:number-columns-repeated="1020"/>
        </table:table-row>
        <table:table-row table:style-name="ro8">
          <table:table-cell table:style-name="ce412" table:formula="of:=IF(ISNA(VLOOKUP([.C1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Zachowanie</text:p>
          </table:table-cell>
          <table:table-cell table:style-name="ce554" office:value-type="string" calcext:value-type="string">
            <text:p>Поведение</text:p>
          </table:table-cell>
          <table:table-cell table:number-columns-repeated="1020"/>
        </table:table-row>
        <table:table-row table:style-name="ro8">
          <table:table-cell table:style-name="ce412" table:formula="of:=IF(ISNA(VLOOKUP([.C1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Opinie</text:p>
          </table:table-cell>
          <table:table-cell table:style-name="ce554" office:value-type="string" calcext:value-type="string">
            <text:p>Мнение</text:p>
          </table:table-cell>
          <table:table-cell table:number-columns-repeated="1020"/>
        </table:table-row>
        <table:table-row table:style-name="ro8">
          <table:table-cell table:style-name="ce412" table:formula="of:=IF(ISNA(VLOOKUP([.C1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Opętanie</text:p>
          </table:table-cell>
          <table:table-cell table:style-name="ce554" office:value-type="string" calcext:value-type="string">
            <text:p>Одержимость</text:p>
          </table:table-cell>
          <table:table-cell table:number-columns-repeated="1020"/>
        </table:table-row>
        <table:table-row table:style-name="ro8">
          <table:table-cell table:style-name="ce412" table:formula="of:=IF(ISNA(VLOOKUP([.C1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Bezczelność</text:p>
          </table:table-cell>
          <table:table-cell table:style-name="ce554" office:value-type="string" calcext:value-type="string">
            <text:p>Наглость</text:p>
          </table:table-cell>
          <table:table-cell table:number-columns-repeated="1020"/>
        </table:table-row>
        <table:table-row table:style-name="ro8">
          <table:table-cell table:style-name="ce412" table:formula="of:=IF(ISNA(VLOOKUP([.C1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Czyn</text:p>
          </table:table-cell>
          <table:table-cell table:style-name="ce554" office:value-type="string" calcext:value-type="string">
            <text:p>Действие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1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Kłamstwo</text:p>
          </table:table-cell>
          <table:table-cell table:style-name="ce554" office:value-type="string" calcext:value-type="string">
            <text:p>Вранье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1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Rodzina</text:p>
          </table:table-cell>
          <table:table-cell table:style-name="ce554" office:value-type="string" calcext:value-type="string">
            <text:p>Семья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1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Rodzice</text:p>
          </table:table-cell>
          <table:table-cell table:style-name="ce554" office:value-type="string" calcext:value-type="string">
            <text:p>Родители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1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Rodzeństwo</text:p>
          </table:table-cell>
          <table:table-cell table:style-name="ce554" office:value-type="string" calcext:value-type="string">
            <text:p>Братья сестры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1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Klisza</text:p>
          </table:table-cell>
          <table:table-cell table:style-name="ce554" office:value-type="string" calcext:value-type="string">
            <text:p>Фотопленка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2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Skutek</text:p>
          </table:table-cell>
          <table:table-cell table:style-name="ce554" office:value-type="string" calcext:value-type="string">
            <text:p>Эффект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2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Warunek</text:p>
          </table:table-cell>
          <table:table-cell table:style-name="ce554" office:value-type="string" calcext:value-type="string">
            <text:p>Условие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2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Przebieg</text:p>
          </table:table-cell>
          <table:table-cell table:style-name="ce554" office:value-type="string" calcext:value-type="string">
            <text:p>Процесс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2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Wydarzenie</text:p>
          </table:table-cell>
          <table:table-cell table:style-name="ce554" office:value-type="string" calcext:value-type="string">
            <text:p>Событие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2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Obojętność</text:p>
          </table:table-cell>
          <table:table-cell table:style-name="ce554" office:value-type="string" calcext:value-type="string">
            <text:p>Безразличие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2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Ustawienie</text:p>
          </table:table-cell>
          <table:table-cell table:style-name="ce554" office:value-type="string" calcext:value-type="string">
            <text:p>Параметр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2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Domysł </text:p>
          </table:table-cell>
          <table:table-cell table:style-name="ce554" office:value-type="string" calcext:value-type="string">
            <text:p>Догадка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27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Przydomek</text:p>
          </table:table-cell>
          <table:table-cell table:style-name="ce554" office:value-type="string" calcext:value-type="string">
            <text:p>Прозвище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2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Gałąź</text:p>
          </table:table-cell>
          <table:table-cell table:style-name="ce554" office:value-type="string" calcext:value-type="string">
            <text:p>Ветка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2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Lącznościowiec</text:p>
          </table:table-cell>
          <table:table-cell table:style-name="ce554" office:value-type="string" calcext:value-type="string">
            <text:p>Связист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3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Lączność</text:p>
          </table:table-cell>
          <table:table-cell table:style-name="ce554" office:value-type="string" calcext:value-type="string">
            <text:p>Связь</text:p>
          </table:table-cell>
          <table:table-cell table:style-name="ce554" table:number-columns-repeated="3"/>
          <table:table-cell table:number-columns-repeated="1017"/>
        </table:table-row>
        <table:table-row table:style-name="ro8">
          <table:table-cell table:style-name="ce412" table:formula="of:=IF(ISNA(VLOOKUP([.C3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Przyczyna</text:p>
          </table:table-cell>
          <table:table-cell table:style-name="ce554" office:value-type="string" calcext:value-type="string">
            <text:p>Причина</text:p>
          </table:table-cell>
          <table:table-cell table:style-name="ce554" table:number-columns-repeated="3"/>
          <table:table-cell table:number-columns-repeated="1017"/>
        </table:table-row>
        <table:table-row table:style-name="ro8">
          <table:table-cell table:style-name="ce412" table:formula="of:=IF(ISNA(VLOOKUP([.C3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Stosunek</text:p>
          </table:table-cell>
          <table:table-cell table:style-name="ce554" office:value-type="string" calcext:value-type="string">
            <text:p>Связь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3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Skutek</text:p>
          </table:table-cell>
          <table:table-cell table:style-name="ce554" office:value-type="string" calcext:value-type="string">
            <text:p>Следствие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3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Pojęcie</text:p>
          </table:table-cell>
          <table:table-cell table:style-name="ce554" office:value-type="string" calcext:value-type="string">
            <text:p>Понятие</text:p>
          </table:table-cell>
          <table:table-cell/>
          <table:table-cell table:style-name="ce554" table:number-columns-repeated="2"/>
          <table:table-cell table:number-columns-repeated="1017"/>
        </table:table-row>
        <table:table-row table:style-name="ro8">
          <table:table-cell table:style-name="ce412" table:formula="of:=IF(ISNA(VLOOKUP([.C3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table:style-name="ce554" office:value-type="string" calcext:value-type="string">
            <text:p>Parawan</text:p>
          </table:table-cell>
          <table:table-cell table:style-name="ce554" office:value-type="string" calcext:value-type="string">
            <text:p>Ширма</text:p>
          </table:table-cell>
          <table:table-cell table:number-columns-repeated="1020"/>
        </table:table-row>
        <table:table-row table:style-name="ro8">
          <table:table-cell table:style-name="ce412" table:formula="of:=IF(ISNA(VLOOKUP([.C3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Definować</text:p>
          </table:table-cell>
          <table:table-cell table:style-name="ce554" office:value-type="string" calcext:value-type="string">
            <text:p>Определять</text:p>
          </table:table-cell>
          <table:table-cell table:number-columns-repeated="1020"/>
        </table:table-row>
        <table:table-row table:style-name="ro8">
          <table:table-cell table:style-name="ce412" table:formula="of:=IF(ISNA(VLOOKUP([.C3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Wyznaczać</text:p>
          </table:table-cell>
          <table:table-cell table:style-name="ce554" office:value-type="string" calcext:value-type="string">
            <text:p>Определять</text:p>
          </table:table-cell>
          <table:table-cell table:number-columns-repeated="1020"/>
        </table:table-row>
        <table:table-row table:style-name="ro8">
          <table:table-cell table:style-name="ce412" table:formula="of:=IF(ISNA(VLOOKUP([.C3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Decydować</text:p>
          </table:table-cell>
          <table:table-cell table:style-name="ce554" office:value-type="string" calcext:value-type="string">
            <text:p>Решать</text:p>
          </table:table-cell>
          <table:table-cell table:number-columns-repeated="1020"/>
        </table:table-row>
        <table:table-row table:style-name="ro8">
          <table:table-cell table:style-name="ce412" table:formula="of:=IF(ISNA(VLOOKUP([.C3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Potrafić</text:p>
          </table:table-cell>
          <table:table-cell table:style-name="ce554" office:value-type="string" calcext:value-type="string">
            <text:p>Суметь</text:p>
          </table:table-cell>
          <table:table-cell table:style-name="ce554"/>
          <table:table-cell table:number-columns-repeated="1019"/>
        </table:table-row>
        <table:table-row table:style-name="ro8">
          <table:table-cell table:style-name="ce412" table:formula="of:=IF(ISNA(VLOOKUP([.C4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Zawierać</text:p>
          </table:table-cell>
          <table:table-cell table:style-name="ce554" office:value-type="string" calcext:value-type="string">
            <text:p>Завершать</text:p>
          </table:table-cell>
          <table:table-cell table:style-name="ce554"/>
          <table:table-cell table:number-columns-repeated="1019"/>
        </table:table-row>
        <table:table-row table:style-name="ro8">
          <table:table-cell table:style-name="ce412" table:formula="of:=IF(ISNA(VLOOKUP([.C4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Przesadzać</text:p>
          </table:table-cell>
          <table:table-cell table:style-name="ce554" office:value-type="string" calcext:value-type="string">
            <text:p>Преувеличивать</text:p>
          </table:table-cell>
          <table:table-cell table:style-name="ce554"/>
          <table:table-cell table:number-columns-repeated="1019"/>
        </table:table-row>
        <table:table-row table:style-name="ro8">
          <table:table-cell table:style-name="ce412" table:formula="of:=IF(ISNA(VLOOKUP([.C4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Pada deść</text:p>
          </table:table-cell>
          <table:table-cell table:style-name="ce554" office:value-type="string" calcext:value-type="string">
            <text:p>Идет дождь</text:p>
          </table:table-cell>
          <table:table-cell table:style-name="ce554"/>
          <table:table-cell table:number-columns-repeated="1019"/>
        </table:table-row>
        <table:table-row table:style-name="ro8">
          <table:table-cell table:style-name="ce412" table:formula="of:=IF(ISNA(VLOOKUP([.C4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Polecać</text:p>
          </table:table-cell>
          <table:table-cell table:style-name="ce554" office:value-type="string" calcext:value-type="string">
            <text:p>Рекомендовать</text:p>
          </table:table-cell>
          <table:table-cell table:number-columns-repeated="1020"/>
        </table:table-row>
        <table:table-row table:style-name="ro8">
          <table:table-cell table:style-name="ce412" table:formula="of:=IF(ISNA(VLOOKUP([.C4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Spędzać</text:p>
          </table:table-cell>
          <table:table-cell table:style-name="ce554" office:value-type="string" calcext:value-type="string">
            <text:p>Проводить</text:p>
          </table:table-cell>
          <table:table-cell table:number-columns-repeated="1020"/>
        </table:table-row>
        <table:table-row table:style-name="ro8">
          <table:table-cell table:style-name="ce412" table:formula="of:=IF(ISNA(VLOOKUP([.C4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Spędzić</text:p>
          </table:table-cell>
          <table:table-cell table:style-name="ce554" office:value-type="string" calcext:value-type="string">
            <text:p>Провести</text:p>
          </table:table-cell>
          <table:table-cell table:style-name="ce554"/>
          <table:table-cell table:number-columns-repeated="1019"/>
        </table:table-row>
        <table:table-row table:style-name="ro8">
          <table:table-cell table:style-name="ce412" table:formula="of:=IF(ISNA(VLOOKUP([.C4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Krzątać</text:p>
          </table:table-cell>
          <table:table-cell table:style-name="ce554" office:value-type="string" calcext:value-type="string">
            <text:p>Вертеться</text:p>
          </table:table-cell>
          <table:table-cell table:number-columns-repeated="1020"/>
        </table:table-row>
        <table:table-row table:style-name="ro8">
          <table:table-cell table:style-name="ce412" table:formula="of:=IF(ISNA(VLOOKUP([.C4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Ufać</text:p>
          </table:table-cell>
          <table:table-cell table:style-name="ce554" office:value-type="string" calcext:value-type="string">
            <text:p>Доверять</text:p>
          </table:table-cell>
          <table:table-cell table:number-columns-repeated="1020"/>
        </table:table-row>
        <table:table-row table:style-name="ro8">
          <table:table-cell table:style-name="ce412" table:formula="of:=IF(ISNA(VLOOKUP([.C4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Zwinac</text:p>
          </table:table-cell>
          <table:table-cell table:style-name="ce554" office:value-type="string" calcext:value-type="string">
            <text:p>Сворачивать</text:p>
          </table:table-cell>
          <table:table-cell table:number-columns-repeated="1020"/>
        </table:table-row>
        <table:table-row table:style-name="ro8">
          <table:table-cell table:style-name="ce412" table:formula="of:=IF(ISNA(VLOOKUP([.C4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Pomylic się</text:p>
          </table:table-cell>
          <table:table-cell table:style-name="ce554" office:value-type="string" calcext:value-type="string">
            <text:p>Ошибаться</text:p>
          </table:table-cell>
          <table:table-cell table:number-columns-repeated="1020"/>
        </table:table-row>
        <table:table-row table:style-name="ro8">
          <table:table-cell table:style-name="ce412" table:formula="of:=IF(ISNA(VLOOKUP([.C5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Wylączyć</text:p>
          </table:table-cell>
          <table:table-cell table:style-name="ce554" office:value-type="string" calcext:value-type="string">
            <text:p>Выключить</text:p>
          </table:table-cell>
          <table:table-cell table:number-columns-repeated="1020"/>
        </table:table-row>
        <table:table-row table:style-name="ro8">
          <table:table-cell table:style-name="ce412" table:formula="of:=IF(ISNA(VLOOKUP([.C5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Sądzić</text:p>
          </table:table-cell>
          <table:table-cell table:style-name="ce554" office:value-type="string" calcext:value-type="string">
            <text:p>Полагать</text:p>
          </table:table-cell>
          <table:table-cell table:number-columns-repeated="1020"/>
        </table:table-row>
        <table:table-row table:style-name="ro8">
          <table:table-cell table:style-name="ce412" table:formula="of:=IF(ISNA(VLOOKUP([.C5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Zwyciężać</text:p>
          </table:table-cell>
          <table:table-cell table:style-name="ce554" office:value-type="string" calcext:value-type="string">
            <text:p>Побеждать</text:p>
          </table:table-cell>
          <table:table-cell table:number-columns-repeated="1020"/>
        </table:table-row>
        <table:table-row table:style-name="ro8">
          <table:table-cell table:style-name="ce412" table:formula="of:=IF(ISNA(VLOOKUP([.C5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Sugerować</text:p>
          </table:table-cell>
          <table:table-cell table:style-name="ce554" office:value-type="string" calcext:value-type="string">
            <text:p>Предполагать</text:p>
          </table:table-cell>
          <table:table-cell table:number-columns-repeated="1020"/>
        </table:table-row>
        <table:table-row table:style-name="ro8">
          <table:table-cell table:style-name="ce412" table:formula="of:=IF(ISNA(VLOOKUP([.C5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Obserwować</text:p>
          </table:table-cell>
          <table:table-cell table:style-name="ce554" office:value-type="string" calcext:value-type="string">
            <text:p>Наблюдать</text:p>
          </table:table-cell>
          <table:table-cell table:number-columns-repeated="1020"/>
        </table:table-row>
        <table:table-row table:style-name="ro8">
          <table:table-cell table:style-name="ce412" table:formula="of:=IF(ISNA(VLOOKUP([.C5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Precyzować</text:p>
          </table:table-cell>
          <table:table-cell table:style-name="ce554" office:value-type="string" calcext:value-type="string">
            <text:p>Уточнять</text:p>
          </table:table-cell>
          <table:table-cell table:number-columns-repeated="1020"/>
        </table:table-row>
        <table:table-row table:style-name="ro8">
          <table:table-cell table:style-name="ce412" table:formula="of:=IF(ISNA(VLOOKUP([.C5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Znależć</text:p>
          </table:table-cell>
          <table:table-cell table:style-name="ce554" office:value-type="string" calcext:value-type="string">
            <text:p>Найти</text:p>
          </table:table-cell>
          <table:table-cell table:number-columns-repeated="1020"/>
        </table:table-row>
        <table:table-row table:style-name="ro8">
          <table:table-cell table:style-name="ce412" table:formula="of:=IF(ISNA(VLOOKUP([.C5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czasownik </text:p>
          </table:table-cell>
          <table:table-cell table:style-name="ce554" office:value-type="string" calcext:value-type="string">
            <text:p>Prezkadżać</text:p>
          </table:table-cell>
          <table:table-cell table:style-name="ce554" office:value-type="string" calcext:value-type="string">
            <text:p>Мешать</text:p>
          </table:table-cell>
          <table:table-cell table:number-columns-repeated="1020"/>
        </table:table-row>
        <table:table-row table:style-name="ro8">
          <table:table-cell table:style-name="ce412" table:formula="of:=IF(ISNA(VLOOKUP([.C5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imek</text:p>
          </table:table-cell>
          <table:table-cell table:style-name="ce554" office:value-type="string" calcext:value-type="string">
            <text:p>Wraz </text:p>
          </table:table-cell>
          <table:table-cell table:style-name="ce554" office:value-type="string" calcext:value-type="string">
            <text:p>Вместе</text:p>
          </table:table-cell>
          <table:table-cell table:number-columns-repeated="1020"/>
        </table:table-row>
        <table:table-row table:style-name="ro8">
          <table:table-cell table:style-name="ce412" table:formula="of:=IF(ISNA(VLOOKUP([.C5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table:style-name="ce554" office:value-type="string" calcext:value-type="string">
            <text:p>Koniecznie</text:p>
          </table:table-cell>
          <table:table-cell table:style-name="ce554" office:value-type="string" calcext:value-type="string">
            <text:p>Обязательно</text:p>
          </table:table-cell>
          <table:table-cell table:number-columns-repeated="1020"/>
        </table:table-row>
        <table:table-row table:style-name="ro8">
          <table:table-cell table:style-name="ce412" table:formula="of:=IF(ISNA(VLOOKUP([.C6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table:style-name="ce554" office:value-type="string" calcext:value-type="string">
            <text:p>Prędko</text:p>
          </table:table-cell>
          <table:table-cell table:style-name="ce554" office:value-type="string" calcext:value-type="string">
            <text:p>Скоро</text:p>
          </table:table-cell>
          <table:table-cell table:number-columns-repeated="1020"/>
        </table:table-row>
        <table:table-row table:style-name="ro8">
          <table:table-cell table:style-name="ce412" table:formula="of:=IF(ISNA(VLOOKUP([.C6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table:style-name="ce554" office:value-type="string" calcext:value-type="string">
            <text:p>Obojętnie</text:p>
          </table:table-cell>
          <table:table-cell table:style-name="ce554" office:value-type="string" calcext:value-type="string">
            <text:p>Безразлично</text:p>
          </table:table-cell>
          <table:table-cell table:number-columns-repeated="1020"/>
        </table:table-row>
        <table:table-row table:style-name="ro8">
          <table:table-cell table:style-name="ce412" table:formula="of:=IF(ISNA(VLOOKUP([.C6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table:style-name="ce554" office:value-type="string" calcext:value-type="string">
            <text:p>Zwykłe</text:p>
          </table:table-cell>
          <table:table-cell table:style-name="ce554" office:value-type="string" calcext:value-type="string">
            <text:p>Обычно</text:p>
          </table:table-cell>
          <table:table-cell table:number-columns-repeated="1020"/>
        </table:table-row>
        <table:table-row table:style-name="ro8">
          <table:table-cell table:style-name="ce412" table:formula="of:=IF(ISNA(VLOOKUP([.C6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table:style-name="ce554" office:value-type="string" calcext:value-type="string">
            <text:p>Wcześniej</text:p>
          </table:table-cell>
          <table:table-cell table:style-name="ce554" office:value-type="string" calcext:value-type="string">
            <text:p>Раньше</text:p>
          </table:table-cell>
          <table:table-cell table:number-columns-repeated="1020"/>
        </table:table-row>
        <table:table-row table:style-name="ro8">
          <table:table-cell table:style-name="ce412" table:formula="of:=IF(ISNA(VLOOKUP([.C6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table:style-name="ce554" office:value-type="string" calcext:value-type="string">
            <text:p>Wszędzie</text:p>
          </table:table-cell>
          <table:table-cell table:style-name="ce554" office:value-type="string" calcext:value-type="string">
            <text:p>Везде</text:p>
          </table:table-cell>
          <table:table-cell table:number-columns-repeated="1020"/>
        </table:table-row>
        <table:table-row table:style-name="ro8">
          <table:table-cell table:style-name="ce412" table:formula="of:=IF(ISNA(VLOOKUP([.C6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table:style-name="ce554" office:value-type="string" calcext:value-type="string">
            <text:p>Szczególnie</text:p>
          </table:table-cell>
          <table:table-cell table:style-name="ce554" office:value-type="string" calcext:value-type="string">
            <text:p>Особенно</text:p>
          </table:table-cell>
          <table:table-cell table:number-columns-repeated="1020"/>
        </table:table-row>
        <table:table-row table:style-name="ro8">
          <table:table-cell table:style-name="ce412" table:formula="of:=IF(ISNA(VLOOKUP([.C6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20"/>
        </table:table-row>
        <table:table-row table:style-name="ro8">
          <table:table-cell table:style-name="ce412" table:formula="of:=IF(ISNA(VLOOKUP([.C6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zaimek</text:p>
          </table:table-cell>
          <table:table-cell table:style-name="ce554" office:value-type="string" calcext:value-type="string">
            <text:p>Moje</text:p>
          </table:table-cell>
          <table:table-cell table:style-name="ce554" office:value-type="string" calcext:value-type="string">
            <text:p>Мое</text:p>
          </table:table-cell>
          <table:table-cell table:number-columns-repeated="1020"/>
        </table:table-row>
        <table:table-row table:style-name="ro8">
          <table:table-cell table:style-name="ce412" table:formula="of:=IF(ISNA(VLOOKUP([.C6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imek</text:p>
          </table:table-cell>
          <table:table-cell table:style-name="ce554" office:value-type="string" calcext:value-type="string">
            <text:p>Na razie</text:p>
          </table:table-cell>
          <table:table-cell table:style-name="ce554" office:value-type="string" calcext:value-type="string">
            <text:p>Пока</text:p>
          </table:table-cell>
          <table:table-cell table:number-columns-repeated="1020"/>
        </table:table-row>
        <table:table-row table:style-name="ro8">
          <table:table-cell table:style-name="ce412" table:formula="of:=IF(ISNA(VLOOKUP([.C6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table:style-name="ce554" office:value-type="string" calcext:value-type="string">
            <text:p>Chętnie</text:p>
          </table:table-cell>
          <table:table-cell table:style-name="ce554" office:value-type="string" calcext:value-type="string">
            <text:p>Охотно</text:p>
          </table:table-cell>
          <table:table-cell table:number-columns-repeated="1020"/>
        </table:table-row>
        <table:table-row table:style-name="ro8">
          <table:table-cell table:style-name="ce412" table:formula="of:=IF(ISNA(VLOOKUP([.C7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table:style-name="ce554" office:value-type="string" calcext:value-type="string">
            <text:p>Po</text:p>
          </table:table-cell>
          <table:table-cell table:style-name="ce554" office:value-type="string" calcext:value-type="string">
            <text:p>После</text:p>
          </table:table-cell>
          <table:table-cell table:number-columns-repeated="1020"/>
        </table:table-row>
        <table:table-row table:style-name="ro8">
          <table:table-cell table:style-name="ce412" table:formula="of:=IF(ISNA(VLOOKUP([.C7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zaimek</text:p>
          </table:table-cell>
          <table:table-cell table:style-name="ce554" office:value-type="string" calcext:value-type="string">
            <text:p>Żadеn</text:p>
          </table:table-cell>
          <table:table-cell table:style-name="ce554" office:value-type="string" calcext:value-type="string">
            <text:p>Никакой</text:p>
          </table:table-cell>
          <table:table-cell table:number-columns-repeated="1020"/>
        </table:table-row>
        <table:table-row table:style-name="ro8">
          <table:table-cell table:style-name="ce412" table:formula="of:=IF(ISNA(VLOOKUP([.C7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table:style-name="ce554" office:value-type="string" calcext:value-type="string">
            <text:p>Obecnie</text:p>
          </table:table-cell>
          <table:table-cell table:style-name="ce554" office:value-type="string" calcext:value-type="string">
            <text:p>Обычно</text:p>
          </table:table-cell>
          <table:table-cell table:number-columns-repeated="1020"/>
        </table:table-row>
        <table:table-row table:style-name="ro8">
          <table:table-cell table:style-name="ce412" table:formula="of:=IF(ISNA(VLOOKUP([.C7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table:style-name="ce554" office:value-type="string" calcext:value-type="string">
            <text:p>Dopiero</text:p>
          </table:table-cell>
          <table:table-cell table:style-name="ce554" office:value-type="string" calcext:value-type="string">
            <text:p>Лишь только</text:p>
          </table:table-cell>
          <table:table-cell table:number-columns-repeated="1020"/>
        </table:table-row>
        <table:table-row table:style-name="ro8">
          <table:table-cell table:style-name="ce412" table:formula="of:=IF(ISNA(VLOOKUP([.C7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spójnik</text:p>
          </table:table-cell>
          <table:table-cell table:style-name="ce554" office:value-type="string" calcext:value-type="string">
            <text:p>Ponieważ</text:p>
          </table:table-cell>
          <table:table-cell table:style-name="ce554" office:value-type="string" calcext:value-type="string">
            <text:p>Так как</text:p>
          </table:table-cell>
          <table:table-cell table:number-columns-repeated="1020"/>
        </table:table-row>
        <table:table-row table:style-name="ro8">
          <table:table-cell table:style-name="ce412" table:formula="of:=IF(ISNA(VLOOKUP([.C7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spójnik</text:p>
          </table:table-cell>
          <table:table-cell table:style-name="ce554" office:value-type="string" calcext:value-type="string">
            <text:p>Natomiast</text:p>
          </table:table-cell>
          <table:table-cell table:style-name="ce554" office:value-type="string" calcext:value-type="string">
            <text:p>Однако</text:p>
          </table:table-cell>
          <table:table-cell table:number-columns-repeated="1020"/>
        </table:table-row>
        <table:table-row table:style-name="ro8">
          <table:table-cell table:style-name="ce412" table:formula="of:=IF(ISNA(VLOOKUP([.C7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table:style-name="ce554" office:value-type="string" calcext:value-type="string">
            <text:p>Natychmiast</text:p>
          </table:table-cell>
          <table:table-cell table:style-name="ce554" office:value-type="string" calcext:value-type="string">
            <text:p>Немедленно</text:p>
          </table:table-cell>
          <table:table-cell table:number-columns-repeated="1020"/>
        </table:table-row>
        <table:table-row table:style-name="ro8">
          <table:table-cell table:style-name="ce412" table:formula="of:=IF(ISNA(VLOOKUP([.C7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554" table:content-validation-name="val1" office:value-type="string" calcext:value-type="string">
            <text:p>przysłówek</text:p>
          </table:table-cell>
          <table:table-cell table:style-name="ce554" office:value-type="string" calcext:value-type="string">
            <text:p>Wielokrotnie</text:p>
          </table:table-cell>
          <table:table-cell table:style-name="ce554" office:value-type="string" calcext:value-type="string">
            <text:p>Неоднократно</text:p>
          </table:table-cell>
          <table:table-cell table:number-columns-repeated="1020"/>
        </table:table-row>
        <table:table-row table:style-name="ro8">
          <table:table-cell table:style-name="ce412" table:formula="of:=IF(ISNA(VLOOKUP([.C7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554" table:content-validation-name="val1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20"/>
        </table:table-row>
        <table:table-row table:style-name="ro8">
          <table:table-cell table:style-name="ce412"/>
          <table:table-cell table:style-name="ce554" table:content-validation-name="val1"/>
          <table:table-cell table:number-columns-repeated="1022"/>
        </table:table-row>
        <table:table-row table:style-name="ro8" table:number-rows-repeated="104849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ista" table:style-name="ta1">
        <office:forms form:automatic-focus="false" form:apply-design-mode="false"/>
        <table:table-column table:style-name="co21" table:default-cell-style-name="ce425"/>
        <table:table-column table:style-name="co22" table:default-cell-style-name="ce425"/>
        <table:table-column table:style-name="co23" table:default-cell-style-name="ce425"/>
        <table:table-column table:style-name="co24" table:default-cell-style-name="ce425"/>
        <table:table-column table:style-name="co25" table:default-cell-style-name="ce425"/>
        <table:table-column table:style-name="co26" table:default-cell-style-name="ce425"/>
        <table:table-column table:style-name="co27" table:default-cell-style-name="ce425"/>
        <table:table-column table:style-name="co24" table:default-cell-style-name="ce425"/>
        <table:table-column table:style-name="co5" table:number-columns-repeated="1016" table:default-cell-style-name="ce425"/>
        <table:table-row table:style-name="ro5">
          <table:table-cell table:number-columns-repeated="1024"/>
        </table:table-row>
        <table:table-row table:style-name="ro5">
          <table:table-cell/>
          <table:table-cell table:style-name="ce426" table:number-columns-repeated="2"/>
          <table:table-cell table:style-name="ce426" office:value-type="string" calcext:value-type="string">
            <text:p>przypadek </text:p>
          </table:table-cell>
          <table:table-cell table:style-name="ce426"/>
          <table:table-cell table:style-name="ce426" office:value-type="string" calcext:value-type="string">
            <text:p>падеж</text:p>
          </table:table-cell>
          <table:table-cell table:style-name="ce426"/>
          <table:table-cell table:style-name="ce426" office:value-type="string" calcext:value-type="string">
            <text:p>відмінки</text:p>
          </table:table-cell>
          <table:table-cell table:style-name="ce426"/>
          <table:table-cell table:style-name="ce426" office:value-type="string" calcext:value-type="string">
            <text:p>lp</text:p>
          </table:table-cell>
          <table:table-cell table:style-name="ce426" office:value-type="string" calcext:value-type="string">
            <text:p>lm</text:p>
          </table:table-cell>
          <table:table-cell table:style-name="ce431" table:number-columns-repeated="1009"/>
          <table:table-cell table:number-columns-repeated="4"/>
        </table:table-row>
        <table:table-row table:style-name="ro5">
          <table:table-cell/>
          <table:table-cell table:style-name="ce427" office:value-type="string" calcext:value-type="string">
            <text:p>M</text:p>
          </table:table-cell>
          <table:table-cell table:style-name="ce427" office:value-type="string" calcext:value-type="string">
            <text:p>Mian</text:p>
          </table:table-cell>
          <table:table-cell table:style-name="ce427" office:value-type="string" calcext:value-type="string">
            <text:p>Mianownik </text:p>
          </table:table-cell>
          <table:table-cell table:style-name="ce427" office:value-type="string" calcext:value-type="string">
            <text:p>Име</text:p>
          </table:table-cell>
          <table:table-cell table:style-name="ce427" office:value-type="string" calcext:value-type="string">
            <text:p>Именительный </text:p>
          </table:table-cell>
          <table:table-cell table:style-name="ce427" office:value-type="string" calcext:value-type="string">
            <text:p>Наз</text:p>
          </table:table-cell>
          <table:table-cell table:style-name="ce427" office:value-type="string" calcext:value-type="string">
            <text:p>Називний </text:p>
          </table:table-cell>
          <table:table-cell table:style-name="ce427" office:value-type="string" calcext:value-type="string">
            <text:p>nomin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D</text:p>
          </table:table-cell>
          <table:table-cell table:style-name="ce427" office:value-type="string" calcext:value-type="string">
            <text:p>Dop</text:p>
          </table:table-cell>
          <table:table-cell table:style-name="ce427" office:value-type="string" calcext:value-type="string">
            <text:p>Dopełniacz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ительный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овий <text:s/></text:p>
          </table:table-cell>
          <table:table-cell table:style-name="ce427" office:value-type="string" calcext:value-type="string">
            <text:p>genitive </text:p>
          </table:table-cell>
          <table:table-cell table:style-name="ce427" office:value-type="string" calcext:value-type="string">
            <text:p>sufitu </text:p>
          </table:table-cell>
          <table:table-cell table:style-name="ce427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C</text:p>
          </table:table-cell>
          <table:table-cell table:style-name="ce427" office:value-type="string" calcext:value-type="string">
            <text:p>Cel</text:p>
          </table:table-cell>
          <table:table-cell table:style-name="ce427" office:value-type="string" calcext:value-type="string">
            <text:p>Celownik </text:p>
          </table:table-cell>
          <table:table-cell table:style-name="ce427" office:value-type="string" calcext:value-type="string">
            <text:p>Дат</text:p>
          </table:table-cell>
          <table:table-cell table:style-name="ce427" office:value-type="string" calcext:value-type="string">
            <text:p>Дательный </text:p>
          </table:table-cell>
          <table:table-cell table:style-name="ce427" office:value-type="string" calcext:value-type="string">
            <text:p>Дав</text:p>
          </table:table-cell>
          <table:table-cell table:style-name="ce427" office:value-type="string" calcext:value-type="string">
            <text:p>Давальний </text:p>
          </table:table-cell>
          <table:table-cell table:style-name="ce427" office:value-type="string" calcext:value-type="string">
            <text:p>dative </text:p>
          </table:table-cell>
          <table:table-cell table:style-name="ce427" office:value-type="string" calcext:value-type="string">
            <text:p>sufitowi </text:p>
          </table:table-cell>
          <table:table-cell table:style-name="ce427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B</text:p>
          </table:table-cell>
          <table:table-cell table:style-name="ce427" office:value-type="string" calcext:value-type="string">
            <text:p>Bier</text:p>
          </table:table-cell>
          <table:table-cell table:style-name="ce427" office:value-type="string" calcext:value-type="string">
            <text:p>Biernik </text:p>
          </table:table-cell>
          <table:table-cell table:style-name="ce427" office:value-type="string" calcext:value-type="string">
            <text:p>Вин</text:p>
          </table:table-cell>
          <table:table-cell table:style-name="ce427" office:value-type="string" calcext:value-type="string">
            <text:p>Винительный </text:p>
          </table:table-cell>
          <table:table-cell table:style-name="ce427" office:value-type="string" calcext:value-type="string">
            <text:p>Зн</text:p>
          </table:table-cell>
          <table:table-cell table:style-name="ce427" office:value-type="string" calcext:value-type="string">
            <text:p>Знахідний </text:p>
          </table:table-cell>
          <table:table-cell table:style-name="ce427" office:value-type="string" calcext:value-type="string">
            <text:p>accus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N</text:p>
          </table:table-cell>
          <table:table-cell table:style-name="ce427" office:value-type="string" calcext:value-type="string">
            <text:p>Narz</text:p>
          </table:table-cell>
          <table:table-cell table:style-name="ce427" office:value-type="string" calcext:value-type="string">
            <text:p>Narzędnik </text:p>
          </table:table-cell>
          <table:table-cell table:style-name="ce427" office:value-type="string" calcext:value-type="string">
            <text:p>Тво</text:p>
          </table:table-cell>
          <table:table-cell table:style-name="ce427" office:value-type="string" calcext:value-type="string">
            <text:p>Творительный 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instrumental </text:p>
          </table:table-cell>
          <table:table-cell table:style-name="ce427" office:value-type="string" calcext:value-type="string">
            <text:p>sufitem </text:p>
          </table:table-cell>
          <table:table-cell table:style-name="ce427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Ms</text:p>
          </table:table-cell>
          <table:table-cell table:style-name="ce427" office:value-type="string" calcext:value-type="string">
            <text:p>Msc</text:p>
          </table:table-cell>
          <table:table-cell table:style-name="ce427" office:value-type="string" calcext:value-type="string">
            <text:p>Miejscownik </text:p>
          </table:table-cell>
          <table:table-cell table:style-name="ce427" office:value-type="string" calcext:value-type="string">
            <text:p>Пре</text:p>
          </table:table-cell>
          <table:table-cell table:style-name="ce427" office:value-type="string" calcext:value-type="string">
            <text:p>Предложный</text:p>
          </table:table-cell>
          <table:table-cell table:style-name="ce427" office:value-type="string" calcext:value-type="string">
            <text:p>Міс</text:p>
          </table:table-cell>
          <table:table-cell table:style-name="ce427" office:value-type="string" calcext:value-type="string">
            <text:p>Місцевий </text:p>
          </table:table-cell>
          <table:table-cell table:style-name="ce427" office:value-type="string" calcext:value-type="string">
            <text:p>l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W</text:p>
          </table:table-cell>
          <table:table-cell table:style-name="ce427" office:value-type="string" calcext:value-type="string">
            <text:p>Wol</text:p>
          </table:table-cell>
          <table:table-cell table:style-name="ce427" office:value-type="string" calcext:value-type="string">
            <text:p>Wołacz </text:p>
          </table:table-cell>
          <table:table-cell table:style-name="ce427" office:value-type="string" calcext:value-type="string">
            <text:p>Зва</text:p>
          </table:table-cell>
          <table:table-cell table:style-name="ce427" office:value-type="string" calcext:value-type="string">
            <text:p>Звательный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v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429" office:value-type="string" calcext:value-type="string">
            <text:p>rzecz.</text:p>
          </table:table-cell>
          <table:table-cell table:style-name="ce429" office:value-type="string" calcext:value-type="string">
            <text:p>rzeczownik</text:p>
          </table:table-cell>
          <table:table-cell table:style-name="ce429" office:value-type="string" calcext:value-type="string">
            <text:p>сущ.</text:p>
          </table:table-cell>
          <table:table-cell table:style-name="ce282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429" office:value-type="string" calcext:value-type="string">
            <text:p>przym.</text:p>
          </table:table-cell>
          <table:table-cell table:style-name="ce429" office:value-type="string" calcext:value-type="string">
            <text:p>przymiotnik</text:p>
          </table:table-cell>
          <table:table-cell table:style-name="ce429" office:value-type="string" calcext:value-type="string">
            <text:p>прил</text:p>
          </table:table-cell>
          <table:table-cell table:style-name="ce282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429" office:value-type="string" calcext:value-type="string">
            <text:p>czas.</text:p>
          </table:table-cell>
          <table:table-cell table:style-name="ce429" office:value-type="string" calcext:value-type="string">
            <text:p>czasownik</text:p>
          </table:table-cell>
          <table:table-cell table:style-name="ce429" office:value-type="string" calcext:value-type="string">
            <text:p>глаг.</text:p>
          </table:table-cell>
          <table:table-cell table:style-name="ce282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429" office:value-type="string" calcext:value-type="string">
            <text:p>przys.</text:p>
          </table:table-cell>
          <table:table-cell table:style-name="ce429" office:value-type="string" calcext:value-type="string">
            <text:p>przysłówek</text:p>
          </table:table-cell>
          <table:table-cell table:style-name="ce429" office:value-type="string" calcext:value-type="string">
            <text:p>нареч.</text:p>
          </table:table-cell>
          <table:table-cell table:style-name="ce282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przm.</text:p>
          </table:table-cell>
          <table:table-cell table:style-name="ce429" office:value-type="string" calcext:value-type="string">
            <text:p>przyimek</text:p>
          </table:table-cell>
          <table:table-cell table:style-name="ce429" office:value-type="string" calcext:value-type="string">
            <text:p>предл.</text:p>
          </table:table-cell>
          <table:table-cell table:style-name="ce282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zaim.</text:p>
          </table:table-cell>
          <table:table-cell table:style-name="ce429" office:value-type="string" calcext:value-type="string">
            <text:p>zaimek</text:p>
          </table:table-cell>
          <table:table-cell table:style-name="ce429" office:value-type="string" calcext:value-type="string">
            <text:p>мест.</text:p>
          </table:table-cell>
          <table:table-cell table:style-name="ce282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spoj.</text:p>
          </table:table-cell>
          <table:table-cell table:style-name="ce429" office:value-type="string" calcext:value-type="string">
            <text:p>spójnik</text:p>
          </table:table-cell>
          <table:table-cell table:style-name="ce429" office:value-type="string" calcext:value-type="string">
            <text:p>кон.</text:p>
          </table:table-cell>
          <table:table-cell table:style-name="ce282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licz.</text:p>
          </table:table-cell>
          <table:table-cell table:style-name="ce429" office:value-type="string" calcext:value-type="string">
            <text:p>liczebnik</text:p>
          </table:table-cell>
          <table:table-cell table:style-name="ce429" office:value-type="string" calcext:value-type="string">
            <text:p>числ.</text:p>
          </table:table-cell>
          <table:table-cell table:style-name="ce282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429" office:value-type="string" calcext:value-type="string">
            <text:p>inne</text:p>
          </table:table-cell>
          <table:table-cell table:style-name="ce429" office:value-type="string" calcext:value-type="string">
            <text:p>др.</text:p>
          </table:table-cell>
          <table:table-cell table:style-name="ce282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428"/>
          <table:table-cell table:number-columns-repeated="1018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430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28" table:number-columns-repeated="2" table:default-cell-style-name="ce178"/>
        <table:table-row table:style-name="ro6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6">
          <table:table-cell office:value-type="string" calcext:value-type="string">
            <text:p>гордый</text:p>
          </table:table-cell>
          <table:table-cell/>
        </table:table-row>
        <table:table-row table:style-name="ro6">
          <table:table-cell office:value-type="string" calcext:value-type="string">
            <text:p>rozpromieniona</text:p>
          </table:table-cell>
          <table:table-cell table:style-name="ce423" office:value-type="string" calcext:value-type="string">
            <text:p>светящаяся</text:p>
          </table:table-cell>
        </table:table-row>
        <table:table-row table:style-name="ro6">
          <table:table-cell office:value-type="string" calcext:value-type="string">
            <text:p>светящаяся</text:p>
          </table:table-cell>
          <table:table-cell table:style-name="ce423"/>
        </table:table-row>
        <table:table-row table:style-name="ro6">
          <table:table-cell office:value-type="string" calcext:value-type="string">
            <text:p>rozpromieniony</text:p>
          </table:table-cell>
          <table:table-cell table:style-name="ce423" office:value-type="string" calcext:value-type="string">
            <text:p>светящийся</text:p>
          </table:table-cell>
        </table:table-row>
        <table:table-row table:style-name="ro6">
          <table:table-cell office:value-type="string" calcext:value-type="string">
            <text:p>светящийся</text:p>
          </table:table-cell>
          <table:table-cell table:style-name="ce423"/>
        </table:table-row>
        <table:table-row table:style-name="ro6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6">
          <table:table-cell office:value-type="string" calcext:value-type="string">
            <text:p>прозрачный</text:p>
          </table:table-cell>
          <table:table-cell/>
        </table:table-row>
        <table:table-row table:style-name="ro6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6">
          <table:table-cell office:value-type="string" calcext:value-type="string">
            <text:p>одержимый</text:p>
          </table:table-cell>
          <table:table-cell/>
        </table:table-row>
        <table:table-row table:style-name="ro6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6">
          <table:table-cell office:value-type="string" calcext:value-type="string">
            <text:p>потеряный</text:p>
          </table:table-cell>
          <table:table-cell/>
        </table:table-row>
        <table:table-row table:style-name="ro6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6">
          <table:table-cell office:value-type="string" calcext:value-type="string">
            <text:p>прошлом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432" office:value-type="string" calcext:value-type="string">
            <text:p>© star 2017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echy" table:style-name="ta1">
        <office:forms form:automatic-focus="false" form:apply-design-mode="false"/>
        <table:table-column table:style-name="co29" table:number-columns-repeated="2" table:default-cell-style-name="Default"/>
        <table:table-row table:style-name="ro7">
          <table:table-cell table:style-name="ce430" office:value-type="string" calcext:value-type="string">
            <text:p>zły</text:p>
          </table:table-cell>
          <table:table-cell table:style-name="ce430" office:value-type="string" calcext:value-type="string">
            <text:p>плохой</text:p>
          </table:table-cell>
        </table:table-row>
        <table:table-row table:style-name="ro7">
          <table:table-cell table:style-name="ce430" office:value-type="string" calcext:value-type="string">
            <text:p>плох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bry</text:p>
          </table:table-cell>
          <table:table-cell table:style-name="ce430" office:value-type="string" calcext:value-type="string">
            <text:p>хороший</text:p>
          </table:table-cell>
        </table:table-row>
        <table:table-row table:style-name="ro7">
          <table:table-cell table:style-name="ce430" office:value-type="string" calcext:value-type="string">
            <text:p>хорош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ezczełny</text:p>
          </table:table-cell>
          <table:table-cell table:style-name="ce430" office:value-type="string" calcext:value-type="string">
            <text:p>нахальный</text:p>
          </table:table-cell>
        </table:table-row>
        <table:table-row table:style-name="ro7">
          <table:table-cell table:style-name="ce430" office:value-type="string" calcext:value-type="string">
            <text:p>нах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rutałny</text:p>
          </table:table-cell>
          <table:table-cell table:style-name="ce430" office:value-type="string" calcext:value-type="string">
            <text:p>зверский</text:p>
          </table:table-cell>
        </table:table-row>
        <table:table-row table:style-name="ro7">
          <table:table-cell table:style-name="ce430" office:value-type="string" calcext:value-type="string">
            <text:p>звер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hamski</text:p>
          </table:table-cell>
          <table:table-cell table:style-name="ce430" office:value-type="string" calcext:value-type="string">
            <text:p>невоспитанный</text:p>
          </table:table-cell>
        </table:table-row>
        <table:table-row table:style-name="ro7">
          <table:table-cell table:style-name="ce430" office:value-type="string" calcext:value-type="string">
            <text:p>невоспит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ulgarny</text:p>
          </table:table-cell>
          <table:table-cell table:style-name="ce430" office:value-type="string" calcext:value-type="string">
            <text:p>вульгарный</text:p>
          </table:table-cell>
        </table:table-row>
        <table:table-row table:style-name="ro7">
          <table:table-cell table:style-name="ce430" office:value-type="string" calcext:value-type="string">
            <text:p>вульга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gresywny</text:p>
          </table:table-cell>
          <table:table-cell table:style-name="ce430" office:value-type="string" calcext:value-type="string">
            <text:p>агрессивный</text:p>
          </table:table-cell>
        </table:table-row>
        <table:table-row table:style-name="ro7">
          <table:table-cell table:style-name="ce430" office:value-type="string" calcext:value-type="string">
            <text:p>агресс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rażliwy</text:p>
          </table:table-cell>
          <table:table-cell table:style-name="ce430" office:value-type="string" calcext:value-type="string">
            <text:p>чувствительный</text:p>
          </table:table-cell>
        </table:table-row>
        <table:table-row table:style-name="ro7">
          <table:table-cell table:style-name="ce430" office:value-type="string" calcext:value-type="string">
            <text:p>чувстви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oleźenski</text:p>
          </table:table-cell>
          <table:table-cell table:style-name="ce430" office:value-type="string" calcext:value-type="string">
            <text:p>компанейский</text:p>
          </table:table-cell>
        </table:table-row>
        <table:table-row table:style-name="ro7">
          <table:table-cell table:style-name="ce430" office:value-type="string" calcext:value-type="string">
            <text:p>компаней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iły</text:p>
          </table:table-cell>
          <table:table-cell table:style-name="ce430" office:value-type="string" calcext:value-type="string">
            <text:p>приятный</text:p>
          </table:table-cell>
        </table:table-row>
        <table:table-row table:style-name="ro7">
          <table:table-cell table:style-name="ce430" office:value-type="string" calcext:value-type="string">
            <text:p>прия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aiwny</text:p>
          </table:table-cell>
          <table:table-cell table:style-name="ce430" office:value-type="string" calcext:value-type="string">
            <text:p>наивный</text:p>
          </table:table-cell>
        </table:table-row>
        <table:table-row table:style-name="ro7">
          <table:table-cell table:style-name="ce430" office:value-type="string" calcext:value-type="string">
            <text:p>на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ieśmial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stydliw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obojœtny</text:p>
          </table:table-cell>
        </table:table-row>
        <table:table-row table:style-name="ro7">
          <table:table-cell table:style-name="ce430" office:value-type="string" calcext:value-type="string">
            <text:p>obojœt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dwaźny</text:p>
          </table:table-cell>
          <table:table-cell table:style-name="ce430" office:value-type="string" calcext:value-type="string">
            <text:p>отважный</text:p>
          </table:table-cell>
        </table:table-row>
        <table:table-row table:style-name="ro7">
          <table:table-cell table:style-name="ce430" office:value-type="string" calcext:value-type="string">
            <text:p>отва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tchórzliwy</text:p>
          </table:table-cell>
          <table:table-cell table:style-name="ce430" office:value-type="string" calcext:value-type="string">
            <text:p>трусливый</text:p>
          </table:table-cell>
        </table:table-row>
        <table:table-row table:style-name="ro7">
          <table:table-cell table:style-name="ce430" office:value-type="string" calcext:value-type="string">
            <text:p>трус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amolubny </text:p>
          </table:table-cell>
          <table:table-cell table:style-name="ce430" office:value-type="string" calcext:value-type="string">
            <text:p>эгоистичный</text:p>
          </table:table-cell>
        </table:table-row>
        <table:table-row table:style-name="ro7">
          <table:table-cell table:style-name="ce430" office:value-type="string" calcext:value-type="string">
            <text:p>эгоисти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goista</text:p>
          </table:table-cell>
          <table:table-cell table:style-name="ce430" office:value-type="string" calcext:value-type="string">
            <text:p>эгоист</text:p>
          </table:table-cell>
        </table:table-row>
        <table:table-row table:style-name="ro7">
          <table:table-cell table:style-name="ce430" office:value-type="string" calcext:value-type="string">
            <text:p>эго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resowny</text:p>
          </table:table-cell>
          <table:table-cell table:style-name="ce430" office:value-type="string" calcext:value-type="string">
            <text:p>любознательный</text:p>
          </table:table-cell>
        </table:table-row>
        <table:table-row table:style-name="ro7">
          <table:table-cell table:style-name="ce430" office:value-type="string" calcext:value-type="string">
            <text:p>любозн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urowy</text:p>
          </table:table-cell>
          <table:table-cell table:style-name="ce430" office:value-type="string" calcext:value-type="string">
            <text:p>суровый</text:p>
          </table:table-cell>
        </table:table-row>
        <table:table-row table:style-name="ro7">
          <table:table-cell table:style-name="ce430" office:value-type="string" calcext:value-type="string">
            <text:p>суро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łagodny</text:p>
          </table:table-cell>
          <table:table-cell table:style-name="ce430" office:value-type="string" calcext:value-type="string">
            <text:p>нежный</text:p>
          </table:table-cell>
        </table:table-row>
        <table:table-row table:style-name="ro7">
          <table:table-cell table:style-name="ce430" office:value-type="string" calcext:value-type="string">
            <text:p>не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omny</text:p>
          </table:table-cell>
          <table:table-cell table:style-name="ce430" office:value-type="string" calcext:value-type="string">
            <text:p>скромный</text:p>
          </table:table-cell>
        </table:table-row>
        <table:table-row table:style-name="ro7">
          <table:table-cell table:style-name="ce430" office:value-type="string" calcext:value-type="string">
            <text:p>скро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zczery</text:p>
          </table:table-cell>
          <table:table-cell table:style-name="ce430" office:value-type="string" calcext:value-type="string">
            <text:p>честный</text:p>
          </table:table-cell>
        </table:table-row>
        <table:table-row table:style-name="ro7">
          <table:table-cell table:style-name="ce430" office:value-type="string" calcext:value-type="string">
            <text:p>че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fałszywy</text:p>
          </table:table-cell>
          <table:table-cell table:style-name="ce430" office:value-type="string" calcext:value-type="string">
            <text:p>ложный</text:p>
          </table:table-cell>
        </table:table-row>
        <table:table-row table:style-name="ro7">
          <table:table-cell table:style-name="ce430" office:value-type="string" calcext:value-type="string">
            <text:p>ло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łudny</text:p>
          </table:table-cell>
          <table:table-cell table:style-name="ce430" office:value-type="string" calcext:value-type="string">
            <text:p>лицемерный</text:p>
          </table:table-cell>
        </table:table-row>
        <table:table-row table:style-name="ro7">
          <table:table-cell table:style-name="ce430" office:value-type="string" calcext:value-type="string">
            <text:p>лицеме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wulicowy</text:p>
          </table:table-cell>
          <table:table-cell table:style-name="ce430" office:value-type="string" calcext:value-type="string">
            <text:p>двуликий</text:p>
          </table:table-cell>
        </table:table-row>
        <table:table-row table:style-name="ro7">
          <table:table-cell table:style-name="ce430" office:value-type="string" calcext:value-type="string">
            <text:p>двули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źyczliwy</text:p>
          </table:table-cell>
          <table:table-cell table:style-name="ce430" office:value-type="string" calcext:value-type="string">
            <text:p>дружелюбный</text:p>
          </table:table-cell>
        </table:table-row>
        <table:table-row table:style-name="ro7">
          <table:table-cell table:style-name="ce430" office:value-type="string" calcext:value-type="string">
            <text:p>дружелю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ympatyczny</text:p>
          </table:table-cell>
          <table:table-cell table:style-name="ce430" office:value-type="string" calcext:value-type="string">
            <text:p>симпатический</text:p>
          </table:table-cell>
        </table:table-row>
        <table:table-row table:style-name="ro7">
          <table:table-cell table:style-name="ce430" office:value-type="string" calcext:value-type="string">
            <text:p>симпатиче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roczy</text:p>
          </table:table-cell>
          <table:table-cell table:style-name="ce430" office:value-type="string" calcext:value-type="string">
            <text:p>очаровательный</text:p>
          </table:table-cell>
        </table:table-row>
        <table:table-row table:style-name="ro7">
          <table:table-cell table:style-name="ce430" office:value-type="string" calcext:value-type="string">
            <text:p>очаров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yty</text:p>
          </table:table-cell>
          <table:table-cell table:style-name="ce430" office:value-type="string" calcext:value-type="string">
            <text:p>скрытный</text:p>
          </table:table-cell>
        </table:table-row>
        <table:table-row table:style-name="ro7">
          <table:table-cell table:style-name="ce430" office:value-type="string" calcext:value-type="string">
            <text:p>скры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ierpliwy</text:p>
          </table:table-cell>
          <table:table-cell table:style-name="ce430" office:value-type="string" calcext:value-type="string">
            <text:p>терпели́вый</text:p>
          </table:table-cell>
        </table:table-row>
        <table:table-row table:style-name="ro7">
          <table:table-cell table:style-name="ce430" office:value-type="string" calcext:value-type="string">
            <text:p>терпели́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okojny</text:p>
          </table:table-cell>
          <table:table-cell table:style-name="ce430" office:value-type="string" calcext:value-type="string">
            <text:p>спокойный</text:p>
          </table:table-cell>
        </table:table-row>
        <table:table-row table:style-name="ro7">
          <table:table-cell table:style-name="ce430" office:value-type="string" calcext:value-type="string">
            <text:p>спокой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erwowy</text:p>
          </table:table-cell>
          <table:table-cell table:style-name="ce430" office:value-type="string" calcext:value-type="string">
            <text:p>нервный</text:p>
          </table:table-cell>
        </table:table-row>
        <table:table-row table:style-name="ro7">
          <table:table-cell table:style-name="ce430" office:value-type="string" calcext:value-type="string">
            <text:p>нер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buchowy</text:p>
          </table:table-cell>
          <table:table-cell table:style-name="ce430" office:value-type="string" calcext:value-type="string">
            <text:p>вспыльчивый</text:p>
          </table:table-cell>
        </table:table-row>
        <table:table-row table:style-name="ro7">
          <table:table-cell table:style-name="ce430" office:value-type="string" calcext:value-type="string">
            <text:p>вспыль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rzejmy</text:p>
          </table:table-cell>
          <table:table-cell table:style-name="ce430" office:value-type="string" calcext:value-type="string">
            <text:p>учтивый</text:p>
          </table:table-cell>
        </table:table-row>
        <table:table-row table:style-name="ro7">
          <table:table-cell table:style-name="ce430" office:value-type="string" calcext:value-type="string">
            <text:p>учт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rzeczny</text:p>
          </table:table-cell>
          <table:table-cell table:style-name="ce430" office:value-type="string" calcext:value-type="string">
            <text:p>вежливый</text:p>
          </table:table-cell>
        </table:table-row>
        <table:table-row table:style-name="ro7">
          <table:table-cell table:style-name="ce430" office:value-type="string" calcext:value-type="string">
            <text:p>веж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dolny</text:p>
          </table:table-cell>
          <table:table-cell table:style-name="ce430" office:value-type="string" calcext:value-type="string">
            <text:p>способный</text:p>
          </table:table-cell>
        </table:table-row>
        <table:table-row table:style-name="ro7">
          <table:table-cell table:style-name="ce430" office:value-type="string" calcext:value-type="string">
            <text:p>спосо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umny</text:p>
          </table:table-cell>
          <table:table-cell table:style-name="ce430" office:value-type="string" calcext:value-type="string">
            <text:p>гордый</text:p>
          </table:table-cell>
        </table:table-row>
        <table:table-row table:style-name="ro7">
          <table:table-cell table:style-name="ce430" office:value-type="string" calcext:value-type="string">
            <text:p>го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talentowany</text:p>
          </table:table-cell>
          <table:table-cell table:style-name="ce430" office:value-type="string" calcext:value-type="string">
            <text:p>одаренный</text:p>
          </table:table-cell>
        </table:table-row>
        <table:table-row table:style-name="ro7">
          <table:table-cell table:style-name="ce430" office:value-type="string" calcext:value-type="string">
            <text:p>одаре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ilny</text:p>
          </table:table-cell>
          <table:table-cell table:style-name="ce430" office:value-type="string" calcext:value-type="string">
            <text:p>срочный</text:p>
          </table:table-cell>
        </table:table-row>
        <table:table-row table:style-name="ro7">
          <table:table-cell table:style-name="ce430" office:value-type="string" calcext:value-type="string">
            <text:p>сро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mbitny</text:p>
          </table:table-cell>
          <table:table-cell table:style-name="ce430" office:value-type="string" calcext:value-type="string">
            <text:p>честолюбивый</text:p>
          </table:table-cell>
        </table:table-row>
        <table:table-row table:style-name="ro7">
          <table:table-cell table:style-name="ce430" office:value-type="string" calcext:value-type="string">
            <text:p>чест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racowity</text:p>
          </table:table-cell>
          <table:table-cell table:style-name="ce430" office:value-type="string" calcext:value-type="string">
            <text:p>трудолюбивый</text:p>
          </table:table-cell>
        </table:table-row>
        <table:table-row table:style-name="ro7">
          <table:table-cell table:style-name="ce430" office:value-type="string" calcext:value-type="string">
            <text:p>труд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leniwy</text:p>
          </table:table-cell>
          <table:table-cell table:style-name="ce430" office:value-type="string" calcext:value-type="string">
            <text:p>ленивый</text:p>
          </table:table-cell>
        </table:table-row>
        <table:table-row table:style-name="ro7">
          <table:table-cell table:style-name="ce430" office:value-type="string" calcext:value-type="string">
            <text:p>лен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owiązkowy</text:p>
          </table:table-cell>
          <table:table-cell table:style-name="ce430" office:value-type="string" calcext:value-type="string">
            <text:p>принудительная</text:p>
          </table:table-cell>
        </table:table-row>
        <table:table-row table:style-name="ro7">
          <table:table-cell table:style-name="ce430" office:value-type="string" calcext:value-type="string">
            <text:p>принудительная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olidny</text:p>
          </table:table-cell>
          <table:table-cell table:style-name="ce430" office:value-type="string" calcext:value-type="string">
            <text:p>твердый</text:p>
          </table:table-cell>
        </table:table-row>
        <table:table-row table:style-name="ro7">
          <table:table-cell table:style-name="ce430" office:value-type="string" calcext:value-type="string">
            <text:p>тве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unktualny</text:p>
          </table:table-cell>
          <table:table-cell table:style-name="ce430" office:value-type="string" calcext:value-type="string">
            <text:p>пунктуальный</text:p>
          </table:table-cell>
        </table:table-row>
        <table:table-row table:style-name="ro7">
          <table:table-cell table:style-name="ce430" office:value-type="string" calcext:value-type="string">
            <text:p>пункту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dry</text:p>
          </table:table-cell>
          <table:table-cell table:style-name="ce430" office:value-type="string" calcext:value-type="string">
            <text:p>мудрый</text:p>
          </table:table-cell>
        </table:table-row>
        <table:table-row table:style-name="ro7">
          <table:table-cell table:style-name="ce430" office:value-type="string" calcext:value-type="string">
            <text:p>мудр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waźny</text:p>
          </table:table-cell>
          <table:table-cell table:style-name="ce430" office:value-type="string" calcext:value-type="string">
            <text:p>вдумчивый</text:p>
          </table:table-cell>
        </table:table-row>
        <table:table-row table:style-name="ro7">
          <table:table-cell table:style-name="ce430" office:value-type="string" calcext:value-type="string">
            <text:p>вдум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sądny</text:p>
          </table:table-cell>
          <table:table-cell table:style-name="ce430" office:value-type="string" calcext:value-type="string">
            <text:p>рассуди́тельный</text:p>
          </table:table-cell>
        </table:table-row>
        <table:table-row table:style-name="ro7">
          <table:table-cell table:style-name="ce430" office:value-type="string" calcext:value-type="string">
            <text:p>рассуди́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łupi</text:p>
          </table:table-cell>
          <table:table-cell table:style-name="ce430" office:value-type="string" calcext:value-type="string">
            <text:p>глупый</text:p>
          </table:table-cell>
        </table:table-row>
        <table:table-row table:style-name="ro7">
          <table:table-cell table:style-name="ce430" office:value-type="string" calcext:value-type="string">
            <text:p>глуп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ligen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ulturalny</text:p>
          </table:table-cell>
          <table:table-cell table:style-name="ce430" office:value-type="string" calcext:value-type="string">
            <text:p>культурный</text:p>
          </table:table-cell>
        </table:table-row>
        <table:table-row table:style-name="ro7">
          <table:table-cell table:style-name="ce430" office:value-type="string" calcext:value-type="string">
            <text:p>культу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chowany</text:p>
          </table:table-cell>
          <table:table-cell table:style-name="ce430" office:value-type="string" calcext:value-type="string">
            <text:p>образованный</text:p>
          </table:table-cell>
        </table:table-row>
        <table:table-row table:style-name="ro7">
          <table:table-cell table:style-name="ce430" office:value-type="string" calcext:value-type="string">
            <text:p>образов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ry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ystry</text:p>
          </table:table-cell>
          <table:table-cell table:style-name="ce430" office:value-type="string" calcext:value-type="string">
            <text:p>яркий</text:p>
          </table:table-cell>
        </table:table-row>
        <table:table-row table:style-name="ro7">
          <table:table-cell table:style-name="ce430" office:value-type="string" calcext:value-type="string">
            <text:p>яр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arty</text:p>
          </table:table-cell>
          <table:table-cell table:style-name="ce430" office:value-type="string" calcext:value-type="string">
            <text:p>упрямый</text:p>
          </table:table-cell>
        </table:table-row>
        <table:table-row table:style-name="ro7">
          <table:table-cell table:style-name="ce430" office:value-type="string" calcext:value-type="string">
            <text:p>упрям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lokwentny</text:p>
          </table:table-cell>
          <table:table-cell table:style-name="ce430" office:value-type="string" calcext:value-type="string">
            <text:p>красноречивый</text:p>
          </table:table-cell>
        </table:table-row>
        <table:table-row table:style-name="ro7">
          <table:table-cell table:style-name="ce430" office:value-type="string" calcext:value-type="string">
            <text:p>красноре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mutny</text:p>
          </table:table-cell>
          <table:table-cell table:style-name="ce430" office:value-type="string" calcext:value-type="string">
            <text:p>грустный</text:p>
          </table:table-cell>
        </table:table-row>
        <table:table-row table:style-name="ro7">
          <table:table-cell table:style-name="ce430" office:value-type="string" calcext:value-type="string">
            <text:p>гру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nury</text:p>
          </table:table-cell>
          <table:table-cell table:style-name="ce430" office:value-type="string" calcext:value-type="string">
            <text:p>тоскливый</text:p>
          </table:table-cell>
        </table:table-row>
        <table:table-row table:style-name="ro7">
          <table:table-cell table:style-name="ce430" office:value-type="string" calcext:value-type="string">
            <text:p>тоск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esoł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wcipny z humorem</text:p>
          </table:table-cell>
          <table:table-cell table:style-name="ce430" office:value-type="string" calcext:value-type="string">
            <text:p>с остроумным юмором</text:p>
          </table:table-cell>
        </table:table-row>
        <table:table-row table:style-name="ro7">
          <table:table-cell table:style-name="ce430" office:value-type="string" calcext:value-type="string">
            <text:p>с остроумным юмором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godn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ąpy</text:p>
          </table:table-cell>
          <table:table-cell table:style-name="ce430" office:value-type="string" calcext:value-type="string">
            <text:p>скупой</text:p>
          </table:table-cell>
        </table:table-row>
        <table:table-row table:style-name="ro7">
          <table:table-cell table:style-name="ce430" office:value-type="string" calcext:value-type="string">
            <text:p>скуп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szczędny</text:p>
          </table:table-cell>
          <table:table-cell table:style-name="ce430" office:value-type="string" calcext:value-type="string">
            <text:p>скудный</text:p>
          </table:table-cell>
        </table:table-row>
        <table:table-row table:style-name="ro7">
          <table:table-cell table:style-name="ce430" office:value-type="string" calcext:value-type="string">
            <text:p>скуд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rzutny</text:p>
          </table:table-cell>
          <table:table-cell table:style-name="ce430" office:value-type="string" calcext:value-type="string">
            <text:p>расточать</text:p>
          </table:table-cell>
        </table:table-row>
        <table:table-row table:style-name="ro7">
          <table:table-cell table:style-name="ce430" office:value-type="string" calcext:value-type="string">
            <text:p>расточать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ościnny</text:p>
          </table:table-cell>
          <table:table-cell table:style-name="ce430" office:value-type="string" calcext:value-type="string">
            <text:p>гостеприимный</text:p>
          </table:table-cell>
        </table:table-row>
        <table:table-row table:style-name="ro7">
          <table:table-cell table:style-name="ce430" office:value-type="string" calcext:value-type="string">
            <text:p>гостеприимн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tolerancijny</text:p>
          </table:table-cell>
        </table:table-row>
        <table:table-row table:style-name="ro7">
          <table:table-cell table:style-name="ce430" office:value-type="string" calcext:value-type="string">
            <text:p>tolerancij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arozumiały</text:p>
          </table:table-cell>
          <table:table-cell table:style-name="ce430" office:value-type="string" calcext:value-type="string">
            <text:p>тщеславный</text:p>
          </table:table-cell>
        </table:table-row>
        <table:table-row table:style-name="ro7">
          <table:table-cell table:style-name="ce430" office:value-type="string" calcext:value-type="string">
            <text:p>тщесла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wny sobie</text:p>
          </table:table-cell>
          <table:table-cell table:style-name="ce430" office:value-type="string" calcext:value-type="string">
            <text:p>уверенный в себе</text:p>
          </table:table-cell>
        </table:table-row>
        <table:table-row table:style-name="ro7">
          <table:table-cell table:style-name="ce430" office:value-type="string" calcext:value-type="string">
            <text:p>уверенный в себе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adatliwy</text:p>
          </table:table-cell>
          <table:table-cell table:style-name="ce430" office:value-type="string" calcext:value-type="string">
            <text:p>разговорчивый</text:p>
          </table:table-cell>
        </table:table-row>
        <table:table-row table:style-name="ro7">
          <table:table-cell table:style-name="ce430" office:value-type="string" calcext:value-type="string">
            <text:p>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łomowny</text:p>
          </table:table-cell>
          <table:table-cell table:style-name="ce430" office:value-type="string" calcext:value-type="string">
            <text:p>неразговорчивый</text:p>
          </table:table-cell>
        </table:table-row>
        <table:table-row table:style-name="ro7">
          <table:table-cell table:style-name="ce430" office:value-type="string" calcext:value-type="string">
            <text:p>не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ptymista</text:p>
          </table:table-cell>
          <table:table-cell table:style-name="ce430" office:value-type="string" calcext:value-type="string">
            <text:p>оптимист</text:p>
          </table:table-cell>
        </table:table-row>
        <table:table-row table:style-name="ro7">
          <table:table-cell table:style-name="ce430" office:value-type="string" calcext:value-type="string">
            <text:p>оптим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symista</text:p>
          </table:table-cell>
          <table:table-cell table:style-name="ce430" office:value-type="string" calcext:value-type="string">
            <text:p>пессимист</text:p>
          </table:table-cell>
        </table:table-row>
        <table:table-row table:style-name="ro7">
          <table:table-cell table:style-name="ce430" office:value-type="string" calcext:value-type="string">
            <text:p>пессимист</text:p>
          </table:table-cell>
          <table:table-cell table:style-name="ce430"/>
        </table:table-row>
        <table:table-row table:style-name="ro7">
          <table:table-cell table:style-name="ce430" table:number-columns-repeated="2"/>
        </table:table-row>
        <table:table-row table:style-name="ro7" table:number-rows-repeated="1048428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flashCard1" table:style-name="ta1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52" table:default-cell-style-name="Default"/>
        <table:table-column table:style-name="co47" table:default-cell-style-name="Default"/>
        <table:table-column table:style-name="co43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3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Лист10" table:style-name="ta1">
        <office:forms form:automatic-focus="false" form:apply-design-mode="false"/>
        <table:table-column table:style-name="co53" table:number-columns-repeated="1024" table:default-cell-style-name="ce571"/>
        <table:table-row table:style-name="ro9" table:number-rows-repeated="2">
          <table:table-cell table:style-name="ce569"/>
          <table:table-cell table:number-columns-repeated="1023"/>
        </table:table-row>
        <table:table-row table:style-name="ro9">
          <table:table-cell table:style-name="ce570" office:value-type="string" calcext:value-type="string">
            <text:p>przypadek</text:p>
          </table:table-cell>
          <table:table-cell table:style-name="ce570" office:value-type="string" calcext:value-type="string">
            <text:p>liczba pojedyncza</text:p>
          </table:table-cell>
          <table:table-cell table:style-name="ce570" office:value-type="string" calcext:value-type="string">
            <text:p>liczba mnoga</text:p>
          </table:table-cell>
          <table:table-cell table:number-columns-repeated="1021"/>
        </table:table-row>
        <table:table-row table:style-name="ro9">
          <table:table-cell table:style-name="ce570" office:value-type="string" calcext:value-type="string">
            <text:p>mianownik</text:p>
          </table:table-cell>
          <table:table-cell table:style-name="ce570" office:value-type="string" calcext:value-type="string">
            <text:p>tysiąc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9">
          <table:table-cell table:style-name="ce570" office:value-type="string" calcext:value-type="string">
            <text:p>dopełniacz</text:p>
          </table:table-cell>
          <table:table-cell table:style-name="ce570" office:value-type="string" calcext:value-type="string">
            <text:p>tysiąca</text:p>
          </table:table-cell>
          <table:table-cell table:style-name="ce570" office:value-type="string" calcext:value-type="string">
            <text:p>tysięcy</text:p>
          </table:table-cell>
          <table:table-cell table:number-columns-repeated="1021"/>
        </table:table-row>
        <table:table-row table:style-name="ro9">
          <table:table-cell table:style-name="ce570" office:value-type="string" calcext:value-type="string">
            <text:p>celownik</text:p>
          </table:table-cell>
          <table:table-cell table:style-name="ce570" office:value-type="string" calcext:value-type="string">
            <text:p>tysiącowi</text:p>
          </table:table-cell>
          <table:table-cell table:style-name="ce570" office:value-type="string" calcext:value-type="string">
            <text:p>tysiącom</text:p>
          </table:table-cell>
          <table:table-cell table:number-columns-repeated="1021"/>
        </table:table-row>
        <table:table-row table:style-name="ro9">
          <table:table-cell table:style-name="ce570" office:value-type="string" calcext:value-type="string">
            <text:p>biernik</text:p>
          </table:table-cell>
          <table:table-cell table:style-name="ce570" office:value-type="string" calcext:value-type="string">
            <text:p>tysiąc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9">
          <table:table-cell table:style-name="ce570" office:value-type="string" calcext:value-type="string">
            <text:p>narzędnik</text:p>
          </table:table-cell>
          <table:table-cell table:style-name="ce570" office:value-type="string" calcext:value-type="string">
            <text:p>tysiącem</text:p>
          </table:table-cell>
          <table:table-cell table:style-name="ce570" office:value-type="string" calcext:value-type="string">
            <text:p>tysiącami</text:p>
          </table:table-cell>
          <table:table-cell table:number-columns-repeated="1021"/>
        </table:table-row>
        <table:table-row table:style-name="ro9">
          <table:table-cell table:style-name="ce570" office:value-type="string" calcext:value-type="string">
            <text:p>miejscownik</text:p>
          </table:table-cell>
          <table:table-cell table:style-name="ce570" office:value-type="string" calcext:value-type="string">
            <text:p>tysiącu</text:p>
          </table:table-cell>
          <table:table-cell table:style-name="ce570" office:value-type="string" calcext:value-type="string">
            <text:p>tysiącach</text:p>
          </table:table-cell>
          <table:table-cell table:number-columns-repeated="1021"/>
        </table:table-row>
        <table:table-row table:style-name="ro9">
          <table:table-cell table:style-name="ce570" office:value-type="string" calcext:value-type="string">
            <text:p>wołacz</text:p>
          </table:table-cell>
          <table:table-cell table:style-name="ce570" office:value-type="string" calcext:value-type="string">
            <text:p>tysiącu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/>
          <table:table-cell table:style-name="ce569"/>
          <table:table-cell table:number-columns-repeated="1022"/>
        </table:table-row>
        <table:table-row table:style-name="ro9">
          <table:table-cell/>
          <table:table-cell table:style-name="ce570" office:value-type="string" calcext:value-type="string">
            <text:p>jeden tysiąc <text:s text:c="2"/>(M l.p)</text:p>
          </table:table-cell>
          <table:table-cell table:number-columns-repeated="1022"/>
        </table:table-row>
        <table:table-row table:style-name="ro9">
          <table:table-cell/>
          <table:table-cell table:style-name="ce570" office:value-type="string" calcext:value-type="string">
            <text:p>dwa tysiące <text:s text:c="2"/>(M l.m)</text:p>
          </table:table-cell>
          <table:table-cell table:number-columns-repeated="1022"/>
        </table:table-row>
        <table:table-row table:style-name="ro9">
          <table:table-cell/>
          <table:table-cell table:style-name="ce570" office:value-type="string" calcext:value-type="string">
            <text:p>trzy tysiące <text:s text:c="2"/>(M l.m)</text:p>
          </table:table-cell>
          <table:table-cell table:number-columns-repeated="1022"/>
        </table:table-row>
        <table:table-row table:style-name="ro9">
          <table:table-cell/>
          <table:table-cell table:style-name="ce570" office:value-type="string" calcext:value-type="string">
            <text:p>cztery tysiące (M l.m)</text:p>
          </table:table-cell>
          <table:table-cell table:number-columns-repeated="1022"/>
        </table:table-row>
        <table:table-row table:style-name="ro9">
          <table:table-cell/>
          <table:table-cell table:style-name="ce570" office:value-type="string" calcext:value-type="string">
            <text:p>pięć tysięcy <text:s text:c="2"/>(D l.m)</text:p>
          </table:table-cell>
          <table:table-cell table:number-columns-repeated="1022"/>
        </table:table-row>
        <table:table-row table:style-name="ro9">
          <table:table-cell/>
          <table:table-cell table:style-name="ce570" office:value-type="string" calcext:value-type="string">
            <text:p>sześć tysięcy <text:s text:c="2"/>(D l.m)</text:p>
          </table:table-cell>
          <table:table-cell table:number-columns-repeated="1022"/>
        </table:table-row>
        <table:table-row table:style-name="ro9">
          <table:table-cell/>
          <table:table-cell table:style-name="ce570" office:value-type="string" calcext:value-type="string">
            <text:p>sto tysięcy <text:s text:c="2"/>(D l.m)</text:p>
          </table:table-cell>
          <table:table-cell table:number-columns-repeated="1022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0" table:target-range-address="'falshCardA1-1'.A1:'falshCardA1-1'.O73" table:display-filter-buttons="true" table:orientation="column"/>
        <table:database-range table:name="__Anonymous_Sheet_DB__4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.00.0000</text:date>, <text:time style:data-style-name="N2" text:time-value="17:19:56.6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17:25:25.321000000</dc:date>
    <meta:editing-duration>PT12H44M54S</meta:editing-duration>
    <meta:editing-cycles>174</meta:editing-cycles>
    <meta:generator>LibreOffice/5.3.4.2$Windows_X86_64 LibreOffice_project/f82d347ccc0be322489bf7da61d7e4ad13fe2ff3</meta:generator>
    <meta:document-statistic meta:table-count="10" meta:cell-count="3422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